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E0000005EC469BB85505D501B.png" manifest:media-type="image/png"/>
  <manifest:file-entry manifest:full-path="Pictures/10000000000000A9000000B0ECDDC31C10966682.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angal1" svg:font-family="Mangal"/>
    <style:font-face style:name="Arial" svg:font-family="Arial" style:font-family-generic="swiss"/>
    <style:font-face style:name="Calibri1" svg:font-family="Calibri" style:font-family-generic="swiss"/>
    <style:font-face style:name="Open Sans" svg:font-family="'Open Sans'" style:font-family-generic="swiss"/>
    <style:font-face style:name="arial" svg:font-family="arial" style:font-family-generic="swiss"/>
    <style:font-face style:name="Calibri2" svg:font-family="Calibri" style:font-pitch="variable"/>
    <style:font-face style:name="Calibri" svg:font-family="Calibri" style:font-family-generic="roman" style:font-pitch="variable"/>
    <style:font-face style:name="Arial2" svg:font-family="Arial" style:font-family-generic="swiss" style:font-pitch="variable"/>
    <style:font-face style:name="Calibri4" svg:font-family="Calibri" style:font-family-generic="swiss" style:font-pitch="variable"/>
    <style:font-face style:name="MS Shell Dlg 2" svg:font-family="'MS Shell Dlg 2'" style:font-family-generic="swiss" style:font-pitch="variable"/>
    <style:font-face style:name="Open Sans1" svg:font-family="'Ope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5194in" fo:margin-left="0.059in" table:align="left" style:writing-mode="lr-tb"/>
    </style:style>
    <style:style style:name="Table1.A" style:family="table-column">
      <style:table-column-properties style:column-width="0.2278in"/>
    </style:style>
    <style:style style:name="Table1.B" style:family="table-column">
      <style:table-column-properties style:column-width="0.8111in"/>
    </style:style>
    <style:style style:name="Table1.C" style:family="table-column">
      <style:table-column-properties style:column-width="0.8715in"/>
    </style:style>
    <style:style style:name="Table1.D" style:family="table-column">
      <style:table-column-properties style:column-width="5.60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4" style:family="table-row">
      <style:table-row-properties style:min-row-height="0.3354in" fo:keep-together="auto"/>
    </style:style>
    <style:style style:name="P1" style:family="paragraph" style:parent-style-name="Standard">
      <style:text-properties fo:font-size="10pt" fo:font-weight="normal" officeooo:rsid="000e487e" officeooo:paragraph-rsid="001f65c1" style:font-size-asian="10pt" style:font-weight-asian="normal" style:font-size-complex="10pt" style:font-weight-complex="normal"/>
    </style:style>
    <style:style style:name="P2" style:family="paragraph" style:parent-style-name="Standard">
      <style:text-properties fo:font-size="10pt" fo:font-weight="bold" officeooo:rsid="0020ce13" officeooo:paragraph-rsid="0020ce13" style:font-size-asian="10pt" style:font-weight-asian="bold" style:font-size-complex="10pt" style:font-weight-complex="bold"/>
    </style:style>
    <style:style style:name="P3" style:family="paragraph" style:parent-style-name="Standard">
      <style:text-properties fo:font-size="10pt" fo:font-weight="bold" officeooo:rsid="0020ce13" officeooo:paragraph-rsid="0022b667" style:font-size-asian="10pt" style:font-weight-asian="bold" style:font-size-complex="10pt" style:font-weight-complex="bold"/>
    </style:style>
    <style:style style:name="P4" style:family="paragraph" style:parent-style-name="Standard">
      <style:text-properties officeooo:paragraph-rsid="001f65c1"/>
    </style:style>
    <style:style style:name="P5" style:family="paragraph" style:parent-style-name="Standard">
      <style:text-properties officeooo:paragraph-rsid="001f65c1" style:font-name-complex="Calibri4"/>
    </style:style>
    <style:style style:name="P6" style:family="paragraph" style:parent-style-name="Standard">
      <style:paragraph-properties style:snap-to-layout-grid="false"/>
      <style:text-properties officeooo:rsid="00060c54" officeooo:paragraph-rsid="001f65c1"/>
    </style:style>
    <style:style style:name="P7" style:family="paragraph" style:parent-style-name="Standard">
      <style:paragraph-properties style:snap-to-layout-grid="false"/>
      <style:text-properties officeooo:rsid="0004a795" officeooo:paragraph-rsid="001f65c1"/>
    </style:style>
    <style:style style:name="P8" style:family="paragraph" style:parent-style-name="Standard">
      <style:paragraph-properties style:snap-to-layout-grid="false"/>
      <style:text-properties officeooo:paragraph-rsid="001f65c1"/>
    </style:style>
    <style:style style:name="P9" style:family="paragraph" style:parent-style-name="Standard">
      <style:text-properties style:font-name="Calibri" fo:font-size="12pt" fo:font-weight="normal" officeooo:rsid="00218ec2" officeooo:paragraph-rsid="0022b667" style:font-size-asian="12pt" style:font-weight-asian="normal" style:font-name-complex="Calibri3" style:font-size-complex="12pt" style:font-weight-complex="normal"/>
    </style:style>
    <style:style style:name="P10" style:family="paragraph" style:parent-style-name="Standard">
      <style:text-properties style:font-name="Calibri" fo:font-size="12pt" fo:font-weight="normal" officeooo:rsid="0022b667" officeooo:paragraph-rsid="00352b45" style:font-size-asian="12pt" style:font-weight-asian="normal" style:font-name-complex="Calibri3" style:font-size-complex="12pt" style:font-weight-complex="normal"/>
    </style:style>
    <style:style style:name="P11" style:family="paragraph" style:parent-style-name="Standard">
      <style:text-properties fo:font-size="12pt" style:text-underline-style="solid" style:text-underline-width="auto" style:text-underline-color="font-color" fo:font-weight="bold" officeooo:rsid="0036f683" officeooo:paragraph-rsid="0020ce13" style:font-size-asian="12pt" style:font-weight-asian="bold" style:font-size-complex="12pt" style:font-weight-complex="bold"/>
    </style:style>
    <style:style style:name="P12" style:family="paragraph" style:parent-style-name="Standard">
      <style:text-properties fo:font-size="12pt" fo:font-weight="bold" officeooo:rsid="0020ce13" officeooo:paragraph-rsid="00352b45" style:font-size-asian="12pt" style:font-weight-asian="bold" style:font-size-complex="12pt" style:font-weight-complex="bold"/>
    </style:style>
    <style:style style:name="P13"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1.5pt solid #000000" style:text-autospace="none"/>
      <style:text-properties officeooo:paragraph-rsid="001f65c1"/>
    </style:style>
    <style:style style:name="P14"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1.5pt solid #000000" style:text-autospace="none"/>
      <style:text-properties style:font-name="MS Shell Dlg 2" fo:font-size="8pt" officeooo:paragraph-rsid="001f65c1" style:font-size-asian="8pt" style:font-name-complex="MS Shell Dlg 2" style:font-size-complex="8pt"/>
    </style:style>
    <style:style style:name="P15" style:family="paragraph" style:parent-style-name="Standard">
      <style:paragraph-properties fo:margin-top="0in" fo:margin-bottom="0in" loext:contextual-spacing="false" fo:line-height="100%" fo:text-align="center" style:justify-single-word="false" fo:padding-left="0in" fo:padding-right="0in" fo:padding-top="0in" fo:padding-bottom="0.0138in" fo:border-left="none" fo:border-right="none" fo:border-top="none" fo:border-bottom="1.5pt solid #000000" style:text-autospace="none"/>
      <style:text-properties fo:font-size="16pt" fo:font-weight="bold" officeooo:paragraph-rsid="001f65c1" style:font-size-asian="16pt" style:font-weight-asian="bold" style:font-size-complex="16pt"/>
    </style:style>
    <style:style style:name="P16" style:family="paragraph" style:parent-style-name="Standard">
      <style:paragraph-properties fo:margin-top="0in" fo:margin-bottom="0in" loext:contextual-spacing="false" fo:line-height="100%" fo:text-align="center" style:justify-single-word="false"/>
      <style:text-properties fo:font-size="16pt" fo:font-weight="bold" officeooo:paragraph-rsid="001f65c1" style:font-size-asian="16pt" style:font-weight-asian="bold" style:font-size-complex="16pt"/>
    </style:style>
    <style:style style:name="P17" style:family="paragraph" style:parent-style-name="Standard">
      <style:paragraph-properties fo:margin-top="0in" fo:margin-bottom="0in" loext:contextual-spacing="false" fo:line-height="100%" style:text-autospace="none"/>
      <style:text-properties style:font-name="MS Shell Dlg 2" fo:font-size="8pt" fo:font-weight="bold" officeooo:paragraph-rsid="001f65c1" style:font-size-asian="8pt" style:font-weight-asian="bold" style:font-name-complex="MS Shell Dlg 2" style:font-size-complex="8pt"/>
    </style:style>
    <style:style style:name="P18" style:family="paragraph" style:parent-style-name="Standard">
      <style:paragraph-properties fo:margin-top="0in" fo:margin-bottom="0in" loext:contextual-spacing="false" fo:line-height="100%" style:text-autospace="none"/>
      <style:text-properties style:font-name="MS Shell Dlg 2" fo:font-size="8pt" officeooo:paragraph-rsid="001f65c1" style:font-size-asian="8pt" style:font-name-complex="MS Shell Dlg 2" style:font-size-complex="8pt"/>
    </style:style>
    <style:style style:name="P19" style:family="paragraph" style:parent-style-name="Standard">
      <style:paragraph-properties fo:margin-top="0in" fo:margin-bottom="0in" loext:contextual-spacing="false" fo:line-height="100%" style:text-autospace="none"/>
      <style:text-properties officeooo:paragraph-rsid="001f65c1"/>
    </style:style>
    <style:style style:name="P20" style:family="paragraph" style:parent-style-name="Standard">
      <style:paragraph-properties fo:margin-top="0in" fo:margin-bottom="0in" loext:contextual-spacing="false" fo:line-height="100%"/>
      <style:text-properties officeooo:paragraph-rsid="001f65c1"/>
    </style:style>
    <style:style style:name="P21" style:family="paragraph" style:parent-style-name="Standard_20__28_user_29_">
      <style:paragraph-properties fo:margin-top="0in" fo:margin-bottom="0in" loext:contextual-spacing="false" fo:line-height="100%"/>
      <style:text-properties style:font-name="Calibri" fo:font-size="12pt" officeooo:rsid="00249972" officeooo:paragraph-rsid="00249972" style:font-size-asian="12pt" style:font-name-complex="Calibri3" style:font-size-complex="12pt"/>
    </style:style>
    <style:style style:name="P22" style:family="paragraph" style:parent-style-name="Standard_20__28_user_29_">
      <style:paragraph-properties fo:margin-top="0in" fo:margin-bottom="0in" loext:contextual-spacing="false" fo:line-height="100%"/>
      <style:text-properties style:font-name="Calibri" fo:font-size="12pt" officeooo:rsid="00258b6d" officeooo:paragraph-rsid="00258b6d" style:font-name-asian="Times New Roman" style:font-size-asian="12pt" style:font-name-complex="Calibri3" style:font-size-complex="12pt" style:font-weight-complex="bold"/>
    </style:style>
    <style:style style:name="P23" style:family="paragraph" style:parent-style-name="Standard_20__28_user_29_">
      <style:paragraph-properties fo:margin-top="0in" fo:margin-bottom="0in" loext:contextual-spacing="false" fo:line-height="100%"/>
      <style:text-properties style:font-name="Calibri" fo:font-size="12pt" officeooo:rsid="00258b6d" officeooo:paragraph-rsid="0034d39c" style:font-name-asian="Times New Roman" style:font-size-asian="12pt" style:font-name-complex="Calibri3" style:font-size-complex="12pt" style:font-weight-complex="bold"/>
    </style:style>
    <style:style style:name="P24" style:family="paragraph" style:parent-style-name="Standard_20__28_user_29_">
      <style:paragraph-properties fo:margin-top="0in" fo:margin-bottom="0in" loext:contextual-spacing="false" fo:line-height="100%"/>
      <style:text-properties style:font-name="Calibri" fo:font-size="12pt" officeooo:rsid="0026687f" officeooo:paragraph-rsid="0026687f" style:font-name-asian="Times New Roman" style:font-size-asian="12pt" style:font-name-complex="Calibri3" style:font-size-complex="12pt" style:font-weight-complex="bold"/>
    </style:style>
    <style:style style:name="P25" style:family="paragraph" style:parent-style-name="Standard_20__28_user_29_">
      <style:paragraph-properties fo:margin-top="0in" fo:margin-bottom="0in" loext:contextual-spacing="false" fo:line-height="100%"/>
      <style:text-properties style:font-name="Calibri" fo:font-size="12pt" officeooo:rsid="00249972" officeooo:paragraph-rsid="00249972" style:font-name-asian="Times New Roman" style:font-size-asian="12pt" style:font-name-complex="Calibri3" style:font-size-complex="12pt" style:font-weight-complex="bold"/>
    </style:style>
    <style:style style:name="P26" style:family="paragraph" style:parent-style-name="Standard_20__28_user_29_">
      <style:paragraph-properties fo:margin-top="0in" fo:margin-bottom="0in" loext:contextual-spacing="false" fo:line-height="100%"/>
      <style:text-properties style:font-name="Calibri" fo:font-size="12pt" officeooo:rsid="0026fcc5" officeooo:paragraph-rsid="0026687f" style:font-name-asian="Times New Roman" style:font-size-asian="12pt" style:font-name-complex="Calibri3" style:font-size-complex="12pt" style:font-weight-complex="bold"/>
    </style:style>
    <style:style style:name="P27" style:family="paragraph" style:parent-style-name="Standard_20__28_user_29_">
      <style:paragraph-properties fo:margin-top="0in" fo:margin-bottom="0in" loext:contextual-spacing="false" fo:line-height="100%"/>
      <style:text-properties style:font-name="Calibri" fo:font-size="12pt" officeooo:rsid="0026fcc5" officeooo:paragraph-rsid="0026fcc5" style:font-name-asian="Times New Roman" style:font-size-asian="12pt" style:font-name-complex="Calibri3" style:font-size-complex="12pt" style:font-weight-complex="bold"/>
    </style:style>
    <style:style style:name="P28" style:family="paragraph" style:parent-style-name="Standard_20__28_user_29_">
      <style:paragraph-properties fo:margin-top="0in" fo:margin-bottom="0in" loext:contextual-spacing="false" fo:line-height="100%"/>
      <style:text-properties style:font-name="Calibri" fo:font-size="12pt" officeooo:rsid="0026fcc5" officeooo:paragraph-rsid="0028d8a4" style:font-name-asian="Times New Roman" style:font-size-asian="12pt" style:font-name-complex="Calibri3" style:font-size-complex="12pt" style:font-weight-complex="bold"/>
    </style:style>
    <style:style style:name="P29" style:family="paragraph" style:parent-style-name="Standard_20__28_user_29_">
      <style:paragraph-properties fo:margin-top="0in" fo:margin-bottom="0in" loext:contextual-spacing="false" fo:line-height="100%"/>
      <style:text-properties style:font-name="Calibri" fo:font-size="12pt" officeooo:rsid="0026fcc5" officeooo:paragraph-rsid="002789d3" style:font-name-asian="Times New Roman" style:font-size-asian="12pt" style:font-name-complex="Calibri3" style:font-size-complex="12pt" style:font-weight-complex="bold"/>
    </style:style>
    <style:style style:name="P30" style:family="paragraph" style:parent-style-name="Standard_20__28_user_29_">
      <style:paragraph-properties fo:margin-top="0in" fo:margin-bottom="0in" loext:contextual-spacing="false" fo:line-height="100%"/>
      <style:text-properties style:font-name="Calibri" fo:font-size="12pt" officeooo:rsid="002789d3" officeooo:paragraph-rsid="002789d3" style:font-name-asian="Times New Roman" style:font-size-asian="12pt" style:font-name-complex="Calibri3" style:font-size-complex="12pt" style:font-weight-complex="bold"/>
    </style:style>
    <style:style style:name="P31" style:family="paragraph" style:parent-style-name="Standard_20__28_user_29_">
      <style:paragraph-properties fo:margin-top="0in" fo:margin-bottom="0in" loext:contextual-spacing="false" fo:line-height="100%"/>
      <style:text-properties style:font-name="Calibri" fo:font-size="12pt" style:text-underline-style="solid" style:text-underline-width="auto" style:text-underline-color="font-color" fo:font-weight="bold" officeooo:rsid="002789d3" officeooo:paragraph-rsid="002789d3" style:font-name-asian="Times New Roman" style:font-size-asian="12pt" style:font-weight-asian="bold" style:font-name-complex="Calibri3" style:font-size-complex="12pt" style:font-weight-complex="bold"/>
    </style:style>
    <style:style style:name="P32" style:family="paragraph" style:parent-style-name="Standard_20__28_user_29_">
      <style:paragraph-properties fo:margin-top="0in" fo:margin-bottom="0in" loext:contextual-spacing="false" fo:line-height="100%"/>
      <style:text-properties style:font-name="Calibri" fo:font-size="12pt" style:text-underline-style="solid" style:text-underline-width="auto" style:text-underline-color="font-color" fo:font-weight="bold" officeooo:paragraph-rsid="00218ec2" style:font-size-asian="12pt" style:font-weight-asian="bold" style:font-name-complex="Calibri3" style:font-size-complex="12pt"/>
    </style:style>
    <style:style style:name="P33" style:family="paragraph" style:parent-style-name="Standard_20__28_user_29_">
      <style:paragraph-properties fo:margin-top="0in" fo:margin-bottom="0in" loext:contextual-spacing="false" fo:line-height="100%"/>
      <style:text-properties fo:font-size="12pt" officeooo:paragraph-rsid="00218ec2" style:font-size-asian="12pt" style:font-size-complex="12pt"/>
    </style:style>
    <style:style style:name="P34" style:family="paragraph" style:parent-style-name="Standard_20__28_user_29_">
      <style:paragraph-properties fo:margin-top="0in" fo:margin-bottom="0in" loext:contextual-spacing="false" fo:line-height="100%"/>
      <style:text-properties fo:font-size="12pt" officeooo:rsid="0026687f" officeooo:paragraph-rsid="0026687f" style:font-size-asian="12pt" style:font-size-complex="12pt"/>
    </style:style>
    <style:style style:name="P35" style:family="paragraph" style:parent-style-name="Standard_20__28_user_29_">
      <style:paragraph-properties fo:margin-top="0in" fo:margin-bottom="0in" loext:contextual-spacing="false" fo:line-height="100%"/>
      <style:text-properties fo:font-size="12pt" officeooo:rsid="00249972" officeooo:paragraph-rsid="00258b6d" style:font-size-asian="12pt" style:font-size-complex="12pt"/>
    </style:style>
    <style:style style:name="P36" style:family="paragraph" style:parent-style-name="Standard">
      <style:paragraph-properties fo:margin-left="0.25in" fo:margin-right="0in" fo:margin-top="0in" fo:margin-bottom="0in" loext:contextual-spacing="false" fo:line-height="100%" fo:text-indent="0in" style:auto-text-indent="false"/>
      <style:text-properties officeooo:paragraph-rsid="001f65c1"/>
    </style:style>
    <style:style style:name="P37"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2a3cc1" officeooo:paragraph-rsid="002a3cc1" style:font-name-asian="Times New Roman" style:font-size-asian="11pt" style:font-weight-asian="bold" style:font-name-complex="Calibri3" style:font-size-complex="11pt" style:font-weight-complex="bold"/>
    </style:style>
    <style:style style:name="P38"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2ecb8a" officeooo:paragraph-rsid="002ecb8a" style:font-name-asian="Times New Roman" style:font-size-asian="11pt" style:font-weight-asian="bold" style:font-name-complex="Calibri3" style:font-size-complex="11pt" style:font-weight-complex="bold"/>
    </style:style>
    <style:style style:name="P39"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2ecb8a" officeooo:paragraph-rsid="003c0664" style:font-name-asian="Times New Roman" style:font-size-asian="11pt" style:font-weight-asian="bold" style:font-name-complex="Calibri3" style:font-size-complex="11pt" style:font-weight-complex="bold"/>
    </style:style>
    <style:style style:name="P40"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2a3cc1" officeooo:paragraph-rsid="002a3cc1" style:font-name-asian="Times New Roman" style:font-size-asian="11pt" style:font-weight-asian="normal" style:font-name-complex="Calibri3" style:font-size-complex="11pt" style:font-weight-complex="normal"/>
    </style:style>
    <style:style style:name="P41"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0664" officeooo:paragraph-rsid="003c0664" style:font-name-asian="Times New Roman" style:font-size-asian="11pt" style:font-weight-asian="normal" style:font-name-complex="Calibri3" style:font-size-complex="11pt" style:font-weight-complex="normal"/>
    </style:style>
    <style:style style:name="P42" style:family="paragraph" style:parent-style-name="Standard">
      <style:paragraph-properties fo:margin-top="0in" fo:margin-bottom="0.0835in" loext:contextual-spacing="false" fo:line-height="100%" fo:text-align="center" style:justify-single-word="false" fo:orphans="2" fo:widows="2" style:writing-mode="lr-tb"/>
      <style:text-properties fo:color="#00000a" style:font-name="Arial1" fo:font-size="11pt" fo:language="es" fo:country="ES" style:text-underline-style="solid" style:text-underline-width="auto" style:text-underline-color="font-color" fo:font-weight="bold" officeooo:rsid="003fcc3b" officeooo:paragraph-rsid="003fcc3b" style:font-name-asian="Times New Roman" style:font-size-asian="11pt" style:font-weight-asian="bold" style:font-name-complex="Calibri3" style:font-size-complex="11pt" style:font-weight-complex="bold"/>
    </style:style>
    <style:style style:name="P43"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2pt" fo:language="es" fo:country="ES" fo:font-weight="bold" officeooo:rsid="002ecb8a" officeooo:paragraph-rsid="002ecb8a" style:font-name-asian="Times New Roman" style:font-size-asian="12pt" style:font-weight-asian="bold" style:font-name-complex="Calibri3" style:font-size-complex="12pt" style:font-weight-complex="bold"/>
    </style:style>
    <style:style style:name="P44"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2pt" fo:language="es" fo:country="ES" style:text-underline-style="solid" style:text-underline-width="auto" style:text-underline-color="font-color" fo:font-weight="bold" officeooo:rsid="0038d2de" officeooo:paragraph-rsid="002a3cc1" style:font-name-asian="Times New Roman" style:font-size-asian="12pt" style:font-weight-asian="bold" style:font-name-complex="Calibri3" style:font-size-complex="12pt" style:font-weight-complex="bold"/>
    </style:style>
    <style:style style:name="P45"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2pt" fo:language="es" fo:country="ES" style:text-underline-style="solid" style:text-underline-width="auto" style:text-underline-color="font-color" fo:font-weight="bold" officeooo:rsid="002ecb8a" officeooo:paragraph-rsid="002a3cc1" style:font-name-asian="Times New Roman" style:font-size-asian="12pt" style:font-weight-asian="bold" style:font-name-complex="Calibri3" style:font-size-complex="12pt" style:font-weight-complex="bold"/>
    </style:style>
    <style:style style:name="P46"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2pt" fo:language="es" fo:country="ES" style:text-underline-style="solid" style:text-underline-width="auto" style:text-underline-color="font-color" fo:font-weight="bold" officeooo:rsid="0039f130" officeooo:paragraph-rsid="00457697" style:font-name-asian="Times New Roman" style:font-size-asian="12pt" style:font-weight-asian="bold" style:font-name-complex="Calibri3" style:font-size-complex="12pt" style:font-weight-complex="bold"/>
    </style:style>
    <style:style style:name="P47"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2pt" fo:language="es" fo:country="ES" style:text-underline-style="solid" style:text-underline-width="auto" style:text-underline-color="font-color" fo:font-weight="bold" officeooo:rsid="00457697" officeooo:paragraph-rsid="00457697" style:font-name-asian="Times New Roman" style:font-size-asian="12pt" style:font-weight-asian="bold" style:font-name-complex="Calibri3" style:font-size-complex="12pt" style:font-weight-complex="bold"/>
    </style:style>
    <style:style style:name="P48" style:family="paragraph" style:parent-style-name="Standard">
      <style:paragraph-properties fo:margin-top="0in" fo:margin-bottom="0.0835in" loext:contextual-spacing="false" fo:line-height="100%" fo:text-align="start" style:justify-single-word="false" fo:orphans="2" fo:widows="2" style:writing-mode="lr-tb"/>
      <style:text-properties fo:color="#00000a" style:font-name="Calibri1" fo:font-size="10pt" fo:language="es" fo:country="ES" fo:font-style="normal" style:text-underline-style="none" fo:font-weight="normal" officeooo:rsid="004a3060" officeooo:paragraph-rsid="004a3060" style:font-name-asian="Times New Roman" style:font-size-asian="10pt" style:font-style-asian="normal" style:font-weight-asian="normal" style:font-name-complex="Calibri3" style:font-size-complex="10pt" style:font-weight-complex="normal"/>
    </style:style>
    <style:style style:name="P49"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Calibri1" fo:font-size="10pt" fo:language="es" fo:country="ES" fo:font-style="normal" style:text-underline-style="none" fo:font-weight="normal" officeooo:rsid="00485ad6" officeooo:paragraph-rsid="004a09f8" style:font-name-asian="Times New Roman" style:font-size-asian="10pt" style:font-style-asian="normal" style:font-weight-asian="normal" style:font-name-complex="Calibri3" style:font-size-complex="10pt" style:font-weight-complex="normal"/>
    </style:style>
    <style:style style:name="P50" style:family="paragraph" style:parent-style-name="Standard">
      <style:paragraph-properties fo:margin-top="0in" fo:margin-bottom="0.0835in" loext:contextual-spacing="false" fo:line-height="100%" fo:text-align="justify" style:justify-single-word="false" fo:orphans="2" fo:widows="2" style:writing-mode="lr-tb"/>
      <style:text-properties style:text-underline-style="solid" style:text-underline-width="auto" style:text-underline-color="font-color" officeooo:paragraph-rsid="00457697"/>
    </style:style>
    <style:style style:name="P51" style:family="paragraph" style:parent-style-name="Standard">
      <style:paragraph-properties fo:margin-top="0in" fo:margin-bottom="0.0835in" loext:contextual-spacing="false" fo:line-height="100%" fo:text-align="justify" style:justify-single-word="false" fo:orphans="2" fo:widows="2" fo:break-before="page" style:writing-mode="lr-tb"/>
      <style:text-properties fo:color="#00000a" style:font-name="Arial1" fo:font-size="12pt" fo:language="es" fo:country="ES" style:text-underline-style="solid" style:text-underline-width="auto" style:text-underline-color="font-color" fo:font-weight="bold" officeooo:rsid="0039f130" officeooo:paragraph-rsid="0039f130" style:font-name-asian="Times New Roman" style:font-size-asian="12pt" style:font-weight-asian="bold" style:font-name-complex="Calibri3" style:font-size-complex="12pt" style:font-weight-complex="bold"/>
    </style:style>
    <style:style style:name="P52" style:family="paragraph" style:parent-style-name="Standard">
      <style:paragraph-properties fo:margin-top="0in" fo:margin-bottom="0.0835in" loext:contextual-spacing="false" fo:line-height="100%" fo:text-align="justify" style:justify-single-word="false" fo:orphans="2" fo:widows="2" fo:break-before="page" style:writing-mode="lr-tb"/>
      <style:text-properties style:font-name="Arial1" fo:font-size="12pt" style:text-underline-style="solid" style:text-underline-width="auto" style:text-underline-color="font-color" fo:font-weight="bold" officeooo:rsid="002a3cc1" officeooo:paragraph-rsid="002a3cc1" style:font-size-asian="12pt" style:font-weight-asian="bold" style:font-size-complex="12pt" style:font-weight-complex="bold"/>
    </style:style>
    <style:style style:name="P53" style:family="paragraph" style:parent-style-name="Standard_20__28_user_29_">
      <style:paragraph-properties fo:margin-left="0in" fo:margin-right="0in" fo:margin-top="0in" fo:margin-bottom="0in" loext:contextual-spacing="false" fo:line-height="100%" fo:text-indent="0in" style:auto-text-indent="false"/>
      <style:text-properties fo:color="#00000a" style:font-name="Arial1" fo:font-size="11pt" fo:language="es" fo:country="ES" fo:font-weight="normal" officeooo:rsid="0028d8a4" officeooo:paragraph-rsid="0028d8a4" style:font-name-asian="Times New Roman" style:font-size-asian="11pt" style:font-weight-asian="normal" style:font-name-complex="Calibri3" style:font-size-complex="11pt" style:font-weight-complex="normal"/>
    </style:style>
    <style:style style:name="P54" style:family="paragraph" style:parent-style-name="Standard">
      <loext:graphic-properties draw:fill="none"/>
      <style:paragraph-properties fo:margin-left="0in" fo:margin-right="-2in" fo:margin-top="0in" fo:margin-bottom="0.0043in" loext:contextual-spacing="false" fo:line-height="100%" fo:text-align="start" style:justify-single-word="false" fo:orphans="2" fo:widows="2" fo:text-indent="0in" style:auto-text-indent="false" fo:background-color="transparent" style:writing-mode="lr-tb"/>
      <style:text-properties fo:font-size="10pt" style:text-underline-style="none" officeooo:paragraph-rsid="004a09f8" style:font-size-asian="10pt" style:font-size-complex="10pt"/>
    </style:style>
    <style:style style:name="P55" style:family="paragraph" style:parent-style-name="Standard">
      <loext:graphic-properties draw:fill="none"/>
      <style:paragraph-properties fo:margin-left="0in" fo:margin-right="-2in" fo:margin-top="0in" fo:margin-bottom="0.0043in" loext:contextual-spacing="false" fo:line-height="100%" fo:text-align="start" style:justify-single-word="false" fo:orphans="2" fo:widows="2" fo:text-indent="0in" style:auto-text-indent="false" fo:background-color="transparent" style:writing-mode="lr-tb"/>
      <style:text-properties style:font-name="Calibri1" fo:font-size="10pt" fo:font-style="normal" style:text-underline-style="none" fo:font-weight="normal" officeooo:rsid="00485ad6" officeooo:paragraph-rsid="00485ad6" style:font-size-asian="10pt" style:font-style-asian="normal" style:font-weight-asian="normal" style:font-size-complex="10pt" style:font-weight-complex="normal"/>
    </style:style>
    <style:style style:name="P56" style:family="paragraph" style:parent-style-name="Standard">
      <style:paragraph-properties fo:margin-top="0in" fo:margin-bottom="0.0043in" loext:contextual-spacing="false" fo:line-height="100%" fo:text-align="start" style:justify-single-word="false" fo:orphans="2" fo:widows="2" style:writing-mode="lr-tb"/>
      <style:text-properties style:text-underline-style="none" officeooo:paragraph-rsid="004a09f8"/>
    </style:style>
    <style:style style:name="P57" style:family="paragraph" style:parent-style-name="Standard">
      <style:paragraph-properties fo:margin-top="0in" fo:margin-bottom="0.0043in" loext:contextual-spacing="false" fo:line-height="100%" fo:text-align="start" style:justify-single-word="false" fo:orphans="2" fo:widows="2" style:writing-mode="lr-tb"/>
      <style:text-properties fo:font-size="10pt" style:text-underline-style="none" officeooo:paragraph-rsid="004a09f8" style:font-size-asian="10pt" style:font-size-complex="10pt"/>
    </style:style>
    <style:style style:name="P58" style:family="paragraph" style:parent-style-name="Standard">
      <style:paragraph-properties fo:margin-top="0in" fo:margin-bottom="0.0043in" loext:contextual-spacing="false" fo:line-height="100%" fo:text-align="start" style:justify-single-word="false" fo:orphans="2" fo:widows="2" style:writing-mode="lr-tb"/>
      <style:text-properties fo:font-size="10pt" style:text-underline-style="none" officeooo:rsid="004a3060" officeooo:paragraph-rsid="004a3060" style:font-size-asian="10pt" style:font-size-complex="10pt"/>
    </style:style>
    <style:style style:name="P59" style:family="paragraph" style:parent-style-name="Standard">
      <style:paragraph-properties fo:margin-top="0in" fo:margin-bottom="0.0043in" loext:contextual-spacing="false" fo:line-height="100%" fo:text-align="start" style:justify-single-word="false" fo:orphans="2" fo:widows="2" style:writing-mode="lr-tb"/>
      <style:text-properties fo:color="#00000a" style:font-name="Calibri1" fo:font-size="10pt" fo:language="es" fo:country="ES" fo:font-style="normal" style:text-underline-style="none" fo:font-weight="normal" officeooo:rsid="00457697" officeooo:paragraph-rsid="004a09f8" style:font-name-asian="Times New Roman" style:font-size-asian="10pt" style:font-style-asian="normal" style:font-weight-asian="normal" style:font-name-complex="Calibri3" style:font-size-complex="10pt" style:font-weight-complex="normal"/>
    </style:style>
    <style:style style:name="P60" style:family="paragraph" style:parent-style-name="Standard">
      <style:paragraph-properties fo:margin-top="0in" fo:margin-bottom="0.0043in" loext:contextual-spacing="false" fo:line-height="100%" fo:text-align="start" style:justify-single-word="false" fo:orphans="2" fo:widows="2" style:writing-mode="lr-tb"/>
      <style:text-properties fo:color="#00000a" style:font-name="Calibri1" fo:font-size="10pt" fo:language="es" fo:country="ES" fo:font-style="normal" style:text-underline-style="none" fo:font-weight="normal" officeooo:rsid="00485ad6" officeooo:paragraph-rsid="004a09f8" style:font-name-asian="Times New Roman" style:font-size-asian="10pt" style:font-style-asian="normal" style:font-weight-asian="normal" style:font-name-complex="Calibri3" style:font-size-complex="10pt" style:font-weight-complex="normal"/>
    </style:style>
    <style:style style:name="P61" style:family="paragraph" style:parent-style-name="Standard">
      <style:paragraph-properties fo:margin-top="0in" fo:margin-bottom="0in" loext:contextual-spacing="false" fo:line-height="100%" fo:text-align="justify" style:justify-single-word="false" fo:orphans="2" fo:widows="2" style:writing-mode="lr-tb"/>
      <style:text-properties fo:color="#00000a" style:font-name="Arial1" fo:font-size="11pt" fo:language="es" fo:country="ES" fo:font-weight="bold" officeooo:rsid="002ecb8a" officeooo:paragraph-rsid="003c7aa1" style:font-name-asian="Times New Roman" style:font-size-asian="11pt" style:font-weight-asian="bold" style:font-name-complex="Calibri3" style:font-size-complex="11pt" style:font-weight-complex="bold"/>
    </style:style>
    <style:style style:name="P62" style:family="paragraph" style:parent-style-name="Standard">
      <style:paragraph-properties fo:margin-top="0in" fo:margin-bottom="0in" loext:contextual-spacing="false" fo:line-height="100%" fo:text-align="justify" style:justify-single-word="false" fo:orphans="2" fo:widows="2" style:writing-mode="lr-tb"/>
      <style:text-properties fo:color="#00000a" style:font-name="Arial1" fo:font-size="11pt" fo:language="es" fo:country="ES" fo:font-weight="normal" officeooo:rsid="003a2bc7" officeooo:paragraph-rsid="003c7aa1" style:font-name-asian="Times New Roman" style:font-size-asian="11pt" style:font-weight-asian="normal" style:font-name-complex="Calibri3" style:font-size-complex="11pt" style:font-weight-complex="normal"/>
    </style:style>
    <style:style style:name="P63" style:family="paragraph" style:parent-style-name="Standard">
      <style:paragraph-properties fo:margin-top="0in" fo:margin-bottom="0in" loext:contextual-spacing="false" fo:line-height="100%" fo:text-align="justify" style:justify-single-word="false" fo:orphans="2" fo:widows="2" style:writing-mode="lr-tb"/>
      <style:text-properties fo:color="#00000a" style:font-name="Arial1" fo:font-size="11pt" fo:language="es" fo:country="ES" fo:font-weight="normal" officeooo:rsid="003a2bc7" officeooo:paragraph-rsid="003a2bc7" style:font-name-asian="Times New Roman" style:font-size-asian="11pt" style:font-weight-asian="normal" style:font-name-complex="Calibri3" style:font-size-complex="11pt" style:font-weight-complex="normal"/>
    </style:style>
    <style:style style:name="P64" style:family="paragraph" style:parent-style-name="Standard">
      <style:paragraph-properties fo:margin-top="0in" fo:margin-bottom="0in" loext:contextual-spacing="false" fo:line-height="100%" fo:text-align="justify" style:justify-single-word="false" fo:orphans="2" fo:widows="2" style:writing-mode="lr-tb"/>
      <style:text-properties fo:color="#00000a" style:font-name="Arial1" fo:font-size="11pt" fo:language="es" fo:country="ES" fo:font-weight="normal" officeooo:rsid="003c0664" officeooo:paragraph-rsid="003c0664" style:font-name-asian="Times New Roman" style:font-size-asian="11pt" style:font-weight-asian="normal" style:font-name-complex="Calibri3" style:font-size-complex="11pt" style:font-weight-complex="normal"/>
    </style:style>
    <style:style style:name="P65" style:family="paragraph" style:parent-style-name="Standard">
      <style:paragraph-properties fo:margin-top="0in" fo:margin-bottom="0in" loext:contextual-spacing="false" fo:line-height="100%" fo:text-align="justify" style:justify-single-word="false" fo:padding-left="0in" fo:padding-right="0in" fo:padding-top="0in" fo:padding-bottom="0.0138in" fo:border-left="none" fo:border-right="none" fo:border-top="none" fo:border-bottom="1.5pt solid #000000"/>
      <style:text-properties officeooo:paragraph-rsid="001f65c1"/>
    </style:style>
    <style:style style:name="P66" style:family="paragraph" style:parent-style-name="Standard" style:list-style-name="L1">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paragraph-rsid="0028d8a4" style:font-size-asian="11pt" style:font-weight-asian="normal" style:font-size-complex="11pt" style:font-weight-complex="normal"/>
    </style:style>
    <style:style style:name="P67" style:family="paragraph" style:parent-style-name="Standard" style:list-style-name="L2">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a2bc7" officeooo:paragraph-rsid="003a2bc7" style:font-name-asian="Times New Roman" style:font-size-asian="11pt" style:font-weight-asian="normal" style:font-name-complex="Calibri3" style:font-size-complex="11pt" style:font-weight-complex="normal"/>
    </style:style>
    <style:style style:name="P68"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a2bc7" officeooo:paragraph-rsid="003e1379" style:font-name-asian="Times New Roman" style:font-size-asian="11pt" style:font-weight-asian="normal" style:font-name-complex="Calibri3" style:font-size-complex="11pt" style:font-weight-complex="normal"/>
    </style:style>
    <style:style style:name="P69"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a2bc7" officeooo:paragraph-rsid="0041f1e0" style:font-name-asian="Times New Roman" style:font-size-asian="11pt" style:font-weight-asian="normal" style:font-name-complex="Calibri3" style:font-size-complex="11pt" style:font-weight-complex="normal"/>
    </style:style>
    <style:style style:name="P70" style:family="paragraph" style:parent-style-name="Standard" style:list-style-name="L2">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0664" officeooo:paragraph-rsid="003c0664" style:font-name-asian="Times New Roman" style:font-size-asian="11pt" style:font-weight-asian="normal" style:font-name-complex="Calibri3" style:font-size-complex="11pt" style:font-weight-complex="normal"/>
    </style:style>
    <style:style style:name="P71" style:family="paragraph" style:parent-style-name="Standard" style:list-style-name="L2">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40471e" officeooo:paragraph-rsid="0040471e" style:font-name-asian="Times New Roman" style:font-size-asian="11pt" style:font-weight-asian="normal" style:font-name-complex="Calibri3" style:font-size-complex="11pt" style:font-weight-complex="normal"/>
    </style:style>
    <style:style style:name="P72"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40471e" officeooo:paragraph-rsid="0040471e" style:font-name-asian="Times New Roman" style:font-size-asian="11pt" style:font-weight-asian="normal" style:font-name-complex="Calibri3" style:font-size-complex="11pt" style:font-weight-complex="normal"/>
    </style:style>
    <style:style style:name="P73" style:family="paragraph" style:parent-style-name="Standard" style:list-style-name="L3">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7aa1" officeooo:paragraph-rsid="003c7aa1" style:font-name-asian="Times New Roman" style:font-size-asian="11pt" style:font-weight-asian="normal" style:font-name-complex="Calibri3" style:font-size-complex="11pt" style:font-weight-complex="normal"/>
    </style:style>
    <style:style style:name="P74"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7aa1" officeooo:paragraph-rsid="0040471e" style:font-name-asian="Times New Roman" style:font-size-asian="11pt" style:font-weight-asian="normal" style:font-name-complex="Calibri3" style:font-size-complex="11pt" style:font-weight-complex="normal"/>
    </style:style>
    <style:style style:name="P75"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7aa1" officeooo:paragraph-rsid="004450de" style:font-name-asian="Times New Roman" style:font-size-asian="11pt" style:font-weight-asian="normal" style:font-name-complex="Calibri3" style:font-size-complex="11pt" style:font-weight-complex="normal"/>
    </style:style>
    <style:style style:name="P76"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7aa1" officeooo:paragraph-rsid="003c7aa1" style:font-name-asian="Times New Roman" style:font-size-asian="11pt" style:font-weight-asian="normal" style:font-name-complex="Calibri3" style:font-size-complex="11pt" style:font-weight-complex="normal"/>
    </style:style>
    <style:style style:name="P77" style:family="paragraph" style:parent-style-name="Standard" style:list-style-name="L3">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b8c8" officeooo:paragraph-rsid="003cb8c8" style:font-name-asian="Times New Roman" style:font-size-asian="11pt" style:font-weight-asian="normal" style:font-name-complex="Calibri3" style:font-size-complex="11pt" style:font-weight-complex="normal"/>
    </style:style>
    <style:style style:name="P78"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normal" officeooo:rsid="003cb8c8" officeooo:paragraph-rsid="0040471e" style:font-name-asian="Times New Roman" style:font-size-asian="11pt" style:font-weight-asian="normal" style:font-name-complex="Calibri3" style:font-size-complex="11pt" style:font-weight-complex="normal"/>
    </style:style>
    <style:style style:name="P79" style:family="paragraph" style:parent-style-name="Standard" style:list-style-name="L3">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3a2bc7" officeooo:paragraph-rsid="0041f1e0" style:font-name-asian="Times New Roman" style:font-size-asian="11pt" style:font-weight-asian="bold" style:font-name-complex="Calibri3" style:font-size-complex="11pt" style:font-weight-complex="bold"/>
    </style:style>
    <style:style style:name="P80"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3a2bc7" officeooo:paragraph-rsid="0040471e" style:font-name-asian="Times New Roman" style:font-size-asian="11pt" style:font-weight-asian="bold" style:font-name-complex="Calibri3" style:font-size-complex="11pt" style:font-weight-complex="bold"/>
    </style:style>
    <style:style style:name="P81"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3a2bc7" officeooo:paragraph-rsid="004450de" style:font-name-asian="Times New Roman" style:font-size-asian="11pt" style:font-weight-asian="bold" style:font-name-complex="Calibri3" style:font-size-complex="11pt" style:font-weight-complex="bold"/>
    </style:style>
    <style:style style:name="P82"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3cb8c8" officeooo:paragraph-rsid="0040471e" style:font-name-asian="Times New Roman" style:font-size-asian="11pt" style:font-weight-asian="bold" style:font-name-complex="Calibri3" style:font-size-complex="11pt" style:font-weight-complex="bold"/>
    </style:style>
    <style:style style:name="P83"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3cb8c8" officeooo:paragraph-rsid="004450de" style:font-name-asian="Times New Roman" style:font-size-asian="11pt" style:font-weight-asian="bold" style:font-name-complex="Calibri3" style:font-size-complex="11pt" style:font-weight-complex="bold"/>
    </style:style>
    <style:style style:name="P84"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40471e" officeooo:paragraph-rsid="0040471e" style:font-name-asian="Times New Roman" style:font-size-asian="11pt" style:font-weight-asian="bold" style:font-name-complex="Calibri3" style:font-size-complex="11pt" style:font-weight-complex="bold"/>
    </style:style>
    <style:style style:name="P85" style:family="paragraph" style:parent-style-name="Standard" style:list-style-name="L4">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40471e" officeooo:paragraph-rsid="004450de" style:font-name-asian="Times New Roman" style:font-size-asian="11pt" style:font-weight-asian="bold" style:font-name-complex="Calibri3" style:font-size-complex="11pt" style:font-weight-complex="bold"/>
    </style:style>
    <style:style style:name="P86" style:family="paragraph" style:parent-style-name="Standard">
      <style:paragraph-properties fo:margin-top="0in" fo:margin-bottom="0.0835in" loext:contextual-spacing="false" fo:line-height="100%" fo:text-align="center" style:justify-single-word="false" fo:orphans="2" fo:widows="2" style:writing-mode="lr-tb"/>
      <style:text-properties fo:color="#00000a" style:font-name="Arial1" fo:font-size="11pt" fo:language="es" fo:country="ES" fo:font-weight="bold" officeooo:rsid="003c0664" officeooo:paragraph-rsid="003c0664" style:font-name-asian="Times New Roman" style:font-size-asian="11pt" style:font-weight-asian="bold" style:font-name-complex="Calibri3" style:font-size-complex="11pt" style:font-weight-complex="bold"/>
    </style:style>
    <style:style style:name="P87" style:family="paragraph" style:parent-style-name="Standard">
      <style:paragraph-properties fo:margin-top="0in" fo:margin-bottom="0.0835in" loext:contextual-spacing="false" fo:line-height="100%" fo:text-align="start" style:justify-single-word="false" fo:orphans="2" fo:widows="2" style:writing-mode="lr-tb"/>
      <style:text-properties fo:color="#00000a" style:font-name="Arial1" fo:font-size="11pt" fo:language="es" fo:country="ES" fo:font-weight="bold" officeooo:rsid="002fa680" officeooo:paragraph-rsid="003e1379" style:font-name-asian="Times New Roman" style:font-size-asian="11pt" style:font-weight-asian="bold" style:font-name-complex="Calibri3" style:font-size-complex="11pt" style:font-weight-complex="bold"/>
    </style:style>
    <style:style style:name="P88" style:family="paragraph" style:parent-style-name="Standard">
      <style:paragraph-properties fo:margin-top="0in" fo:margin-bottom="0.0835in" loext:contextual-spacing="false" fo:line-height="100%" fo:text-align="center" style:justify-single-word="false" fo:orphans="2" fo:widows="2" style:writing-mode="lr-tb"/>
      <style:text-properties fo:color="#00000a" style:font-name="Arial1" fo:font-size="11pt" fo:language="es" fo:country="ES" fo:font-weight="bold" officeooo:rsid="002fa680" officeooo:paragraph-rsid="003e1379" style:font-name-asian="Times New Roman" style:font-size-asian="11pt" style:font-weight-asian="bold" style:font-name-complex="Calibri3" style:font-size-complex="11pt" style:font-weight-complex="bold"/>
    </style:style>
    <style:style style:name="P89"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2fa680" officeooo:paragraph-rsid="0041f1e0" style:font-name-asian="Times New Roman" style:font-size-asian="11pt" style:font-weight-asian="bold" style:font-name-complex="Calibri3" style:font-size-complex="11pt" style:font-weight-complex="bold"/>
    </style:style>
    <style:style style:name="P90"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2ecb8a" officeooo:paragraph-rsid="003e1379" style:font-name-asian="Times New Roman" style:font-size-asian="11pt" style:font-weight-asian="bold" style:font-name-complex="Calibri3" style:font-size-complex="11pt" style:font-weight-complex="bold"/>
    </style:style>
    <style:style style:name="P91"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2ecb8a" officeooo:paragraph-rsid="00435a08" style:font-name-asian="Times New Roman" style:font-size-asian="11pt" style:font-weight-asian="bold" style:font-name-complex="Calibri3" style:font-size-complex="11pt" style:font-weight-complex="bold"/>
    </style:style>
    <style:style style:name="P92"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1" fo:font-size="11pt" fo:language="es" fo:country="ES" fo:font-weight="bold" officeooo:rsid="00435a08" officeooo:paragraph-rsid="00435a08" style:font-name-asian="Times New Roman" style:font-size-asian="11pt" style:font-weight-asian="bold" style:font-name-complex="Calibri3" style:font-size-complex="11pt" style:font-weight-complex="bold"/>
    </style:style>
    <style:style style:name="P93" style:family="paragraph" style:parent-style-name="Standard">
      <style:paragraph-properties fo:margin-top="0in" fo:margin-bottom="0.0835in" loext:contextual-spacing="false" fo:line-height="100%" fo:text-align="center" style:justify-single-word="false" fo:orphans="2" fo:widows="2" style:writing-mode="lr-tb"/>
      <style:text-properties fo:color="#00000a" style:font-name="Arial1" fo:font-size="11pt" fo:language="es" fo:country="ES" style:text-underline-style="solid" style:text-underline-width="auto" style:text-underline-color="font-color" fo:font-weight="bold" officeooo:rsid="003fcc3b" officeooo:paragraph-rsid="003e1379" style:font-name-asian="Times New Roman" style:font-size-asian="11pt" style:font-weight-asian="bold" style:font-name-complex="Calibri3" style:font-size-complex="11pt" style:font-weight-complex="bold"/>
    </style:style>
    <style:style style:name="P94"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 fo:font-size="11pt" fo:language="es" fo:country="ES" fo:font-weight="bold" officeooo:rsid="003fcc3b" officeooo:paragraph-rsid="003fcc3b" style:font-name-asian="Times New Roman" style:font-size-asian="11pt" style:font-weight-asian="bold" style:font-name-complex="Calibri3" style:font-size-complex="11pt" style:font-weight-complex="bold"/>
    </style:style>
    <style:style style:name="P95"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 fo:font-size="11pt" fo:language="es" fo:country="ES" fo:font-weight="normal" officeooo:rsid="003a2bc7" officeooo:paragraph-rsid="00435a08" style:font-name-asian="Times New Roman" style:font-size-asian="11pt" style:font-weight-asian="normal" style:font-name-complex="Calibri3" style:font-size-complex="11pt" style:font-weight-complex="normal"/>
    </style:style>
    <style:style style:name="P96" style:family="paragraph" style:parent-style-name="Standard">
      <style:paragraph-properties fo:margin-top="0in" fo:margin-bottom="0.0835in" loext:contextual-spacing="false" fo:line-height="100%" fo:text-align="justify" style:justify-single-word="false" fo:orphans="2" fo:widows="2" style:writing-mode="lr-tb"/>
      <style:text-properties fo:color="#00000a" style:font-name="Arial" fo:font-size="11pt" fo:language="es" fo:country="ES" fo:font-weight="normal" officeooo:rsid="003c7aa1" officeooo:paragraph-rsid="0041f1e0" style:font-name-asian="Times New Roman" style:font-size-asian="11pt" style:font-weight-asian="normal" style:font-name-complex="Calibri3" style:font-size-complex="11pt" style:font-weight-complex="normal"/>
    </style:style>
    <style:style style:name="P97" style:family="paragraph" style:parent-style-name="Standard" style:list-style-name="L1">
      <style:paragraph-properties fo:margin-top="0in" fo:margin-bottom="0.0835in" loext:contextual-spacing="false" fo:line-height="100%" fo:text-align="justify" style:justify-single-word="false" fo:orphans="2" fo:widows="2" style:writing-mode="lr-tb"/>
      <style:text-properties style:font-name="Arial1" fo:font-size="11pt" fo:font-weight="normal" officeooo:paragraph-rsid="0028d8a4" style:font-size-asian="11pt" style:font-weight-asian="normal" style:font-size-complex="11pt" style:font-weight-complex="normal"/>
    </style:style>
    <style:style style:name="P98" style:family="paragraph" style:parent-style-name="Standard" style:list-style-name="L2">
      <style:paragraph-properties fo:margin-top="0in" fo:margin-bottom="0.0835in" loext:contextual-spacing="false" fo:line-height="100%" fo:text-align="justify" style:justify-single-word="false" fo:orphans="2" fo:widows="2" style:writing-mode="lr-tb"/>
      <style:text-properties officeooo:paragraph-rsid="003a2bc7"/>
    </style:style>
    <style:style style:name="P99" style:family="paragraph" style:parent-style-name="Standard">
      <style:paragraph-properties fo:margin-top="0in" fo:margin-bottom="0.0835in" loext:contextual-spacing="false" fo:line-height="100%" fo:text-align="justify" style:justify-single-word="false" fo:orphans="2" fo:widows="2" style:writing-mode="lr-tb"/>
      <style:text-properties officeooo:paragraph-rsid="003fcc3b"/>
    </style:style>
    <style:style style:name="P100" style:family="paragraph" style:parent-style-name="Standard" style:list-style-name="L2">
      <style:paragraph-properties fo:margin-top="0in" fo:margin-bottom="0.0835in" loext:contextual-spacing="false" fo:line-height="100%" fo:text-align="justify" style:justify-single-word="false" fo:orphans="2" fo:widows="2" style:writing-mode="lr-tb"/>
      <style:text-properties officeooo:rsid="003a2bc7" officeooo:paragraph-rsid="0041f1e0"/>
    </style:style>
    <style:style style:name="P101" style:family="paragraph" style:parent-style-name="Standard">
      <style:paragraph-properties fo:margin-top="0in" fo:margin-bottom="0.0835in" loext:contextual-spacing="false" fo:line-height="100%" fo:text-align="center" style:justify-single-word="false" fo:orphans="2" fo:widows="2" fo:break-before="page" style:writing-mode="lr-tb"/>
      <style:text-properties fo:color="#00000a" style:font-name="Arial1" fo:font-size="11pt" fo:language="es" fo:country="ES" fo:font-weight="bold" officeooo:rsid="003c0664" officeooo:paragraph-rsid="003c0664" style:font-name-asian="Times New Roman" style:font-size-asian="11pt" style:font-weight-asian="bold" style:font-name-complex="Calibri3" style:font-size-complex="11pt" style:font-weight-complex="bold"/>
    </style:style>
    <style:style style:name="P102" style:family="paragraph" style:parent-style-name="Standard">
      <style:paragraph-properties fo:margin-top="0in" fo:margin-bottom="0.0835in" loext:contextual-spacing="false" fo:line-height="100%" fo:text-align="justify" style:justify-single-word="false" fo:orphans="2" fo:widows="2" fo:break-before="page" style:writing-mode="lr-tb"/>
      <style:text-properties fo:color="#00000a" style:font-name="Arial1" fo:font-size="11pt" fo:language="es" fo:country="ES" fo:font-weight="bold" officeooo:rsid="002fa680" officeooo:paragraph-rsid="002fa680" style:font-name-asian="Times New Roman" style:font-size-asian="11pt" style:font-weight-asian="bold" style:font-name-complex="Calibri3" style:font-size-complex="11pt" style:font-weight-complex="bold"/>
    </style:style>
    <style:style style:name="P103" style:family="paragraph" style:parent-style-name="Standard">
      <style:paragraph-properties fo:margin-top="0in" fo:margin-bottom="0.0835in" loext:contextual-spacing="false" fo:line-height="100%" fo:text-align="center" style:justify-single-word="false" fo:orphans="2" fo:widows="2" fo:break-before="page" style:writing-mode="lr-tb"/>
      <style:text-properties fo:color="#00000a" style:font-name="Arial1" fo:font-size="11pt" fo:language="es" fo:country="ES" style:text-underline-style="solid" style:text-underline-width="auto" style:text-underline-color="font-color" fo:font-weight="bold" officeooo:rsid="002fa680" officeooo:paragraph-rsid="003e1379" style:font-name-asian="Times New Roman" style:font-size-asian="11pt" style:font-weight-asian="bold" style:font-name-complex="Calibri3" style:font-size-complex="11pt" style:font-weight-complex="bold"/>
    </style:style>
    <style:style style:name="P104"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style:writing-mode="lr-tb"/>
      <style:text-properties fo:color="#00000a" style:font-name="Arial1" fo:font-size="11pt" fo:language="es" fo:country="ES" fo:font-weight="normal" officeooo:rsid="003c0664" officeooo:paragraph-rsid="003cb8c8" style:font-name-asian="Times New Roman" style:font-size-asian="11pt" style:font-weight-asian="normal" style:font-name-complex="Calibri3" style:font-size-complex="11pt" style:font-weight-complex="normal"/>
    </style:style>
    <style:style style:name="P105"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style:writing-mode="lr-tb"/>
      <style:text-properties fo:color="#00000a" style:font-name="Arial1" fo:font-size="11pt" fo:language="es" fo:country="ES" fo:font-weight="normal" officeooo:rsid="003c0664" officeooo:paragraph-rsid="003fcc3b" style:font-name-asian="Times New Roman" style:font-size-asian="11pt" style:font-weight-asian="normal" style:font-name-complex="Calibri3" style:font-size-complex="11pt" style:font-weight-complex="normal"/>
    </style:style>
    <style:style style:name="P106"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style:writing-mode="lr-tb"/>
      <style:text-properties fo:color="#00000a" style:font-name="Arial" fo:font-size="11pt" fo:language="es" fo:country="ES" fo:font-weight="normal" officeooo:rsid="003c0664" officeooo:paragraph-rsid="00457697" style:font-name-asian="Times New Roman" style:font-size-asian="11pt" style:font-weight-asian="normal" style:font-name-complex="Calibri3" style:font-size-complex="11pt" style:font-weight-complex="normal"/>
    </style:style>
    <style:style style:name="P107" style:family="paragraph" style:parent-style-name="Standard">
      <style:paragraph-properties fo:margin-top="0in" fo:margin-bottom="0.0043in" loext:contextual-spacing="false" fo:line-height="100%" fo:text-align="justify" style:justify-single-word="false" fo:orphans="2" fo:widows="2" style:writing-mode="lr-tb"/>
      <style:text-properties fo:color="#00000a" style:font-name="Arial1" fo:font-size="11pt" fo:language="es" fo:country="ES" fo:font-weight="bold" officeooo:rsid="002ecb8a" officeooo:paragraph-rsid="003c0664" style:font-name-asian="Times New Roman" style:font-size-asian="11pt" style:font-weight-asian="bold" style:font-name-complex="Calibri3" style:font-size-complex="11pt" style:font-weight-complex="bold"/>
    </style:style>
    <style:style style:name="P108" style:family="paragraph" style:parent-style-name="Standard">
      <style:paragraph-properties fo:margin-top="0in" fo:margin-bottom="0.0043in" loext:contextual-spacing="false" fo:line-height="100%" fo:text-align="justify" style:justify-single-word="false" fo:orphans="2" fo:widows="2" style:writing-mode="lr-tb"/>
      <style:text-properties fo:color="#00000a" style:font-name="Arial1" fo:font-size="11pt" fo:language="es" fo:country="ES" fo:font-weight="bold" officeooo:rsid="003a2bc7" officeooo:paragraph-rsid="003c7aa1" style:font-name-asian="Times New Roman" style:font-size-asian="11pt" style:font-weight-asian="bold" style:font-name-complex="Calibri3" style:font-size-complex="11pt" style:font-weight-complex="bold"/>
    </style:style>
    <style:style style:name="P109" style:family="paragraph" style:parent-style-name="sender_20_address" style:master-page-name="First_20_Page">
      <style:paragraph-properties style:page-number="auto">
        <style:tab-stops>
          <style:tab-stop style:position="5.4516in" style:type="right"/>
        </style:tab-stops>
      </style:paragraph-properties>
    </style:style>
    <style:style style:name="P110" style:family="paragraph" style:parent-style-name="Standard_20__28_user_29_" style:list-style-name="L1">
      <style:paragraph-properties fo:margin-top="0in" fo:margin-bottom="0in" loext:contextual-spacing="false" fo:line-height="100%"/>
      <style:text-properties fo:color="#00000a" style:font-name="Arial1" fo:font-size="11pt" fo:language="es" fo:country="ES" fo:font-weight="normal" officeooo:rsid="0026fcc5" officeooo:paragraph-rsid="0028d8a4" style:font-name-asian="Times New Roman" style:font-size-asian="11pt" style:font-weight-asian="normal" style:font-name-complex="Calibri3" style:font-size-complex="11pt" style:font-weight-complex="normal"/>
    </style:style>
    <style:style style:name="P111" style:family="paragraph">
      <loext:graphic-properties draw:fill="none"/>
    </style:style>
    <style:style style:name="P112" style:family="paragraph">
      <loext:graphic-properties draw:fill="solid" draw:fill-color="#eeeeee"/>
    </style:style>
    <style:style style:name="P113" style:family="paragraph">
      <style:paragraph-properties fo:text-align="center"/>
    </style:style>
    <style:style style:name="P114" style:family="paragraph">
      <loext:graphic-properties draw:fill-color="#ffffff"/>
      <style:paragraph-properties fo:text-align="center"/>
    </style:style>
    <style:style style:name="P115" style:family="paragraph">
      <loext:graphic-properties draw:fill-color="#ffffff"/>
    </style:style>
    <style:style style:name="P116" style:family="paragraph">
      <loext:graphic-properties draw:fill-color="#111111"/>
    </style:style>
    <style:style style:name="P117" style:family="paragraph">
      <loext:graphic-properties draw:fill-color="#1c1c1c"/>
    </style:style>
    <style:style style:name="P118" style:family="paragraph">
      <loext:graphic-properties draw:fill-color="#111111"/>
      <style:text-properties fo:font-size="10pt"/>
    </style:style>
    <style:style style:name="P119" style:family="paragraph">
      <style:text-properties fo:font-weight="bold" style:font-weight-asian="bold" style:font-weight-complex="bold"/>
    </style:style>
    <style:style style:name="P120" style:family="paragraph">
      <loext:graphic-properties draw:fill-color="#bce4e5"/>
      <style:paragraph-properties fo:text-align="center"/>
    </style:style>
    <style:style style:name="P121" style:family="paragraph">
      <style:paragraph-properties fo:margin-top="0in" fo:margin-bottom="0in" fo:line-height="100%"/>
    </style:style>
    <style:style style:name="P122" style:family="paragraph">
      <loext:graphic-properties draw:fill="none" draw:fill-color="#ffffff"/>
      <style:paragraph-properties fo:margin-top="0in" fo:margin-bottom="0in" fo:line-height="100%"/>
      <style:text-properties style:font-name="Calibri" fo:font-size="12pt" style:font-name-asian="Calibri2" style:font-weight-asian="bold" style:font-name-complex="Calibri"/>
    </style:style>
    <style:style style:name="P123" style:family="paragraph">
      <loext:graphic-properties draw:fill-color="#ffffff"/>
      <style:paragraph-properties fo:text-align="center"/>
      <style:text-properties fo:font-size="10pt"/>
    </style:style>
    <style:style style:name="P124" style:family="paragraph">
      <style:paragraph-properties fo:text-align="center"/>
      <style:text-properties fo:font-size="10pt"/>
    </style:style>
    <style:style style:name="P125" style:family="paragraph">
      <loext:graphic-properties draw:fill-color="#ffffff"/>
      <style:text-properties fo:font-size="10pt"/>
    </style:style>
    <style:style style:name="P126" style:family="paragraph">
      <loext:graphic-properties draw:fill="none" draw:fill-color="#ffffff"/>
      <style:text-properties fo:font-weight="bold" style:font-weight-asian="bold" style:font-weight-complex="bold"/>
    </style:style>
    <style:style style:name="P127" style:family="paragraph">
      <loext:graphic-properties draw:fill="none" draw:fill-color="#ffffff"/>
      <style:paragraph-properties fo:margin-top="0in" fo:margin-bottom="0in" fo:line-height="100%"/>
      <style:text-properties style:font-name="Calibri" fo:font-size="12pt" fo:font-weight="bold" style:font-name-asian="Calibri2" style:font-weight-asian="bold" style:font-name-complex="Calibri" style:font-weight-complex="bold"/>
    </style:style>
    <style:style style:name="P128" style:family="paragraph">
      <loext:graphic-properties draw:fill="none" draw:fill-color="#ffffff"/>
      <style:text-properties fo:font-size="14pt" fo:font-weight="bold" style:font-size-asian="14pt" style:font-weight-asian="bold" style:font-size-complex="14pt" style:font-weight-complex="bold"/>
    </style:style>
    <style:style style:name="P129" style:family="paragraph">
      <loext:graphic-properties draw:fill="none" draw:fill-color="#ffffff"/>
      <style:paragraph-properties fo:text-align="center"/>
      <style:text-properties fo:color="#000000" fo:font-size="14pt" fo:font-weight="bold" style:font-size-asian="14pt" style:font-weight-asian="bold" style:font-size-complex="14pt" style:font-weight-complex="bold"/>
    </style:style>
    <style:style style:name="P130" style:family="paragraph">
      <loext:graphic-properties draw:fill="none"/>
      <style:paragraph-properties fo:text-align="center"/>
    </style:style>
    <style:style style:name="P131" style:family="paragraph">
      <loext:graphic-properties draw:fill="none" draw:fill-color="#ffffff"/>
      <style:paragraph-properties fo:text-align="center"/>
      <style:text-properties fo:font-size="10pt" fo:font-weight="bold" style:font-weight-asian="bold" style:font-weight-complex="bold"/>
    </style:style>
    <style:style style:name="P132" style:family="paragraph">
      <loext:graphic-properties draw:fill="none"/>
      <style:text-properties fo:font-size="8pt" style:font-size-asian="8pt" style:font-size-complex="8pt"/>
    </style:style>
    <style:style style:name="P133" style:family="paragraph">
      <loext:graphic-properties draw:fill="none"/>
      <style:paragraph-properties fo:text-align="center"/>
      <style:text-properties fo:font-size="8pt" style:font-size-asian="8pt" style:font-size-complex="8pt"/>
    </style:style>
    <style:style style:name="P134" style:family="paragraph">
      <loext:graphic-properties draw:fill="none" draw:fill-color="#ffffff"/>
      <style:text-properties fo:font-size="12pt" fo:font-weight="bold" style:font-size-asian="12pt" style:font-weight-asian="bold" style:font-size-complex="12pt" style:font-weight-complex="bold"/>
    </style:style>
    <style:style style:name="P135" style:family="paragraph">
      <loext:graphic-properties draw:fill="gradient" draw:fill-gradient-name="Gradient_20_14"/>
    </style:style>
    <style:style style:name="P136" style:family="paragraph">
      <loext:graphic-properties draw:fill="gradient" draw:fill-gradient-name="Gradient_20_4"/>
    </style:style>
    <style:style style:name="P137" style:family="paragraph">
      <loext:graphic-properties draw:fill="solid" draw:fill-color="#cccccc"/>
    </style:style>
    <style:style style:name="P138" style:family="paragraph">
      <loext:graphic-properties draw:fill="none" draw:fill-color="#729fcf"/>
    </style:style>
    <style:style style:name="P139" style:family="paragraph">
      <loext:graphic-properties draw:fill="none" draw:fill-color="#ffffff"/>
      <style:text-properties fo:font-size="8pt" fo:font-weight="bold" style:font-size-asian="8pt" style:font-weight-asian="bold" style:font-size-complex="8pt" style:font-weight-complex="bold"/>
    </style:style>
    <style:style style:name="P140" style:family="paragraph">
      <loext:graphic-properties draw:fill="none" draw:fill-color="#ffffff"/>
      <style:text-properties fo:font-size="8pt" style:font-size-asian="8pt" style:font-size-complex="8pt"/>
    </style:style>
    <style:style style:name="P141" style:family="paragraph">
      <loext:graphic-properties draw:fill-color="#000000"/>
    </style:style>
    <style:style style:name="P142" style:family="paragraph">
      <loext:graphic-properties draw:fill-color="#000000"/>
      <style:paragraph-properties fo:text-align="center"/>
    </style:style>
    <style:style style:name="P143" style:family="paragraph">
      <loext:graphic-properties draw:fill-color="#ffffff" draw:opacity="100%"/>
      <style:paragraph-properties fo:text-align="center"/>
    </style:style>
    <style:style style:name="P144" style:family="paragraph">
      <loext:graphic-properties draw:fill="gradient" draw:fill-gradient-name="Gradient_20_8" draw:opacity="100%"/>
    </style:style>
    <style:style style:name="T1" style:family="text">
      <style:text-properties style:font-name="Arial2" fo:font-size="16pt" fo:font-weight="bold" style:font-size-asian="16pt" style:font-weight-asian="bold" style:font-name-complex="Arial2" style:font-size-complex="16pt"/>
    </style:style>
    <style:style style:name="T2" style:family="text">
      <style:text-properties style:font-name="Arial2" fo:font-size="14.5pt" style:font-name-asian="Arial2" style:font-size-asian="14.5pt" style:font-name-complex="Arial2" style:font-size-complex="14.5pt"/>
    </style:style>
    <style:style style:name="T3" style:family="text">
      <style:text-properties style:font-name="Arial2" fo:font-size="14.5pt" style:font-size-asian="14.5pt" style:font-name-complex="Arial2" style:font-size-complex="14.5pt"/>
    </style:style>
    <style:style style:name="T4" style:family="text">
      <style:text-properties style:font-name="Calibri" fo:font-size="12pt" fo:font-weight="normal" style:font-size-asian="12pt" style:font-weight-asian="normal" style:font-name-complex="Calibri3" style:font-size-complex="12pt" style:font-weight-complex="normal"/>
    </style:style>
    <style:style style:name="T5" style:family="text">
      <style:text-properties style:font-name="Calibri" fo:font-size="12pt" fo:font-weight="normal" officeooo:rsid="00218ec2" style:font-size-asian="12pt" style:font-weight-asian="normal" style:font-name-complex="Calibri3" style:font-size-complex="12pt" style:font-weight-complex="normal"/>
    </style:style>
    <style:style style:name="T6" style:family="text">
      <style:text-properties style:font-name="Calibri" fo:font-size="12pt" fo:font-weight="normal" officeooo:rsid="0022b667" style:font-size-asian="12pt" style:font-weight-asian="normal" style:font-name-complex="Calibri3" style:font-size-complex="12pt" style:font-weight-complex="normal"/>
    </style:style>
    <style:style style:name="T7" style:family="text">
      <style:text-properties style:font-name="Calibri" fo:font-size="12pt" fo:font-weight="normal" officeooo:rsid="00249972" style:font-size-asian="12pt" style:font-weight-asian="normal" style:font-name-complex="Calibri3" style:font-size-complex="12pt" style:font-weight-complex="normal"/>
    </style:style>
    <style:style style:name="T8" style:family="text">
      <style:text-properties style:font-name="Calibri" fo:font-size="12pt" fo:font-weight="normal" officeooo:rsid="00249972" style:font-size-asian="12pt" style:font-weight-asian="normal" style:font-size-complex="12pt"/>
    </style:style>
    <style:style style:name="T9" style:family="text">
      <style:text-properties style:font-name="Calibri" fo:font-size="12pt" fo:font-weight="normal" officeooo:rsid="0026687f" style:font-size-asian="12pt" style:font-weight-asian="normal" style:font-size-complex="12pt"/>
    </style:style>
    <style:style style:name="T10" style:family="text">
      <style:text-properties style:font-name="Calibri" fo:font-size="12pt" fo:font-weight="normal" officeooo:rsid="003c0664" style:font-size-asian="12pt" style:font-weight-asian="normal" style:font-size-complex="12pt"/>
    </style:style>
    <style:style style:name="T11" style:family="text">
      <style:text-properties style:font-name="Calibri" fo:font-size="12pt" fo:font-weight="normal" officeooo:rsid="003c7aa1" style:font-size-asian="12pt" style:font-weight-asian="normal" style:font-size-complex="12pt"/>
    </style:style>
    <style:style style:name="T12" style:family="text">
      <style:text-properties style:font-name="Calibri" fo:font-size="12pt" fo:font-weight="normal" officeooo:rsid="0026fcc5" style:font-size-asian="12pt" style:font-weight-asian="normal" style:font-size-complex="12pt"/>
    </style:style>
    <style:style style:name="T13" style:family="text">
      <style:text-properties style:font-name="Calibri" fo:font-size="12pt" fo:font-weight="normal" officeooo:rsid="00435a08" style:font-size-asian="12pt" style:font-weight-asian="normal" style:font-size-complex="12pt"/>
    </style:style>
    <style:style style:name="T14" style:family="text">
      <style:text-properties style:font-name="Calibri" fo:font-size="12pt" officeooo:rsid="00249972" style:font-size-asian="12pt" style:font-size-complex="12pt"/>
    </style:style>
    <style:style style:name="T15" style:family="text">
      <style:text-properties style:font-name="Calibri" fo:font-size="12pt" officeooo:rsid="003c7aa1" style:font-size-asian="12pt" style:font-size-complex="12pt"/>
    </style:style>
    <style:style style:name="T16" style:family="text">
      <style:text-properties style:font-name="Calibri" style:font-name-asian="Times New Roman" style:font-name-complex="Calibri3" style:font-weight-complex="bold"/>
    </style:style>
    <style:style style:name="T17" style:family="text">
      <style:text-properties style:font-name="Calibri" officeooo:rsid="00249972" style:font-name-asian="Times New Roman" style:font-name-complex="Calibri3" style:font-weight-complex="bold"/>
    </style:style>
    <style:style style:name="T18" style:family="text">
      <style:text-properties style:font-name="Calibri" officeooo:rsid="0026687f" style:font-name-asian="Times New Roman" style:font-name-complex="Calibri3" style:font-weight-complex="bold"/>
    </style:style>
    <style:style style:name="T19" style:family="text">
      <style:text-properties style:font-name="Calibri" officeooo:rsid="00258b6d" style:font-name-asian="Times New Roman" style:font-name-complex="Calibri3" style:font-weight-complex="bold"/>
    </style:style>
    <style:style style:name="T20" style:family="text">
      <style:text-properties style:font-name="Calibri" officeooo:rsid="0026fcc5" style:font-name-asian="Times New Roman" style:font-name-complex="Calibri3" style:font-weight-complex="bold"/>
    </style:style>
    <style:style style:name="T21" style:family="text">
      <style:text-properties style:font-name="Calibri" officeooo:rsid="002789d3" style:font-name-asian="Times New Roman" style:font-name-complex="Calibri3" style:font-weight-complex="bold"/>
    </style:style>
    <style:style style:name="T22" style:family="text">
      <style:text-properties style:font-name="Calibri" officeooo:rsid="0034d39c" style:font-name-asian="Times New Roman" style:font-name-complex="Calibri3" style:font-weight-complex="bold"/>
    </style:style>
    <style:style style:name="T23" style:family="text">
      <style:text-properties style:font-name="Calibri" officeooo:rsid="0036f683" style:font-name-asian="Times New Roman" style:font-name-complex="Calibri3" style:font-weight-complex="bold"/>
    </style:style>
    <style:style style:name="T24" style:family="text">
      <style:text-properties style:font-name="Calibri" fo:font-weight="normal" style:font-weight-asian="normal" style:font-name-complex="Calibri3" style:font-weight-complex="normal"/>
    </style:style>
    <style:style style:name="T25" style:family="text">
      <style:text-properties style:font-name="Calibri" fo:font-weight="normal" officeooo:rsid="0022b667" style:font-weight-asian="normal" style:font-name-complex="Calibri3" style:font-weight-complex="normal"/>
    </style:style>
    <style:style style:name="T26" style:family="text">
      <style:text-properties style:font-name="Calibri" fo:font-weight="normal" officeooo:rsid="002789d3" style:font-weight-asian="normal" style:font-name-complex="Calibri3" style:font-weight-complex="normal"/>
    </style:style>
    <style:style style:name="T27" style:family="text">
      <style:text-properties style:font-name="Calibri" fo:font-weight="normal" officeooo:rsid="0034d39c" style:font-weight-asian="normal" style:font-name-complex="Calibri3" style:font-weight-complex="normal"/>
    </style:style>
    <style:style style:name="T28" style:family="text">
      <style:text-properties style:font-name="Calibri" fo:font-weight="normal" officeooo:rsid="00352b45" style:font-weight-asian="normal" style:font-name-complex="Calibri3" style:font-weight-complex="normal"/>
    </style:style>
    <style:style style:name="T29" style:family="text">
      <style:text-properties style:font-name="Calibri" fo:font-weight="normal" officeooo:rsid="003e1379" style:font-weight-asian="normal" style:font-name-complex="Calibri3" style:font-weight-complex="normal"/>
    </style:style>
    <style:style style:name="T30" style:family="text">
      <style:text-properties style:font-name="Calibri" fo:font-weight="normal" officeooo:rsid="003c7aa1" style:font-weight-asian="normal" style:font-weight-complex="normal"/>
    </style:style>
    <style:style style:name="T31" style:family="text">
      <style:text-properties fo:font-size="12pt" fo:font-weight="normal" officeooo:rsid="0022b667" style:font-size-asian="12pt" style:font-weight-asian="normal" style:font-size-complex="12pt" style:font-weight-complex="normal"/>
    </style:style>
    <style:style style:name="T32" style:family="text">
      <style:text-properties officeooo:rsid="0007c390"/>
    </style:style>
    <style:style style:name="T33" style:family="text">
      <style:text-properties officeooo:rsid="0026fcc5"/>
    </style:style>
    <style:style style:name="T34" style:family="text">
      <style:text-properties fo:color="#00000a" fo:language="es" fo:country="ES"/>
    </style:style>
    <style:style style:name="T35" style:family="text">
      <style:text-properties fo:color="#00000a" fo:language="es" fo:country="ES" officeooo:rsid="0028d8a4"/>
    </style:style>
    <style:style style:name="T36" style:family="text">
      <style:text-properties fo:color="#00000a" fo:language="es" fo:country="ES" style:font-name-asian="Times New Roman" style:font-name-complex="Calibri3"/>
    </style:style>
    <style:style style:name="T37" style:family="text">
      <style:text-properties fo:color="#00000a" fo:language="es" fo:country="ES" officeooo:rsid="0026fcc5" style:font-name-asian="Times New Roman" style:font-name-complex="Calibri3"/>
    </style:style>
    <style:style style:name="T38" style:family="text">
      <style:text-properties fo:color="#00000a" fo:language="es" fo:country="ES" officeooo:rsid="0038d2de" style:font-name-asian="Times New Roman" style:font-name-complex="Calibri3"/>
    </style:style>
    <style:style style:name="T39" style:family="text">
      <style:text-properties fo:color="#00000a" style:font-name="Arial1" fo:font-size="11pt" fo:language="es" fo:country="ES" fo:font-weight="normal" style:font-name-asian="Times New Roman" style:font-size-asian="11pt" style:font-weight-asian="normal" style:font-name-complex="Calibri3" style:font-size-complex="11pt" style:font-weight-complex="normal"/>
    </style:style>
    <style:style style:name="T40" style:family="text">
      <style:text-properties fo:color="#00000a" style:font-name="Arial1" fo:font-size="11pt" fo:language="es" fo:country="ES" fo:font-weight="normal" officeooo:rsid="003a2bc7" style:font-name-asian="Times New Roman" style:font-size-asian="11pt" style:font-weight-asian="normal" style:font-name-complex="Calibri3" style:font-size-complex="11pt" style:font-weight-complex="normal"/>
    </style:style>
    <style:style style:name="T41" style:family="text">
      <style:text-properties fo:color="#00000a" style:font-name="Arial1" fo:font-size="11pt" fo:language="es" fo:country="ES" fo:font-weight="normal" officeooo:rsid="0041f1e0" style:font-name-asian="Times New Roman" style:font-size-asian="11pt" style:font-weight-asian="normal" style:font-name-complex="Calibri3" style:font-size-complex="11pt" style:font-weight-complex="normal"/>
    </style:style>
    <style:style style:name="T42" style:family="text">
      <style:text-properties fo:color="#00000a" style:font-name="Arial1" fo:font-size="11pt" fo:language="es" fo:country="ES" fo:font-weight="normal" officeooo:rsid="005121b5" style:font-name-asian="Times New Roman" style:font-size-asian="11pt" style:font-weight-asian="normal" style:font-name-complex="Calibri3" style:font-size-complex="11pt" style:font-weight-complex="normal"/>
    </style:style>
    <style:style style:name="T43" style:family="text">
      <style:text-properties fo:color="#00000a" style:font-name="Arial1" fo:font-size="12pt" fo:language="es" fo:country="ES" fo:font-weight="bold" officeooo:rsid="00457697" style:font-name-asian="Times New Roman" style:font-size-asian="12pt" style:font-weight-asian="bold" style:font-name-complex="Calibri3" style:font-size-complex="12pt" style:font-weight-complex="bold"/>
    </style:style>
    <style:style style:name="T44" style:family="text">
      <style:text-properties fo:color="#00000a" style:font-name="Arial1" fo:font-size="10pt" fo:language="es" fo:country="ES" fo:font-weight="bold" officeooo:rsid="00457697" style:font-name-asian="Times New Roman" style:font-size-asian="10pt" style:font-weight-asian="bold" style:font-name-complex="Calibri3" style:font-size-complex="10pt" style:font-weight-complex="bold"/>
    </style:style>
    <style:style style:name="T45" style:family="text">
      <style:text-properties fo:color="#00000a" style:font-name="Arial" fo:font-size="11pt" fo:language="es" fo:country="ES" fo:font-weight="normal" officeooo:rsid="003c7aa1" style:font-name-asian="Times New Roman" style:font-size-asian="11pt" style:font-weight-asian="normal" style:font-name-complex="Calibri3" style:font-size-complex="11pt" style:font-weight-complex="normal"/>
    </style:style>
    <style:style style:name="T46" style:family="text">
      <style:text-properties fo:color="#00000a" style:font-name="Arial" fo:font-size="11pt" fo:language="es" fo:country="ES" fo:font-weight="normal" officeooo:rsid="003cb8c8" style:font-name-asian="Times New Roman" style:font-size-asian="11pt" style:font-weight-asian="normal" style:font-name-complex="Calibri3" style:font-size-complex="11pt" style:font-weight-complex="normal"/>
    </style:style>
    <style:style style:name="T47" style:family="text">
      <style:text-properties fo:color="#00000a" style:font-name="Calibri1" fo:font-size="10pt" fo:language="es" fo:country="ES" fo:font-style="normal" fo:font-weight="normal" officeooo:rsid="004a09f8" style:font-name-asian="Times New Roman" style:font-size-asian="10pt" style:font-style-asian="normal" style:font-weight-asian="normal" style:font-name-complex="Calibri3" style:font-size-complex="10pt" style:font-weight-complex="normal"/>
    </style:style>
    <style:style style:name="T48" style:family="text">
      <style:text-properties fo:color="#00000a" style:font-name="Calibri1" fo:font-size="10pt" fo:language="es" fo:country="ES" fo:font-style="normal" fo:font-weight="normal" officeooo:rsid="004a3060" style:font-name-asian="Times New Roman" style:font-size-asian="10pt" style:font-style-asian="normal" style:font-weight-asian="normal" style:font-name-complex="Calibri3" style:font-size-complex="10pt" style:font-weight-complex="normal"/>
    </style:style>
    <style:style style:name="T49" style:family="text">
      <style:text-properties fo:color="#00000a" style:font-name="Calibri1" fo:language="es" fo:country="ES" fo:font-style="normal" fo:font-weight="normal" style:font-name-asian="Times New Roman" style:font-style-asian="normal" style:font-weight-asian="normal" style:font-name-complex="Calibri3" style:font-weight-complex="normal"/>
    </style:style>
    <style:style style:name="T50" style:family="text">
      <style:text-properties fo:color="#00000a" style:font-name="Calibri1" fo:language="es" fo:country="ES" fo:font-style="normal" fo:font-weight="normal" officeooo:rsid="00457697" style:font-name-asian="Times New Roman" style:font-style-asian="normal" style:font-weight-asian="normal" style:font-name-complex="Calibri3" style:font-weight-complex="normal"/>
    </style:style>
    <style:style style:name="T51" style:family="text">
      <style:text-properties fo:color="#00000a" style:font-name="Calibri1" fo:language="es" fo:country="ES" fo:font-style="normal" fo:font-weight="normal" officeooo:rsid="00485ad6" style:font-name-asian="Times New Roman" style:font-style-asian="normal" style:font-weight-asian="normal" style:font-name-complex="Calibri3" style:font-weight-complex="normal"/>
    </style:style>
    <style:style style:name="T52" style:family="text">
      <style:text-properties fo:color="#00000a" style:font-name="Calibri1" fo:language="es" fo:country="ES" fo:font-style="normal" fo:font-weight="normal" officeooo:rsid="004a3060" style:font-name-asian="Times New Roman" style:font-style-asian="normal" style:font-weight-asian="normal" style:font-name-complex="Calibri3" style:font-weight-complex="normal"/>
    </style:style>
    <style:style style:name="T53" style:family="text">
      <style:text-properties fo:color="#00000a" style:font-name="Calibri1" fo:language="es" fo:country="ES" fo:font-style="normal" fo:font-weight="normal" officeooo:rsid="004a09f8" style:font-name-asian="Times New Roman" style:font-style-asian="normal" style:font-weight-asian="normal" style:font-name-complex="Calibri3" style:font-weight-complex="normal"/>
    </style:style>
    <style:style style:name="T54" style:family="text">
      <style:text-properties fo:color="#00000a" style:font-name="Calibri1" fo:language="es" fo:country="ES" fo:font-style="normal" fo:font-weight="normal" officeooo:rsid="004b481a" style:font-name-asian="Times New Roman" style:font-style-asian="normal" style:font-weight-asian="normal" style:font-name-complex="Calibri3" style:font-weight-complex="normal"/>
    </style:style>
    <style:style style:name="T55" style:family="text">
      <style:text-properties officeooo:rsid="0028d8a4"/>
    </style:style>
    <style:style style:name="T56" style:family="text">
      <style:text-properties officeooo:rsid="0036f683"/>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T59" style:family="text">
      <style:text-properties fo:font-weight="normal" officeooo:rsid="0039f130" style:font-weight-asian="normal" style:font-weight-complex="normal"/>
    </style:style>
    <style:style style:name="T60" style:family="text">
      <style:text-properties fo:font-weight="normal" officeooo:rsid="003a2bc7" style:font-weight-asian="normal" style:font-weight-complex="normal"/>
    </style:style>
    <style:style style:name="T61" style:family="text">
      <style:text-properties fo:font-weight="normal" officeooo:rsid="003c0664" style:font-weight-asian="normal" style:font-weight-complex="normal"/>
    </style:style>
    <style:style style:name="T62" style:family="text">
      <style:text-properties fo:font-weight="normal" officeooo:rsid="003c7aa1" style:font-weight-asian="normal" style:font-weight-complex="normal"/>
    </style:style>
    <style:style style:name="T63" style:family="text">
      <style:text-properties fo:font-weight="normal" officeooo:rsid="0040471e" style:font-weight-asian="normal" style:font-weight-complex="normal"/>
    </style:style>
    <style:style style:name="T64" style:family="text">
      <style:text-properties fo:font-weight="normal" officeooo:rsid="0041f1e0" style:font-weight-asian="normal" style:font-weight-complex="normal"/>
    </style:style>
    <style:style style:name="T65" style:family="text">
      <style:text-properties fo:font-weight="normal" officeooo:rsid="004450de" style:font-weight-asian="normal" style:font-weight-complex="normal"/>
    </style:style>
    <style:style style:name="T66" style:family="text">
      <style:text-properties fo:font-weight="normal" officeooo:rsid="004cad40" style:font-weight-asian="normal" style:font-weight-complex="normal"/>
    </style:style>
    <style:style style:name="T67" style:family="text">
      <style:text-properties officeooo:rsid="003a2bc7"/>
    </style:style>
    <style:style style:name="T68" style:family="text">
      <style:text-properties officeooo:rsid="003e1379"/>
    </style:style>
    <style:style style:name="T69" style:family="text">
      <style:text-properties officeooo:rsid="003fcc3b"/>
    </style:style>
    <style:style style:name="T70" style:family="text">
      <style:text-properties style:font-name="arial" fo:font-weight="normal" officeooo:rsid="003c7aa1" style:font-weight-asian="normal" style:font-weight-complex="normal"/>
    </style:style>
    <style:style style:name="T71" style:family="text">
      <style:text-properties style:font-name="arial" fo:font-weight="normal" officeooo:rsid="003cb8c8" style:font-weight-asian="normal" style:font-weight-complex="normal"/>
    </style:style>
    <style:style style:name="T72" style:family="text">
      <style:text-properties style:font-name="Arial"/>
    </style:style>
    <style:style style:name="T73" style:family="text">
      <style:text-properties style:font-name="Arial" fo:font-weight="normal" style:font-weight-asian="normal"/>
    </style:style>
    <style:style style:name="T74" style:family="text">
      <style:text-properties style:font-name="Arial" fo:font-weight="normal" officeooo:rsid="003c0664" style:font-weight-asian="normal" style:font-weight-complex="normal"/>
    </style:style>
    <style:style style:name="T75" style:family="text">
      <style:text-properties style:font-name="Arial" fo:font-weight="normal" officeooo:rsid="003fcc3b" style:font-weight-asian="normal" style:font-weight-complex="normal"/>
    </style:style>
    <style:style style:name="T76" style:family="text">
      <style:text-properties style:font-name="Arial" fo:font-weight="normal" officeooo:rsid="003e1379" style:font-weight-asian="normal" style:font-weight-complex="normal"/>
    </style:style>
    <style:style style:name="T77" style:family="text">
      <style:text-properties style:font-name="Arial" fo:font-weight="normal" officeooo:rsid="003c7aa1" style:font-weight-asian="normal" style:font-weight-complex="normal"/>
    </style:style>
    <style:style style:name="T78" style:family="text">
      <style:text-properties style:font-name="Arial" fo:font-weight="normal" officeooo:rsid="003cb8c8" style:font-weight-asian="normal" style:font-weight-complex="normal"/>
    </style:style>
    <style:style style:name="T79" style:family="text">
      <style:text-properties style:font-name="Arial" fo:font-weight="normal" officeooo:rsid="0041f1e0" style:font-weight-asian="normal" style:font-weight-complex="normal"/>
    </style:style>
    <style:style style:name="T80" style:family="text">
      <style:text-properties style:font-name="Arial" fo:font-weight="normal" officeooo:rsid="00435a08" style:font-weight-asian="normal" style:font-weight-complex="normal"/>
    </style:style>
    <style:style style:name="T81" style:family="text">
      <style:text-properties style:font-name="Arial" fo:font-weight="normal" officeooo:rsid="003a2bc7" style:font-weight-asian="normal" style:font-weight-complex="normal"/>
    </style:style>
    <style:style style:name="T82" style:family="text">
      <style:text-properties style:font-name="Arial" fo:font-weight="normal" officeooo:rsid="004450de" style:font-weight-asian="normal" style:font-weight-complex="normal"/>
    </style:style>
    <style:style style:name="T83" style:family="text">
      <style:text-properties style:font-name="Arial" fo:font-weight="normal" officeooo:rsid="004cad40" style:font-weight-asian="normal" style:font-weight-complex="normal"/>
    </style:style>
    <style:style style:name="T84" style:family="text">
      <style:text-properties style:font-name="Arial" fo:font-weight="normal" officeooo:rsid="00249972" style:font-weight-asian="normal"/>
    </style:style>
    <style:style style:name="T85" style:family="text">
      <style:text-properties style:font-name="Arial" fo:font-weight="normal" officeooo:rsid="0026687f" style:font-weight-asian="normal"/>
    </style:style>
    <style:style style:name="T86" style:family="text">
      <style:text-properties style:font-name="Arial" fo:font-weight="normal" officeooo:rsid="004450de" style:font-weight-asian="normal"/>
    </style:style>
    <style:style style:name="T87" style:family="text">
      <style:text-properties style:font-name="Arial" officeooo:rsid="004450de"/>
    </style:style>
    <style:style style:name="T88" style:family="text">
      <style:text-properties style:font-name="Arial" officeooo:rsid="00249972"/>
    </style:style>
    <style:style style:name="T89" style:family="text">
      <style:text-properties style:font-name="Arial" officeooo:rsid="003c7aa1"/>
    </style:style>
    <style:style style:name="T90" style:family="text">
      <style:text-properties style:font-name="Arial" officeooo:rsid="0041f1e0"/>
    </style:style>
    <style:style style:name="T91" style:family="text">
      <style:text-properties style:font-name="Arial" officeooo:rsid="00435a08"/>
    </style:style>
    <style:style style:name="T92" style:family="text">
      <style:text-properties style:font-name="Arial" officeooo:rsid="005121b5"/>
    </style:style>
    <style:style style:name="T93" style:family="text">
      <style:text-properties officeooo:rsid="00457697"/>
    </style:style>
    <style:style style:name="T94" style:family="text">
      <style:text-properties style:font-name="Calibri1" fo:font-size="12pt" fo:font-style="normal" fo:font-weight="bold" style:font-size-asian="12pt" style:font-style-asian="normal" style:font-weight-asian="bold" style:font-weight-complex="bold"/>
    </style:style>
    <style:style style:name="T95" style:family="text">
      <style:text-properties style:font-name="Calibri1" fo:font-size="12pt" fo:font-style="normal" fo:font-weight="bold" officeooo:rsid="00457697" style:font-size-asian="12pt" style:font-style-asian="normal" style:font-weight-asian="bold" style:font-weight-complex="bold"/>
    </style:style>
    <style:style style:name="T96" style:family="text">
      <style:text-properties style:font-name="Calibri1" fo:font-style="normal" fo:font-weight="normal" officeooo:rsid="004a09f8" style:font-style-asian="normal" style:font-weight-asian="normal" style:font-weight-complex="normal"/>
    </style:style>
    <style:style style:name="T97" style:family="text">
      <style:text-properties style:font-name="Calibri1" fo:font-style="normal" fo:font-weight="normal" officeooo:rsid="004a3060" style:font-style-asian="normal" style:font-weight-asian="normal" style:font-weight-complex="normal"/>
    </style:style>
    <style:style style:name="T98" style:family="text">
      <style:text-properties style:font-name="Calibri1" fo:font-style="normal" fo:font-weight="normal" officeooo:rsid="0052e63e" style:font-style-asian="normal" style:font-weight-asian="normal" style:font-weight-complex="normal"/>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3fcc3b"/>
    </style:style>
    <style:style style:name="T101" style:family="text">
      <style:text-properties style:text-underline-style="solid" style:text-underline-width="auto" style:text-underline-color="font-color" officeooo:rsid="003e1379"/>
    </style:style>
    <style:style style:name="T102" style:family="text">
      <style:text-properties fo:font-weight="bold" style:font-weight-asian="bold" style:font-weight-complex="bold"/>
    </style:style>
    <style:style style:name="T103" style:family="text">
      <style:text-properties style:font-name="Calibri" fo:font-size="12pt" style:font-name-asian="Calibri2" style:font-weight-asian="bold" style:font-name-complex="Calibri"/>
    </style:style>
    <style:style style:name="T104" style:family="text">
      <style:text-properties fo:font-size="10pt"/>
    </style:style>
    <style:style style:name="T105" style:family="text">
      <style:text-properties style:font-name="Calibri" fo:font-size="12pt" fo:font-weight="normal" style:font-name-asian="Calibri2" style:font-weight-asian="normal" style:font-name-complex="Calibri" style:font-weight-complex="normal"/>
    </style:style>
    <style:style style:name="T106" style:family="text">
      <style:text-properties fo:font-size="14pt" fo:font-weight="bold" style:font-size-asian="14pt" style:font-weight-asian="bold" style:font-size-complex="14pt" style:font-weight-complex="bold"/>
    </style:style>
    <style:style style:name="T107" style:family="text">
      <style:text-properties fo:color="#000000" fo:font-size="14pt" fo:font-weight="bold" style:font-size-asian="14pt" style:font-weight-asian="bold" style:font-size-complex="14pt" style:font-weight-complex="bold"/>
    </style:style>
    <style:style style:name="T108" style:family="text">
      <style:text-properties fo:font-size="10pt" fo:font-weight="bold" style:font-weight-asian="bold" style:font-weight-complex="bold"/>
    </style:style>
    <style:style style:name="T109" style:family="text">
      <style:text-properties fo:font-size="8pt" style:font-size-asian="8pt" style:font-size-complex="8pt"/>
    </style:style>
    <style:style style:name="T110" style:family="text">
      <style:text-properties fo:font-size="12pt" fo:font-weight="bold" style:font-size-asian="12pt" style:font-weight-asian="bold" style:font-size-complex="12pt" style:font-weight-complex="bold"/>
    </style:style>
    <style:style style:name="T111" style:family="text">
      <style:text-properties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0902in" fo:min-width="1.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808080" draw:marker-start-width="0.1984in" draw:marker-end-width="0.1984in" draw:fill="solid" draw:fill-color="#eeeeee" draw:textarea-horizontal-align="justify" draw:textarea-vertical-align="middle" draw:auto-grow-height="false" fo:min-height="4.0591in" fo:min-width="7.0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272in" fo:min-width="0.1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draw:marker-start-width="0.1984in" draw:marker-end-width="0.1984in" draw:fill-color="#ffffff" draw:textarea-horizontal-align="justify" draw:textarea-vertical-align="middle" draw:auto-grow-height="false" fo:min-height="0.6429in" fo:min-width="0.642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000000" draw:marker-start-width="0.1984in" draw:marker-end-width="0.1984in" draw:fill-color="#ffffff" draw:textarea-horizontal-align="justify" draw:textarea-vertical-align="middle" draw:auto-grow-height="false" fo:min-height="0.5299in" fo:min-width="0.5807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color="#ffffff" draw:textarea-horizontal-align="justify" draw:textarea-vertical-align="middle" draw:auto-grow-height="false" fo:min-height="0.5299in" fo:min-width="0.548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width="0.0598in" svg:stroke-color="#000000" draw:marker-start-width="0.139in" draw:marker-end-width="0.139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color="#ffffff" draw:textarea-horizontal-align="justify" draw:textarea-vertical-align="middle" draw:auto-grow-height="false" fo:min-height="0.0256in" fo:min-width="0.09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02in" draw:marker-start-width="0.1689in" draw:marker-end-width="0.168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fill-color="#111111" draw:textarea-horizontal-align="justify" draw:textarea-vertical-align="middle" draw:auto-grow-height="false" fo:min-height="0.0555in" fo:min-width="0.0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fill-color="#1c1c1c" draw:textarea-horizontal-align="justify" draw:textarea-vertical-align="middle" draw:auto-grow-height="false" fo:min-height="0.0555in" fo:min-width="0.0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fill-color="#111111" draw:textarea-horizontal-align="justify" draw:textarea-vertical-align="middle" draw:auto-grow-height="false" fo:min-height="0.1291in" fo:min-width="0.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fill-color="#111111" draw:textarea-horizontal-align="justify" draw:textarea-vertical-align="middle" draw:auto-grow-height="false" fo:min-height="0.0555in" fo:min-width="0.0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fill-color="#111111" draw:textarea-horizontal-align="justify" draw:textarea-vertical-align="middle" draw:auto-grow-height="false" fo:min-height="0.1299in" fo:min-width="0.1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draw:textarea-horizontal-align="justify" draw:textarea-vertical-align="middle" draw:auto-grow-height="false" fo:min-height="0.3528in" fo:min-width="0.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draw:textarea-horizontal-align="justify" draw:textarea-vertical-align="middle" draw:auto-grow-height="false" fo:min-height="0.4811in" fo:min-width="0.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draw:textarea-horizontal-align="justify" draw:textarea-vertical-align="middle" draw:auto-grow-height="false" fo:min-height="0.111in" fo:min-width="0.64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draw:fill-color="#bce4e5" draw:textarea-horizontal-align="justify" draw:textarea-vertical-align="middle" draw:auto-grow-height="false" fo:min-height="0.3673in" fo:min-width="0.6272in" fo:padding-top="0.0098in" fo:padding-bottom="0.0098in" fo:padding-left="0.0098in" fo:padding-right="0.0098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0201in" svg:stroke-color="#000000" draw:fill="none" draw:fill-color="#ffffff" fo:min-height="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svg:stroke-width="0.0402in" svg:stroke-color="#333333" draw:marker-start-width="0.1984in" draw:marker-end-width="0.1984in" draw:fill="none" draw:textarea-horizontal-align="justify" draw:textarea-vertical-align="middle" draw:auto-grow-height="false" fo:min-height="1.3083in" fo:min-width="3.584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draw:wrap-influence-on-position="once-concurrent" style:flow-with-text="false"/>
    </style:style>
    <style:style style:name="gr23" style:family="graphic">
      <style:graphic-properties svg:stroke-width="0.0402in" draw:marker-start-width="0.1984in" draw:marker-end-width="0.1984in" draw:fill-color="#ffffff" draw:textarea-horizontal-align="justify" draw:textarea-vertical-align="middle" draw:auto-grow-height="false" fo:min-height="0.6437in" fo:min-width="0.6437in" fo:padding-top="0.0193in" fo:padding-bottom="0.0193in" fo:padding-left="0.0193in" fo:padding-right="0.0193in" style:run-through="foreground"/>
    </style:style>
    <style:style style:name="gr24" style:family="graphic">
      <style:graphic-properties svg:stroke-width="0.0402in" draw:marker-start-width="0.1689in" draw:marker-end-width="0.1689in" draw:textarea-horizontal-align="center" draw:textarea-vertical-align="middle" fo:padding-top="0.0193in" fo:padding-bottom="0.0193in" fo:padding-left="0.0193in" fo:padding-right="0.0193in" style:run-through="foreground"/>
    </style:style>
    <style:style style:name="gr25" style:family="graphic">
      <style:graphic-properties svg:stroke-width="0.0201in" svg:stroke-color="#000000" draw:marker-start-width="0.1689in" draw:marker-end-width="0.1689in" draw:fill-color="#ffffff" draw:textarea-horizontal-align="justify" draw:textarea-vertical-align="middle" draw:auto-grow-height="false" fo:min-height="0.0256in" fo:min-width="0.0925in" fo:padding-top="0.0098in" fo:padding-bottom="0.0098in" fo:padding-left="0.0098in" fo:padding-right="0.0098in" style:run-through="foreground"/>
    </style:style>
    <style:style style:name="gr26" style:family="graphic">
      <style:graphic-properties svg:stroke-width="0.0402in" draw:marker-start-width="0.1984in" draw:marker-end-width="0.1984in" draw:fill-color="#ffffff" draw:textarea-horizontal-align="justify" draw:textarea-vertical-align="middle" draw:auto-grow-height="false" fo:min-height="0.6429in" fo:min-width="0.6429in" fo:padding-top="0.0193in" fo:padding-bottom="0.0193in" fo:padding-left="0.0193in" fo:padding-right="0.0193in" style:run-through="foreground"/>
    </style:style>
    <style:style style:name="gr27" style:family="graphic">
      <style:graphic-properties draw:stroke="none" svg:stroke-width="0.0201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width="0.0201in" svg:stroke-color="#000000" draw:fill="none" draw:fill-color="#ffffff" fo:min-height="0.4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width="0.0402in" svg:stroke-color="#333333" draw:marker-start-width="0.1984in" draw:marker-end-width="0.1984in" draw:fill="none" draw:textarea-horizontal-align="justify" draw:textarea-vertical-align="middle" draw:auto-grow-height="false" fo:min-height="3.2429in" fo:min-width="1.181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0000" draw:marker-start-width="0.1984in" draw:marker-end-width="0.1984in" draw:fill-color="#ffffff" draw:textarea-horizontal-align="justify" draw:textarea-vertical-align="middle" draw:auto-grow-height="false" fo:min-height="0.5299in" fo:min-width="0.5736in" fo:padding-top="0.0193in" fo:padding-bottom="0.0193in" fo:padding-left="0.0193in" fo:padding-right="0.0193in" style:run-through="foreground"/>
    </style:style>
    <style:style style:name="gr33" style:family="graphic">
      <style:graphic-properties svg:stroke-width="0.0402in" draw:marker-start-width="0.1984in" draw:marker-end-width="0.1984in" draw:textarea-horizontal-align="center" draw:textarea-vertical-align="middle" fo:padding-top="0.0193in" fo:padding-bottom="0.0193in" fo:padding-left="0.0193in" fo:padding-right="0.0193in" style:run-through="foreground"/>
    </style:style>
    <style:style style:name="gr34" style:family="graphic">
      <style:graphic-properties draw:stroke="none" svg:stroke-color="#000000" draw:fill="none" draw:fill-color="#ffffff" fo:min-height="0.7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402in" svg:stroke-color="#333333" draw:marker-start-width="0.1984in" draw:marker-end-width="0.1984in" draw:fill="none" draw:textarea-vertical-align="middle" draw:auto-grow-height="false" fo:min-height="1.3402in" fo:min-width="0.086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draw:marker-start-width="0.1984in" draw:marker-end-width="0.1984in" draw:fill-color="#ffffff" draw:textarea-horizontal-align="justify" draw:textarea-vertical-align="middle" draw:auto-grow-height="false" fo:min-height="0.6429in" fo:min-width="0.831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402in" svg:stroke-color="#333333" draw:marker-start-width="0.1984in" draw:marker-end-width="0.1984in" draw:fill="none" draw:textarea-vertical-align="middle" draw:auto-grow-height="false" fo:min-height="1.428in" fo:min-width="0.308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0" style:family="graphic">
      <style:graphic-properties svg:stroke-width="0.0402in" svg:stroke-color="#000000" draw:marker-start-width="0.1984in" draw:marker-end-width="0.1984in" draw:fill="none" draw:textarea-horizontal-align="justify" draw:textarea-vertical-align="middle" draw:auto-grow-height="false" fo:min-height="0.2984in" fo:min-width="0.611in" fo:padding-top="0.0193in" fo:padding-bottom="0.0193in" fo:padding-left="0.0193in" fo:padding-right="0.0193in" style:run-through="foreground"/>
    </style:style>
    <style:style style:name="gr41" style:family="graphic">
      <style:graphic-properties svg:stroke-width="0.0402in" svg:stroke-color="#000000" draw:marker-start-width="0.1984in" draw:marker-end-width="0.1984in" draw:fill="none" draw:textarea-horizontal-align="justify" draw:textarea-vertical-align="middle" draw:auto-grow-height="false" fo:min-height="0.2984in" fo:min-width="0.2984in" fo:padding-top="0.0193in" fo:padding-bottom="0.0193in" fo:padding-left="0.0193in" fo:padding-right="0.0193in" style:run-through="foreground"/>
    </style:style>
    <style:style style:name="gr42" style:family="graphic">
      <style:graphic-properties svg:stroke-width="0.0402in" svg:stroke-color="#000000" draw:marker-start-width="0.1984in" draw:marker-end-width="0.1984in" draw:fill="none" draw:textarea-horizontal-align="justify" draw:textarea-vertical-align="middle" draw:auto-grow-height="false" fo:min-height="0.3in" fo:min-width="0.2917in" fo:padding-top="0.0193in" fo:padding-bottom="0.0193in" fo:padding-left="0.0193in" fo:padding-right="0.0193in" style:run-through="foreground"/>
    </style:style>
    <style:style style:name="gr43" style:family="graphic">
      <style:graphic-properties svg:stroke-width="0.0201in" svg:stroke-color="#000000" draw:marker-start-width="0.1689in" draw:marker-end-width="0.1689in" draw:fill="none" draw:textarea-horizontal-align="justify" draw:textarea-vertical-align="middle" draw:auto-grow-height="false" fo:min-height="0.2181in" fo:min-width="0.2181in" fo:padding-top="0.0098in" fo:padding-bottom="0.0098in" fo:padding-left="0.0098in" fo:padding-right="0.0098in" style:run-through="foreground"/>
    </style:style>
    <style:style style:name="gr44" style:family="graphic">
      <style:graphic-properties draw:stroke="none" svg:stroke-color="#000000" draw:fill="none" draw:fill-color="#ffffff" fo:min-height="0.2366in" style:run-through="foreground"/>
    </style:style>
    <style:style style:name="gr45" style:family="graphic">
      <style:graphic-properties draw:stroke="none" svg:stroke-color="#000000" draw:fill="none" draw:fill-color="#ffffff" fo:min-height="0.3799in" style:run-through="foreground"/>
    </style:style>
    <style:style style:name="gr46" style:family="graphic">
      <style:graphic-properties draw:textarea-horizontal-align="justify" draw:textarea-vertical-align="middle" draw:auto-grow-height="false" fo:min-height="0.4484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textarea-horizontal-align="justify" draw:textarea-vertical-align="middle" draw:auto-grow-height="false" fo:min-height="0.2528in" fo:min-width="0.0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textarea-horizontal-align="justify" draw:textarea-vertical-align="middle" draw:auto-grow-height="false" fo:min-height="0.5126in" fo:min-width="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textarea-horizontal-align="justify" draw:textarea-vertical-align="middle" draw:auto-grow-height="false" fo:min-height="0.0445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in" svg:stroke-color="#000000" draw:marker-start-width="0.139in" draw:marker-end-width="0.139in" draw:fill="none" draw:textarea-horizontal-align="justify" draw:textarea-vertical-align="middle" draw:auto-grow-height="false" fo:min-height="0.161in" fo:min-width="0.3181in" fo:padding-top="0in" fo:padding-bottom="0in" fo:padding-left="0in" fo:padding-right="0in" style:run-through="foreground"/>
    </style:style>
    <style:style style:name="gr52" style:family="graphic">
      <style:graphic-properties svg:stroke-color="#000000" draw:fill="none" draw:textarea-horizontal-align="justify" draw:textarea-vertical-align="middle" draw:auto-grow-height="false" fo:min-height="0.1484in" fo:min-width="0.652in" style:run-through="foreground"/>
    </style:style>
    <style:style style:name="gr53" style:family="graphic">
      <style:graphic-properties draw:stroke="solid" svg:stroke-width="0in" svg:stroke-color="#000000" draw:marker-start-width="0.139in" draw:marker-end-width="0.139in" draw:fill="none" draw:textarea-horizontal-align="justify" draw:textarea-vertical-align="middle" draw:auto-grow-height="false" fo:min-height="0.1602in" fo:min-width="0.3181in" fo:padding-top="0in" fo:padding-bottom="0in" fo:padding-left="0in" fo:padding-right="0in" style:run-through="foreground"/>
    </style:style>
    <style:style style:name="gr54" style:family="graphic">
      <style:graphic-properties draw:stroke="solid" svg:stroke-width="0in" svg:stroke-color="#000000" draw:marker-start-width="0.139in" draw:marker-end-width="0.139in" draw:fill="none" draw:textarea-horizontal-align="justify" draw:textarea-vertical-align="middle" draw:auto-grow-height="false" fo:min-height="0.1618in" fo:min-width="0.3189in" fo:padding-top="0in" fo:padding-bottom="0in" fo:padding-left="0in" fo:padding-right="0in" style:run-through="foreground"/>
    </style:style>
    <style:style style:name="gr55" style:family="graphic">
      <style:graphic-properties svg:stroke-color="#000000" draw:fill="none" draw:textarea-horizontal-align="justify" draw:textarea-vertical-align="middle" draw:auto-grow-height="false" fo:min-height="0.15in" fo:min-width="0.652in" style:run-through="foreground"/>
    </style:style>
    <style:style style:name="gr56" style:family="graphic">
      <style:graphic-properties svg:stroke-color="#000000" draw:fill="none" draw:textarea-horizontal-align="justify" draw:textarea-vertical-align="middle" draw:auto-grow-height="false" fo:min-height="0.1484in" fo:min-width="0.6508in" style:run-through="foreground"/>
    </style:style>
    <style:style style:name="gr57" style:family="graphic">
      <style:graphic-properties svg:stroke-color="#000000" draw:fill="none" draw:textarea-horizontal-align="justify" draw:textarea-vertical-align="middle" draw:auto-grow-height="false" fo:min-height="0.15in" fo:min-width="0.5008in" style:run-through="foreground"/>
    </style:style>
    <style:style style:name="gr58" style:family="graphic">
      <style:graphic-properties svg:stroke-color="#000000" draw:fill="none" draw:textarea-horizontal-align="justify" draw:textarea-vertical-align="middle" draw:auto-grow-height="false" fo:min-height="0.1492in" fo:min-width="0.6508in" style:run-through="foreground"/>
    </style:style>
    <style:style style:name="gr59" style:family="graphic">
      <style:graphic-properties svg:stroke-color="#000000" draw:fill="none" draw:textarea-horizontal-align="justify" draw:textarea-vertical-align="middle" draw:auto-grow-height="false" fo:min-height="0.1492in" fo:min-width="0.6516in" style:run-through="foreground"/>
    </style:style>
    <style:style style:name="gr60" style:family="graphic">
      <style:graphic-properties draw:textarea-horizontal-align="center" draw:textarea-vertical-align="middle" style:run-through="foreground"/>
    </style:style>
    <style:style style:name="gr6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tyle:run-through="foreground" style:vertical-pos="from-top" style:vertical-rel="paragraph" style:horizontal-pos="from-left" style:horizontal-rel="paragraph"/>
    </style:style>
    <style:style style:name="gr63" style:family="graphic">
      <style:graphic-properties svg:stroke-color="#00a65d" draw:fill="gradient" draw:fill-gradient-name="Gradient_20_14" draw:textarea-horizontal-align="justify" draw:textarea-vertical-align="middle" draw:auto-grow-height="false" fo:min-height="3.1102in" fo:min-width="5.9146in" style:run-through="foreground"/>
    </style:style>
    <style:style style:name="gr64" style:family="graphic">
      <style:graphic-properties svg:stroke-color="#00a65d" draw:fill="gradient" draw:fill-gradient-name="Gradient_20_4" draw:textarea-horizontal-align="justify" draw:textarea-vertical-align="middle" draw:auto-grow-height="false" fo:min-height="3.0953in" fo:min-width="5.9075in" style:run-through="foreground"/>
    </style:style>
    <style:style style:name="gr65" style:family="graphic">
      <style:graphic-properties svg:stroke-width="0.0201in" svg:stroke-color="#000000" draw:marker-start-width="0.1689in" draw:marker-end-width="0.1689in" draw:fill="solid" draw:fill-color="#cccccc" draw:textarea-horizontal-align="justify" draw:textarea-vertical-align="middle" draw:auto-grow-height="false" fo:min-height="2.8071in" fo:min-width="2.8311in" fo:padding-top="0.0098in" fo:padding-bottom="0.0098in" fo:padding-left="0.0098in" fo:padding-right="0.0098in" style:run-through="foreground"/>
    </style:style>
    <style:style style:name="gr66" style:family="graphic">
      <style:graphic-properties svg:stroke-color="#000000" draw:fill="none" draw:fill-color="#729fcf" draw:textarea-horizontal-align="justify" draw:textarea-vertical-align="middle" draw:auto-grow-height="false" fo:min-height="0.9193in" fo:min-width="0.5374in" style:run-through="foreground"/>
    </style:style>
    <style:style style:name="gr67" style:family="graphic">
      <style:graphic-properties draw:stroke="none" svg:stroke-color="#000000" draw:fill="none" draw:fill-color="#ffffff" fo:min-height="0.1626in" style:run-through="foreground"/>
    </style:style>
    <style:style style:name="gr68" style:family="graphic">
      <style:graphic-properties style:run-through="foreground"/>
    </style:style>
    <style:style style:name="gr69" style:family="graphic">
      <style:graphic-properties svg:stroke-color="#000000" draw:fill="none" draw:fill-color="#729fcf" draw:textarea-horizontal-align="justify" draw:textarea-vertical-align="middle" draw:auto-grow-height="false" fo:min-height="0.2193in" fo:min-width="0.4492in" style:run-through="foreground"/>
    </style:style>
    <style:style style:name="gr70" style:family="graphic">
      <style:graphic-properties draw:stroke="none" svg:stroke-color="#000000" draw:fill="none" draw:fill-color="#ffffff" fo:min-height="0.152in" style:run-through="foreground"/>
    </style:style>
    <style:style style:name="gr71" style:family="graphic">
      <style:graphic-properties svg:stroke-color="#000000" draw:fill="none" draw:fill-color="#729fcf" draw:textarea-horizontal-align="justify" draw:textarea-vertical-align="middle" draw:auto-grow-height="false" fo:min-height="0.189in" fo:min-width="0.4in" style:run-through="foreground"/>
    </style:style>
    <style:style style:name="gr72" style:family="graphic">
      <style:graphic-properties svg:stroke-color="#000000" draw:fill-color="#000000" draw:textarea-horizontal-align="justify" draw:textarea-vertical-align="middle" draw:auto-grow-height="false" fo:min-height="0.1299in" fo:min-width="0.0445in" style:run-through="foreground"/>
    </style:style>
    <style:style style:name="gr73" style:family="graphic">
      <style:graphic-properties svg:stroke-color="#000000" draw:fill="none" draw:fill-color="#729fcf" draw:textarea-horizontal-align="justify" draw:textarea-vertical-align="middle" draw:auto-grow-height="false" fo:min-height="0.4972in" fo:min-width="0.5374in" style:run-through="foreground"/>
    </style:style>
    <style:style style:name="gr74" style:family="graphic">
      <style:graphic-properties svg:stroke-color="#000000" draw:fill="none" draw:fill-color="#729fcf" draw:textarea-horizontal-align="justify" draw:textarea-vertical-align="middle" draw:auto-grow-height="false" fo:min-height="0.2193in" fo:min-width="0.3965in" style:run-through="foreground"/>
    </style:style>
    <style:style style:name="gr75" style:family="graphic">
      <style:graphic-properties draw:stroke="none" svg:stroke-color="#000000" draw:fill="none" draw:fill-color="#ffffff" fo:min-height="0.2571in" style:run-through="foreground"/>
    </style:style>
    <style:style style:name="gr76" style:family="graphic">
      <style:graphic-properties svg:stroke-color="#000000" draw:fill="none" draw:fill-color="#729fcf" draw:textarea-horizontal-align="justify" draw:textarea-vertical-align="middle" draw:auto-grow-height="false" fo:min-height="0.3193in" fo:min-width="0.311in" style:run-through="foreground"/>
    </style:style>
    <style:style style:name="gr77" style:family="graphic">
      <style:graphic-properties svg:stroke-color="#000000" draw:fill="none" draw:fill-color="#729fcf" draw:textarea-horizontal-align="justify" draw:textarea-vertical-align="middle" draw:auto-grow-height="false" fo:min-height="1.5846in" fo:min-width="0.8457in" style:run-through="foreground"/>
    </style:style>
    <style:style style:name="gr78" style:family="graphic">
      <style:graphic-properties draw:stroke="none" svg:stroke-color="#000000" draw:fill="none" draw:fill-color="#ffffff" fo:min-height="0.3016in" style:run-through="foreground"/>
    </style:style>
    <style:style style:name="gr79" style:family="graphic">
      <style:graphic-properties svg:stroke-color="#000000" draw:fill="none" draw:fill-color="#729fcf" draw:textarea-horizontal-align="justify" draw:textarea-vertical-align="middle" draw:auto-grow-height="false" fo:min-height="0.3736in" fo:min-width="0.4055in" style:run-through="foreground"/>
    </style:style>
    <style:style style:name="gr80" style:family="graphic">
      <style:graphic-properties svg:stroke-width="0.0201in" svg:stroke-color="#000000" draw:marker-start-width="0.1689in" draw:marker-end-width="0.1689in" draw:fill="none" draw:textarea-horizontal-align="justify" draw:textarea-vertical-align="middle" draw:auto-grow-height="false" fo:min-height="0.1807in" fo:min-width="0.1807in" fo:padding-top="0.0098in" fo:padding-bottom="0.0098in" fo:padding-left="0.0098in" fo:padding-right="0.0098in" style:run-through="foreground"/>
    </style:style>
    <style:style style:name="gr8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82" style:family="graphic">
      <style:graphic-properties draw:stroke="none" svg:stroke-color="#000000" draw:fill="none" draw:fill-color="#ffffff" fo:min-height="0.3035in" style:run-through="foreground"/>
    </style:style>
    <style:style style:name="gr83" style:family="graphic">
      <style:graphic-properties svg:stroke-color="#000000" draw:fill="none" draw:fill-color="#729fcf" draw:textarea-horizontal-align="justify" draw:textarea-vertical-align="middle" draw:auto-grow-height="false" fo:min-height="0.3193in" fo:min-width="0.4071in" style:run-through="foreground"/>
    </style:style>
    <style:style style:name="gr84" style:family="graphic">
      <style:graphic-properties draw:stroke="none" svg:stroke-color="#000000" draw:fill="none" draw:fill-color="#ffffff" fo:min-height="0.2055in" style:run-through="foreground"/>
    </style:style>
    <style:style style:name="gr85" style:family="graphic">
      <style:graphic-properties svg:stroke-color="#000000" draw:fill="none" draw:fill-color="#729fcf" draw:textarea-horizontal-align="justify" draw:textarea-vertical-align="middle" draw:auto-grow-height="false" fo:min-height="0.2339in" fo:min-width="0.5146in" style:run-through="foreground"/>
    </style:style>
    <style:style style:name="gr86" style:family="graphic">
      <style:graphic-properties svg:stroke-width="0.0201in" svg:stroke-color="#000000" draw:marker-start-width="0.1689in" draw:marker-end-width="0.1689in" draw:fill="none" draw:textarea-horizontal-align="justify" draw:textarea-vertical-align="middle" draw:auto-grow-height="false" fo:min-height="0.0717in" fo:min-width="0.148in" fo:padding-top="0.0098in" fo:padding-bottom="0.0098in" fo:padding-left="0.0098in" fo:padding-right="0.0098in" style:run-through="foreground"/>
    </style:style>
    <style:style style:name="gr87" style:family="graphic">
      <style:graphic-properties draw:stroke="none" svg:stroke-color="#000000" draw:fill="none" draw:fill-color="#ffffff" fo:min-height="0.3118in" style:run-through="foreground"/>
    </style:style>
    <style:style style:name="gr88" style:family="graphic">
      <style:graphic-properties svg:stroke-color="#000000" draw:fill="none" draw:fill-color="#729fcf" draw:textarea-horizontal-align="justify" draw:textarea-vertical-align="middle" draw:auto-grow-height="false" fo:min-height="0.2811in" fo:min-width="0.4598in" style:run-through="foreground"/>
    </style:style>
    <style:style style:name="gr89"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90" style:family="graphic">
      <style:graphic-properties draw:fill-color="#000000" draw:textarea-horizontal-align="justify" draw:textarea-vertical-align="middle" draw:auto-grow-height="false" fo:min-height="0.0693in" fo:min-width="0.0693in" style:run-through="foreground"/>
    </style:style>
    <style:style style:name="gr91" style:family="graphic">
      <style:graphic-properties svg:stroke-width="0in" svg:stroke-color="#000000" draw:marker-start-width="0.139in" draw:marker-end-width="0.139in" draw:textarea-horizontal-align="center" draw:textarea-vertical-align="middle" fo:padding-top="0in" fo:padding-bottom="0in" fo:padding-left="0in" fo:padding-right="0in" style:run-through="foreground"/>
    </style:style>
    <style:style style:name="gr92" style:family="graphic">
      <style:graphic-properties draw:stroke="none" svg:stroke-color="#000000" draw:fill="none" draw:fill-color="#ffffff" fo:min-height="0.4402in" style:run-through="foreground"/>
    </style:style>
    <style:style style:name="gr93" style:family="graphic">
      <style:graphic-properties svg:stroke-color="#000000" draw:fill="none" draw:fill-color="#729fcf" draw:textarea-horizontal-align="justify" draw:textarea-vertical-align="middle" draw:auto-grow-height="false" fo:min-height="0.4291in" fo:min-width="0.8917in" style:run-through="foreground"/>
    </style:style>
    <style:style style:name="gr94" style:family="graphic">
      <style:graphic-properties svg:stroke-color="#333333" draw:fill-color="#ffffff" draw:opacity="100%" draw:textarea-horizontal-align="justify" draw:textarea-vertical-align="middle" draw:auto-grow-height="false" fo:min-height="0.1335in" fo:min-width="0.1102in" style:run-through="foreground"/>
    </style:style>
    <style:style style:name="gr95" style:family="graphic">
      <style:graphic-properties svg:stroke-color="#333333" svg:stroke-opacity="100%" draw:fill="gradient" draw:fill-gradient-name="Gradient_20_8" draw:opacity="100%" draw:textarea-horizontal-align="justify" draw:textarea-vertical-align="middle" draw:auto-grow-height="false" fo:min-height="0.2654in" fo:min-width="0.2654in" style:run-through="foreground"/>
    </style:style>
    <style:style style:name="gr96" style:family="graphic">
      <style:graphic-properties svg:stroke-width="0.0201in" svg:stroke-color="#000000" draw:marker-start-width="0.1689in" draw:marker-end-width="0.1689in" draw:fill="none" draw:textarea-horizontal-align="justify" draw:textarea-vertical-align="middle" draw:auto-grow-height="false" fo:min-height="3.0709in" fo:min-width="1.2689in" fo:padding-top="0.0098in" fo:padding-bottom="0.0098in" fo:padding-left="0.0098in" fo:padding-right="0.0098in" style:run-through="background" draw:wrap-influence-on-position="once-concurrent"/>
    </style:style>
    <style:style style:name="gr97" style:family="graphic">
      <style:graphic-properties draw:stroke="solid" svg:stroke-width="0in" svg:stroke-color="#000000" draw:marker-start-width="0.139in" draw:marker-end-width="0.139in" draw:fill="none" draw:textarea-horizontal-align="justify" draw:textarea-vertical-align="middle" draw:auto-grow-height="false" fo:min-height="0.161in" fo:min-width="0.3181in" fo:padding-top="0in" fo:padding-bottom="0in" fo:padding-left="0in" fo:padding-right="0in" style:run-through="background"/>
    </style:style>
    <style:style style:name="gr98" style:family="graphic">
      <style:graphic-properties svg:stroke-color="#000000" draw:fill="none" draw:textarea-horizontal-align="justify" draw:textarea-vertical-align="middle" draw:auto-grow-height="false" fo:min-height="0.1484in" fo:min-width="0.652in" style:run-through="background"/>
    </style:style>
    <style:style style:name="gr99" style:family="graphic">
      <style:graphic-properties draw:stroke="solid" svg:stroke-width="0in" svg:stroke-color="#000000" draw:marker-start-width="0.139in" draw:marker-end-width="0.139in" draw:fill="none" draw:textarea-horizontal-align="justify" draw:textarea-vertical-align="middle" draw:auto-grow-height="false" fo:min-height="0.1602in" fo:min-width="0.3181in" fo:padding-top="0in" fo:padding-bottom="0in" fo:padding-left="0in" fo:padding-right="0in" style:run-through="background"/>
    </style:style>
    <style:style style:name="gr100" style:family="graphic">
      <style:graphic-properties draw:stroke="solid" svg:stroke-width="0in" svg:stroke-color="#000000" draw:marker-start-width="0.139in" draw:marker-end-width="0.139in" draw:fill="none" draw:textarea-horizontal-align="justify" draw:textarea-vertical-align="middle" draw:auto-grow-height="false" fo:min-height="0.1618in" fo:min-width="0.3189in" fo:padding-top="0in" fo:padding-bottom="0in" fo:padding-left="0in" fo:padding-right="0in" style:run-through="background"/>
    </style:style>
    <style:style style:name="gr101" style:family="graphic">
      <style:graphic-properties svg:stroke-color="#000000" draw:fill="none" draw:textarea-horizontal-align="justify" draw:textarea-vertical-align="middle" draw:auto-grow-height="false" fo:min-height="0.15in" fo:min-width="0.652in" style:run-through="background"/>
    </style:style>
    <style:style style:name="gr102" style:family="graphic">
      <style:graphic-properties svg:stroke-color="#000000" draw:fill="none" draw:textarea-horizontal-align="justify" draw:textarea-vertical-align="middle" draw:auto-grow-height="false" fo:min-height="0.1484in" fo:min-width="0.6508in" style:run-through="background"/>
    </style:style>
    <style:style style:name="gr103" style:family="graphic">
      <style:graphic-properties svg:stroke-color="#000000" draw:fill="none" draw:textarea-horizontal-align="justify" draw:textarea-vertical-align="middle" draw:auto-grow-height="false" fo:min-height="0.15in" fo:min-width="0.5008in" style:run-through="background"/>
    </style:style>
    <style:style style:name="gr104" style:family="graphic">
      <style:graphic-properties svg:stroke-color="#000000" draw:fill="none" draw:textarea-horizontal-align="justify" draw:textarea-vertical-align="middle" draw:auto-grow-height="false" fo:min-height="0.1492in" fo:min-width="0.6508in" style:run-through="background"/>
    </style:style>
    <style:style style:name="gr105" style:family="graphic">
      <style:graphic-properties svg:stroke-color="#000000" draw:fill="none" draw:textarea-horizontal-align="justify" draw:textarea-vertical-align="middle" draw:auto-grow-height="false" fo:min-height="0.1492in" fo:min-width="0.6516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65"/>
      <text:p text:style-name="P16">FORMULARIO DE SOLICITUD DE INICIO DE PROYECTO FINAL.</text:p>
      <text:p text:style-name="P15">INGENIERĺA ELECTRÓNICA. INGENIERĺA EN COMPUTACIÓN</text:p>
      <text:p text:style-name="P17"/>
      <text:p text:style-name="P5">FECHA DE SOLICITUD: </text:p>
      <text:p text:style-name="P5">ESTUDIANTES SOLICITANT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p>
          </table:table-cell>
          <table:table-cell table:style-name="Table1.A1" office:value-type="string">
            <text:p text:style-name="P4">LEGAJO</text:p>
          </table:table-cell>
          <table:table-cell table:style-name="Table1.A1" office:value-type="string">
            <text:p text:style-name="P4">DNI</text:p>
          </table:table-cell>
          <table:table-cell table:style-name="Table1.D1" office:value-type="string">
            <text:p text:style-name="P4">APELLIDO Y NOMBRES</text:p>
          </table:table-cell>
        </table:table-row>
        <table:table-row table:style-name="Table1.1">
          <table:table-cell table:style-name="Table1.A1" office:value-type="string">
            <text:p text:style-name="P4">1</text:p>
          </table:table-cell>
          <table:table-cell table:style-name="Table1.A1" office:value-type="string">
            <text:p text:style-name="P6">9464</text:p>
          </table:table-cell>
          <table:table-cell table:style-name="Table1.A1" office:value-type="string">
            <text:p text:style-name="P7">27.669.188</text:p>
          </table:table-cell>
          <table:table-cell table:style-name="Table1.D1" office:value-type="string">
            <text:p text:style-name="P7">ALLENDE SEBASTIÁN</text:p>
          </table:table-cell>
        </table:table-row>
        <table:table-row table:style-name="Table1.1">
          <table:table-cell table:style-name="Table1.A1" office:value-type="string">
            <text:p text:style-name="P4">-</text:p>
          </table:table-cell>
          <table:table-cell table:style-name="Table1.A1" office:value-type="string">
            <text:p text:style-name="P8">------------</text:p>
          </table:table-cell>
          <table:table-cell table:style-name="Table1.A1" office:value-type="string">
            <text:p text:style-name="P8">---------------</text:p>
          </table:table-cell>
          <table:table-cell table:style-name="Table1.D1" office:value-type="string">
            <text:p text:style-name="P8">--------------------------------------------------------------------------------------------------------------------</text:p>
          </table:table-cell>
        </table:table-row>
        <table:table-row table:style-name="Table1.4">
          <table:table-cell table:style-name="Table1.A1" office:value-type="string">
            <text:p text:style-name="P4">-</text:p>
          </table:table-cell>
          <table:table-cell table:style-name="Table1.A1" office:value-type="string">
            <text:p text:style-name="P8">--------------</text:p>
          </table:table-cell>
          <table:table-cell table:style-name="Table1.A1" office:value-type="string">
            <text:p text:style-name="P8">---------------</text:p>
          </table:table-cell>
          <table:table-cell table:style-name="Table1.D1" office:value-type="string">
            <text:p text:style-name="P8">--------------------------------------------------------------------------------------------------------------------</text:p>
          </table:table-cell>
        </table:table-row>
      </table:table>
      <text:p text:style-name="P20"/>
      <text:p text:style-name="P20">TIPO DE PROYECTO DE <text:span text:style-name="T56">INGENIERÍA</text:span> (marcar la casilla que corresponda):</text:p>
      <text:p text:style-name="P36"><text:span text:style-name="T1">□</text:span><text:span text:style-name="T2"> </text:span>Desarrollo solicitado por un laboratorio de investigación de UNMDP</text:p>
      <text:p text:style-name="P36"><draw:custom-shape text:anchor-type="paragraph" draw:z-index="2" draw:name="Shape1" draw:style-name="gr3" svg:width="0.1933in" svg:height="0.1787in" svg:x="0.2307in" svg:y="0.052i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span text:style-name="T1">□</text:span><text:span text:style-name="T2"> </text:span>Desarrollo independiente propuesto por el estudiante </text:p>
      <text:p text:style-name="P36"><text:span text:style-name="T1">□</text:span><text:span text:style-name="T2"> </text:span>Proyecto ejecutado en el ámbito de trabajo profesional o pasantía</text:p>
      <text:p text:style-name="P36"/>
      <text:p text:style-name="P13"><draw:custom-shape text:anchor-type="paragraph" draw:z-index="3" draw:name="Shape1" draw:style-name="gr3" svg:width="0.1933in" svg:height="0.1787in" svg:x="4.2335in" svg:y="0.0555i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INDICAR SI EXISTE <text:span text:style-name="T56">RESTRICCIÓN</text:span> DE PROPIEDAD INTELECTUAL: <text:s/>SI <text:span text:style-name="T1">□</text:span><text:span text:style-name="T3"> </text:span><text:s text:c="4"/>NO <text:span text:style-name="T1">□</text:span></text:p>
      <text:p text:style-name="P13"><draw:custom-shape text:anchor-type="paragraph" draw:z-index="4" draw:name="Shape1" draw:style-name="gr3" svg:width="0.1933in" svg:height="0.1787in" svg:x="5.8071in" svg:y="0.0575i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INDICAR SI SE TRATA DE UN PROYECTO MULTIDISCIPLINARIO DE <text:span text:style-name="T56">INGENIERÍA</text:span>: <text:s/>SI <text:span text:style-name="T1">□</text:span><text:span text:style-name="T3"> </text:span><text:s text:c="4"/>NO <text:span text:style-name="T1">□</text:span></text:p>
      <text:p text:style-name="P14"/>
      <text:p text:style-name="P18"/>
      <text:p text:style-name="P19">TÍTULO DEL PROYECTO FINAL: <text:span text:style-name="T32"><text:tab/>REDES DE SENSORES </text:span></text:p>
      <text:p text:style-name="P19"/>
      <text:p text:style-name="P1"/>
      <text:p text:style-name="P11">DESCRIPCIÓN</text:p>
      <text:p text:style-name="P2"><text:tab/></text:p>
      <text:p text:style-name="P3"><text:tab/><text:span text:style-name="T31">S</text:span><text:span text:style-name="T5">istema de sensores inalámbricos <text:s/>más </text:span><text:span text:style-name="T4"><text:s/>un conjunto de </text:span><text:span text:style-name="T5">dispositivos repetidores interco</text:span><text:span text:style-name="T6">ne</text:span><text:span text:style-name="T7">c</text:span><text:span text:style-name="T5">tados,</text:span><text:span text:style-name="T4"> que </text:span><text:span text:style-name="T5">forman parte de una cadena inalámbrica de avance de datos, hacia un nodo recolector </text:span><text:span text:style-name="T6">y un Gateway </text:span><text:span text:style-name="T5">encargado de enviar </text:span><text:span text:style-name="T6">los datos a un servidor remoto mediante Internet. </text:span></text:p>
      <text:p text:style-name="P9"/>
      <text:p text:style-name="P12"><text:span text:style-name="T25">La </text:span><text:span text:style-name="T24">recolección de datos,</text:span><text:span text:style-name="T25"> almacenamiento, <text:s/>monitoreo y control de los sensores y red se encuentra en el servidor web que no </text:span><text:span text:style-name="T26">esta</text:span><text:span text:style-name="T25"> dentro del alcance de este proyecto por ser parte de otra disciplina </text:span><text:span text:style-name="T27">o se adquirió conocimientos sobre administración y </text:span><text:span text:style-name="T28">programación</text:span><text:span text:style-name="T27"> servidores fuera de la oferta que </text:span><text:span text:style-name="T28">ofrece</text:span><text:span text:style-name="T27"> la </text:span><text:span text:style-name="T29">curricula</text:span><text:span text:style-name="T27"> </text:span><text:span text:style-name="T29">del plan de estudios</text:span><text:span text:style-name="T25">. <text:s/></text:span></text:p>
      <text:p text:style-name="P10"/>
      <text:p text:style-name="P12"><text:span text:style-name="T27">El servidor</text:span><text:span text:style-name="T25"> se encuentra desarrollado, no es propiedad <text:s/>del estudiante ni formo parte del mismo. </text:span><text:span text:style-name="T28">El presente proyecto s</text:span><text:span text:style-name="T25">olo se limit</text:span><text:span text:style-name="T28">a</text:span><text:span text:style-name="T25"> al formateo y presentación de los datos para que puedan ser interpretados por el servidor remoto.</text:span></text:p>
      <text:p text:style-name="P21"><text:s/></text:p>
      <text:p text:style-name="P32">Tecnologías/ Conocimientos necesarios</text:p>
      <text:p text:style-name="P21"/>
      <text:p text:style-name="P33"><text:span text:style-name="T16">Los conocimientos principales en este desarrollo son programación </text:span><text:span text:style-name="T17">lenguaje estructurado</text:span><text:span text:style-name="T16">, </text:span><text:span text:style-name="T17">diseño <text:s/>de aplicaciones e </text:span><text:span text:style-name="T18">interfaces</text:span><text:span text:style-name="T17"> para pilas de protocolos y bibliotecas de comunicaciones <text:s/>MiWi(</text:span><text:span text:style-name="T18">802.15.4</text:span><text:span text:style-name="T17"> reducido), Ethernet( </text:span><text:span text:style-name="T18">802.3 </text:span><text:span text:style-name="T17">reducido), MODBUS ,</text:span><text:span text:style-name="T16"> d</text:span><text:span text:style-name="T17">iseño</text:span><text:span text:style-name="T16"> de </text:span><text:span text:style-name="T17">pcb, diseño de fuentes de alimentación, diseño de </text:span><text:span text:style-name="T21">interfa</text:span><text:span text:style-name="T23">c</text:span><text:span text:style-name="T21">es</text:span><text:span text:style-name="T17"> de acceso al medio.</text:span></text:p>
      <text:p text:style-name="P35"><text:soft-page-break/><text:span text:style-name="T16">Cabe mencionar </text:span><text:span text:style-name="T22">también</text:span><text:span text:style-name="T16"> todo el conocimiento previo adquirido en la investigación durante la etapa de selección de las tecnologías disponibles en cada una de las secciones del proyecto, discriminando desde limitaciones en frecuencia, cantidad de nodos, licencias, tamaño de bibliotecas y pilas de protocolos, </text:span><text:span text:style-name="T19">factibilidad económica</text:span><text:span text:style-name="T16">, acceso a proveedores, disponibilidad de ejemplos didácticos. </text:span><text:span text:style-name="T19">También cursos presenciales y presentaciones de </text:span><text:span text:style-name="T21">capacitaciones</text:span><text:span text:style-name="T19"> sobre redes de sensores en otras plataformas y casas académicas que no fueron las adoptadas para este proyecto.</text:span></text:p>
      <text:p text:style-name="P23"/>
      <text:p text:style-name="P22"/>
      <text:p text:style-name="P34"><text:span text:style-name="T19">L</text:span><text:span text:style-name="T16">as tecnologías utilizadas pueden ser agrupadas en </text:span></text:p>
      <text:p text:style-name="P24"/>
      <text:p text:style-name="P24">Comunicaciones:</text:p>
      <text:p text:style-name="P34"><text:span text:style-name="T16"><text:tab/></text:span><text:span text:style-name="T20">P</text:span><text:span text:style-name="T16">rotocolo Modbus (estandar industrial de MODICON)</text:span></text:p>
      <text:p text:style-name="P34"><text:span text:style-name="T16"><text:tab/></text:span><text:span text:style-name="T20">P</text:span><text:span text:style-name="T16">rotocolo MIWI (802.15.4)</text:span></text:p>
      <text:p text:style-name="P25"><text:tab/><text:span text:style-name="T33">Protocolo ethernet (802.3)</text:span></text:p>
      <text:p text:style-name="P24">Programación:</text:p>
      <text:p text:style-name="P24"><text:tab/>Lenguaje C</text:p>
      <text:p text:style-name="P24"><text:tab/>Compiladores c18, xc8</text:p>
      <text:p text:style-name="P24"><text:tab/><text:span text:style-name="T33">Programación orientada a eventos.</text:span></text:p>
      <text:p text:style-name="P26"><text:tab/>Programación orientada a polimorfismo y herencia en C.</text:p>
      <text:p text:style-name="P26"><text:tab/>Estructuración de datos.</text:p>
      <text:p text:style-name="P26"><text:tab/>Aplicaciones distribuidas.</text:p>
      <text:p text:style-name="P27">Dispositivos:</text:p>
      <text:p text:style-name="P27"><text:tab/>Familias bajo consumo XL<text:span text:style-name="T68">P</text:span> PIC18f Microchip.</text:p>
      <text:p text:style-name="P28"><text:tab/>Módulos transceptores MRf24j40 Microchip.</text:p>
      <text:p text:style-name="P28"><text:tab/>Controladores switching DC-DC Microchip.</text:p>
      <text:p text:style-name="P28"><text:tab/>Controladores de carga de baterías Microchip.</text:p>
      <text:p text:style-name="P28"><text:tab/><text:span text:style-name="T55">Puentes Ethernet 28j60 <text:s/></text:span>Microchip.</text:p>
      <text:p text:style-name="P26"/>
      <text:p text:style-name="P26"/>
      <text:p text:style-name="P31">Problemática a solucionar</text:p>
      <text:p text:style-name="P30"/>
      <text:p text:style-name="P29"><text:tab/>El sistema atiende la necesidad aspectos importantes en la industria de servicios públicos como reducción de costos, menor tiempo de cadencia para la toma de datos, aplicación de acciones. Beneficia al usuario permitiendo conocer en tiempo real sus consumos y ajustar su economía.</text:p>
      <text:p text:style-name="P29"/>
      <text:p text:style-name="P53">Problemas que se mitigan y funcionalidades que se incorporan:</text:p>
      <text:p text:style-name="P53"/>
      <text:list xml:id="list584606982" text:style-name="L1">
        <text:list-item>
          <text:p text:style-name="P110">Interrumpir el servicio de los usuarios.</text:p>
          <text:p text:style-name="P110"/>
        </text:list-item>
        <text:list-item>
          <text:p text:style-name="P66">Errores que se generan al tomar las mediciones de consumo.</text:p>
        </text:list-item>
        <text:list-item>
          <text:p text:style-name="P66"><text:span text:style-name="T55">C</text:span>ontrol en el consumo.</text:p>
        </text:list-item>
        <text:list-item>
          <text:p text:style-name="P66"><text:span text:style-name="T55">S</text:span>eguridad del personal utilizado para la toma de datos.</text:p>
        </text:list-item>
        <text:list-item>
          <text:p text:style-name="P97"><text:span text:style-name="T35">A</text:span><text:span text:style-name="T34">lto costo que genera tener que movilizarse hasta zonas </text:span><text:span text:style-name="T37">remotas, ya sean viáticos, insumos, roturas de vehículos etc.</text:span></text:p>
        </text:list-item>
      </text:list>
      <text:p text:style-name="P52"><draw:frame text:anchor-type="paragraph" draw:z-index="46" draw:name="Shape23" draw:style-name="gr34" draw:text-style-name="P129" svg:width="2.8476in" svg:height="0.7949in" svg:x="2.1575in" svg:y="0.1429in"><draw:text-box><text:p text:style-name="P113"><text:span text:style-name="T107">ALCANCE DEL PROYECTO</text:span></text:p><text:p text:style-name="P113"><text:span text:style-name="T107"/></text:p><text:p text:style-name="P113"><text:span text:style-name="T107">RED DE SENSORES</text:span></text:p></draw:text-box></draw:frame><text:span text:style-name="T37">D</text:span><text:span text:style-name="T36">iagrama </text:span><text:span text:style-name="T38">general:</text:span></text:p>
      <text:p text:style-name="P44"/>
      <text:p text:style-name="P44"><draw:custom-shape text:anchor-type="paragraph" draw:z-index="1" draw:name="Shape22" draw:style-name="gr2" draw:text-style-name="P112" svg:width="7.0835in" svg:height="4.098in" svg:x="-0.1626in" svg:y="0.0118in"><text:p/><draw:enhanced-geometry svg:viewBox="0 0 21600 21600" draw:type="rectangle" draw:enhanced-path="M 0 0 L 21600 0 21600 21600 0 21600 0 0 Z N"/></draw:custom-shape></text:p>
      <text:p text:style-name="P37"/>
      <text:p text:style-name="P37"><draw:custom-shape text:anchor-type="paragraph" draw:z-index="42" draw:name="Shape20" draw:style-name="gr31" draw:text-style-name="P111" svg:width="1.3524in" svg:height="3.4142in" svg:x="1.7402in" svg:y="0.12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20" draw:style-name="gr21" draw:text-style-name="P111" svg:width="3.7697in" svg:height="1.4933in" svg:x="3.0925in" svg:y="0.12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draw:g text:anchor-type="paragraph" draw:z-index="44" draw:style-name="gr22"><draw:custom-shape draw:name="Shape2" draw:style-name="gr26" draw:text-style-name="P114" svg:width="0.6823in" svg:height="0.6823in" svg:x="0.9618in" svg:y="0.0862in"><text:p text:style-name="P113">Monitor 1</text:p><draw:enhanced-geometry svg:viewBox="0 0 21600 21600" draw:type="rectangle" draw:enhanced-path="M 0 0 L 21600 0 21600 21600 0 21600 0 0 Z N"/></draw:custom-shape><draw:custom-shape draw:name="Shape4" draw:style-name="gr32" draw:text-style-name="P115" svg:width="0.9189in" svg:height="0.5685in" svg:x="0.0429in" svg:y="0.1433in"><text:p>Sensor</text:p><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line draw:name="Shape6" draw:style-name="gr33" draw:text-style-name="P113" svg:x1="1.6437in" svg:y1="0.6201in" svg:x2="1.8335in" svg:y2="0.6201in"><text:p/></draw:line><draw:line draw:name="Shape8" draw:style-name="gr24" draw:text-style-name="P113" svg:x1="1.8327in" svg:y1="0.6201in" svg:x2="1.8327in" svg:y2="0.3055in"><text:p/></draw:line><draw:custom-shape draw:name="Shape7" draw:style-name="gr25" draw:text-style-name="P115" svg:width="0.2232in" svg:height="0.135in" draw:transform="rotate (-3.13007348052663) translate (1.94513888888889in 0.3201388888888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40" draw:name="Shape18" draw:style-name="gr29" draw:text-style-name="P128" svg:width="0.928in" svg:height="0.5303in" svg:x="1.9409in" svg:y="-0.0736in"><draw:text-box><text:p><text:span text:style-name="T106">Estrella</text:span></text:p></draw:text-box></draw:frame><draw:frame text:anchor-type="paragraph" draw:z-index="41" draw:name="Shape19" draw:style-name="gr30" draw:text-style-name="P128" svg:width="0.6858in" svg:height="0.2697in" svg:x="4.6299in" svg:y="-0.0752in"><draw:text-box><text:p><text:span text:style-name="T106">Malla</text:span></text:p></draw:text-box></draw:frame></text:p>
      <text:p text:style-name="P37"><draw:frame text:anchor-type="paragraph" draw:z-index="32" draw:name="Shape13" draw:style-name="gr20" draw:text-style-name="P122" svg:width="0.7303in" svg:height="0.3941in" svg:x="3.6236in" svg:y="0.048in"><draw:text-box><text:p text:style-name="P121"><text:span text:style-name="T103">802.15.4</text:span></text:p><text:p><text:span text:style-name="T102">MESH</text:span></text:p></draw:text-box></draw:frame><draw:frame text:anchor-type="paragraph" draw:z-index="36" draw:name="Shape13" draw:style-name="gr20" draw:text-style-name="P122" svg:width="0.7378in" svg:height="0.3941in" svg:x="5.161in" svg:y="0.0398in"><draw:text-box><text:p text:style-name="P121"><text:span text:style-name="T103">802.15.4</text:span></text:p><text:p><text:span text:style-name="T102">MESH</text:span></text:p></draw:text-box></draw:frame></text:p>
      <text:p text:style-name="P37"><draw:custom-shape text:anchor-type="paragraph" draw:z-index="19" draw:name="Shape9" draw:style-name="gr12" draw:text-style-name="P117" svg:width="0.1343in" svg:height="0.1488in" draw:transform="rotate (2.44398455156766) translate (2.30347222222222in 0.154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Shape9" draw:style-name="gr12" draw:text-style-name="P117" svg:width="0.1343in" svg:height="0.1488in" draw:transform="rotate (-0.766723140401109) translate (2.50138888888889in 0.154166666666667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draw:g text:anchor-type="paragraph" draw:z-index="35" draw:style-name="gr22"><draw:custom-shape draw:name="Shape2" draw:style-name="gr26" draw:text-style-name="P114" svg:width="0.6823in" svg:height="0.6823in" svg:x="4.3382in" svg:y="0.4988in"><text:p text:style-name="P113">PA</text:p><text:p text:style-name="P113">x</text:p><text:p text:style-name="P113">MESH</text:p><draw:enhanced-geometry svg:viewBox="0 0 21600 21600" draw:type="rectangle" draw:enhanced-path="M 0 0 L 21600 0 21600 21600 0 21600 0 0 Z N"/></draw:custom-shape><draw:line draw:name="Shape8" draw:style-name="gr24" draw:text-style-name="P113" svg:x1="4.689in" svg:y1="0.5in" svg:x2="4.689in" svg:y2="0.1854in"><text:p/></draw:line><draw:custom-shape draw:name="Shape7" draw:style-name="gr25" draw:text-style-name="P115" svg:width="0.2232in" svg:height="0.135in" draw:transform="rotate (-3.13007348052663) translate (4.80069444444444in 0.1979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43" draw:style-name="gr22"><draw:custom-shape draw:name="Shape2" draw:style-name="gr26" draw:text-style-name="P114" svg:width="0.6823in" svg:height="0.6823in" svg:x="2.6772in" svg:y="0.4811in"><text:p text:style-name="P113">PA</text:p><text:p text:style-name="P113">1</text:p><text:p text:style-name="P113">MESH</text:p><draw:enhanced-geometry svg:viewBox="0 0 21600 21600" draw:type="rectangle" draw:enhanced-path="M 0 0 L 21600 0 21600 21600 0 21600 0 0 Z N"/></draw:custom-shape><draw:line draw:name="Shape8" draw:style-name="gr24" draw:text-style-name="P113" svg:x1="3.0276in" svg:y1="0.4811in" svg:x2="3.0276in" svg:y2="0.1665in"><text:p/></draw:line><draw:custom-shape draw:name="Shape7" draw:style-name="gr25" draw:text-style-name="P115" svg:width="0.2232in" svg:height="0.135in" draw:transform="rotate (-3.13007348052663) translate (3.13958333333333in 0.180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34" draw:style-name="gr22"><draw:custom-shape draw:name="Shape2" draw:style-name="gr23" draw:text-style-name="P123" svg:width="0.6831in" svg:height="0.6831in" svg:x="5.7453in" svg:y="0.4811in"><text:p text:style-name="P113"><text:span text:style-name="T104">PA</text:span></text:p><text:p text:style-name="P113"><text:span text:style-name="T104">Control</text:span></text:p><text:p text:style-name="P113"><text:span text:style-name="T104">MESH</text:span></text:p><draw:enhanced-geometry svg:viewBox="0 0 21600 21600" draw:type="rectangle" draw:enhanced-path="M 0 0 L 21600 0 21600 21600 0 21600 0 0 Z N"/></draw:custom-shape><draw:line draw:name="Shape8" draw:style-name="gr24" draw:text-style-name="P124" svg:x1="6.0972in" svg:y1="0.4815in" svg:x2="6.0972in" svg:y2="0.1669in"><text:p/></draw:line><draw:custom-shape draw:name="Shape7" draw:style-name="gr25" draw:text-style-name="P125" svg:width="0.2232in" svg:height="0.135in" draw:transform="rotate (-3.13007348052663) translate (6.20763888888889in 0.180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52" draw:name="Shape3" draw:style-name="gr27" draw:text-style-name="P126" svg:width="0.3059in" svg:height="0.2295in" svg:x="2.0291in" svg:y="-0.0508in"><draw:text-box><text:p><text:span text:style-name="T102">P2P</text:span></text:p></draw:text-box></draw:frame><draw:custom-shape text:anchor-type="paragraph" draw:z-index="23" draw:name="Shape9" draw:style-name="gr13" draw:text-style-name="P116" svg:width="0.1343in" svg:height="0.1488in" svg:x="3.6016in" svg:y="0.1425in"><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Shape9" draw:style-name="gr14" draw:text-style-name="P118" svg:width="0.1358in" svg:height="0.1496in" svg:x="3.9457in" svg:y="0.1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9" draw:style-name="gr13" draw:text-style-name="P116" svg:width="0.1343in" svg:height="0.1488in" svg:x="5.2161in" svg:y="0.1555in"><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Shape9" draw:style-name="gr15" draw:text-style-name="P118" svg:width="0.1358in" svg:height="0.1496in" svg:x="5.5472in" svg:y="0.1563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draw:custom-shape text:anchor-type="paragraph" draw:z-index="45" draw:name="Shape2" draw:style-name="gr4" draw:text-style-name="P114" svg:width="0.6823in" svg:height="0.6823in" svg:x="1.0063in" svg:y="0.0492in"><text:p text:style-name="P113">Monitor i</text:p><draw:enhanced-geometry svg:viewBox="0 0 21600 21600" draw:type="rectangle" draw:enhanced-path="M 0 0 L 21600 0 21600 21600 0 21600 0 0 Z N"/></draw:custom-shape><draw:custom-shape text:anchor-type="paragraph" draw:z-index="6" draw:name="Shape4" draw:style-name="gr5" draw:text-style-name="P115" svg:width="0.9287in" svg:height="0.5685in" svg:x="0.078in" svg:y="0.1339in"><text:p>Sensor</text:p><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text:anchor-type="paragraph" draw:z-index="9" draw:name="Shape7" draw:style-name="gr8" draw:text-style-name="P115" svg:width="0.2232in" svg:height="0.135in" draw:transform="rotate (-3.13007348052663) translate (1.98888888888889in 0.2430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9" draw:style-name="gr13" draw:text-style-name="P116" svg:width="0.1343in" svg:height="0.1488in" svg:x="2.1846in" svg:y="0.0681in"><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name="Shape9" draw:style-name="gr11" draw:text-style-name="P116" svg:width="0.1343in" svg:height="0.1488in" svg:x="2.470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draw:line text:anchor-type="paragraph" draw:z-index="12" draw:name="Shape8" draw:style-name="gr10" draw:text-style-name="P113" svg:x1="1.8776in" svg:y1="0.2909in" svg:x2="1.8776in" svg:y2="-0.0236in"><text:p/></draw:line><draw:line text:anchor-type="paragraph" draw:z-index="13" draw:name="Shape8" draw:style-name="gr10" draw:text-style-name="P113" svg:x1="1.8776in" svg:y1="0.2909in" svg:x2="1.8776in" svg:y2="-0.0236in"><text:p/></draw:line><draw:frame text:anchor-type="paragraph" draw:z-index="39" draw:name="Shape3" draw:style-name="gr28" draw:text-style-name="P127" svg:width="0.6862in" svg:height="0.4906in" svg:x="2.0071in" svg:y="0.0547in"><draw:text-box><text:p text:style-name="P121"><text:span text:style-name="T105">802.15.4</text:span></text:p><text:p><text:span text:style-name="T102">P2P</text:span></text:p></draw:text-box></draw:frame></text:p>
      <text:p text:style-name="P37"><draw:line text:anchor-type="paragraph" draw:z-index="11" draw:name="Shape6" draw:style-name="gr9" draw:text-style-name="P113" svg:x1="1.6882in" svg:y1="0.0319in" svg:x2="1.878in" svg:y2="0.0319in"><text:p/></draw:line></text:p>
      <text:p text:style-name="P37"><draw:line text:anchor-type="paragraph" draw:z-index="8" draw:name="Shape5" draw:style-name="gr7" draw:text-style-name="P113" svg:x1="1.3177in" svg:y1="0.0311in" svg:x2="1.3177in" svg:y2="0.5976in"><text:p/></draw:line><draw:custom-shape text:anchor-type="paragraph" draw:z-index="18" draw:name="Shape9" draw:style-name="gr11" draw:text-style-name="P116" svg:width="0.1343in" svg:height="0.1488in" draw:transform="rotate (0.785223630472249) translate (2.39444444444444in 0.0548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 draw:name="Shape9" draw:style-name="gr11" draw:text-style-name="P116" svg:width="0.1343in" svg:height="0.1488in" draw:transform="rotate (-2.32966548556203) translate (2.39444444444444in 0.261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draw:custom-shape text:anchor-type="paragraph" draw:z-index="27" draw:name="Shape10" draw:style-name="gr16" draw:text-style-name="P119" svg:width="0.2531in" svg:height="0.4642in" svg:x="5.9634in" svg:y="-0.0673in"><text:p><text:span text:style-name="T102">MODBUS</text:spa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7"><draw:frame text:anchor-type="paragraph" draw:z-index="37" draw:name="Shape3" draw:style-name="gr27" draw:text-style-name="P126" svg:width="0.3059in" svg:height="0.2295in" svg:x="2.0201in" svg:y="0.0189in"><draw:text-box><text:p><text:span text:style-name="T102">P2P</text:span></text:p></draw:text-box></draw:frame><draw:custom-shape text:anchor-type="paragraph" draw:z-index="17" draw:name="Shape2" draw:style-name="gr4" draw:text-style-name="P114" svg:width="0.6823in" svg:height="0.6823in" svg:x="5.7709in" svg:y="0.1602in"><text:p text:style-name="P113"><text:s/><text:span text:style-name="T102">GATEWAY</text:span></text:p><draw:enhanced-geometry svg:viewBox="0 0 21600 21600" draw:type="rectangle" draw:enhanced-path="M 0 0 L 21600 0 21600 21600 0 21600 0 0 Z N"/></draw:custom-shape></text:p>
      <text:p text:style-name="P37"><draw:custom-shape text:anchor-type="paragraph" draw:z-index="5" draw:name="Shape2" draw:style-name="gr4" draw:text-style-name="P114" svg:width="0.6823in" svg:height="0.6823in" svg:x="1.0055in" svg:y="-0.0665in"><text:p text:style-name="P113">Monitor n</text:p><draw:enhanced-geometry svg:viewBox="0 0 21600 21600" draw:type="rectangle" draw:enhanced-path="M 0 0 L 21600 0 21600 21600 0 21600 0 0 Z N"/></draw:custom-shape><draw:custom-shape text:anchor-type="paragraph" draw:z-index="7" draw:name="Shape4" draw:style-name="gr6" draw:text-style-name="P115" svg:width="0.8815in" svg:height="0.5685in" svg:x="0.0972in" svg:y="0.0193in"><text:p>Sensor</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line text:anchor-type="paragraph" draw:z-index="14" draw:name="Shape8" draw:style-name="gr10" draw:text-style-name="P113" svg:x1="1.8768in" svg:y1="0.4839in" svg:x2="1.8768in" svg:y2="0.1693in"><text:p/></draw:line><draw:line text:anchor-type="paragraph" draw:z-index="15" draw:name="Shape8" draw:style-name="gr10" draw:text-style-name="P113" svg:x1="1.8768in" svg:y1="0.4839in" svg:x2="1.8768in" svg:y2="0.1693in"><text:p/></draw:line><draw:custom-shape text:anchor-type="paragraph" draw:z-index="16" draw:name="Shape7" draw:style-name="gr8" draw:text-style-name="P115" svg:width="0.2232in" svg:height="0.135in" draw:transform="rotate (-3.13007348052663) translate (1.98125in 0.1979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7"/>
      <text:p text:style-name="P37"><draw:line text:anchor-type="paragraph" draw:z-index="10" draw:name="Shape6" draw:style-name="gr9" draw:text-style-name="P113" svg:x1="1.6874in" svg:y1="-0.0339in" svg:x2="1.8772in" svg:y2="-0.0339in"><text:p/></draw:line><draw:custom-shape text:anchor-type="paragraph" draw:z-index="28" draw:name="Shape10" draw:style-name="gr17" draw:text-style-name="P119" svg:width="0.2531in" svg:height="0.6248in" svg:x="5.9728in" svg:y="0.1102in"><text:p><text:span text:style-name="T102">ETHERNET-LAN</text:spa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0"><draw:custom-shape text:anchor-type="paragraph" draw:z-index="47" draw:name="Shape24" draw:style-name="gr35" draw:text-style-name="P130" svg:width="0.3476in" svg:height="1.4543in" svg:x="1.7661in" svg:y="0.016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51" draw:name="Shape24" draw:style-name="gr38" draw:text-style-name="P130" svg:width="0.3476in" svg:height="1.4669in" svg:x="6.948in" svg:y="0.0075in"><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7"/>
      <text:p text:style-name="P37"><draw:custom-shape text:anchor-type="paragraph" draw:z-index="29" draw:name="Shape2" draw:style-name="gr4" draw:text-style-name="P114" svg:width="0.6823in" svg:height="0.6823in" svg:x="5.8083in" svg:y="-0.0161in"><text:p text:style-name="P113"><text:s/><text:span text:style-name="T102">ROUTER</text:span></text:p><draw:enhanced-geometry svg:viewBox="0 0 21600 21600" draw:type="rectangle" draw:enhanced-path="M 0 0 L 21600 0 21600 21600 0 21600 0 0 Z N"/></draw:custom-shape><draw:custom-shape text:anchor-type="paragraph" draw:z-index="31" draw:name="Shape12" draw:style-name="gr19" draw:text-style-name="P120" svg:width="0.9898in" svg:height="0.5953in" svg:x="3.9in" svg:y="0.0965in"><text:p text:style-name="P113">INTERNET</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49" draw:name="Shape2" draw:style-name="gr37" draw:text-style-name="P114" svg:width="0.8713in" svg:height="0.6823in" svg:x="2.1134in" svg:y="-0.0291in"><text:p text:style-name="P113"><text:s/><text:span text:style-name="T102">SERVIDOR</text:span></text:p><draw:enhanced-geometry svg:viewBox="0 0 21600 21600" draw:type="rectangle" draw:enhanced-path="M 0 0 L 21600 0 21600 21600 0 21600 0 0 Z N"/></draw:custom-shape><draw:frame text:anchor-type="paragraph" draw:z-index="48" draw:name="Shape25" draw:style-name="gr36" draw:text-style-name="P131" svg:width="1.9276in" svg:height="0.3803in" svg:x="-0.2543in" svg:y="0.0654in"><draw:text-box><text:p text:style-name="P113"><text:span text:style-name="T108">FUERA DEL ALCANCE DEL </text:span></text:p><text:p text:style-name="P113"><text:span text:style-name="T108">PROYECTO</text:span></text:p></draw:text-box></draw:frame></text:p>
      <text:p text:style-name="P37"><draw:custom-shape text:anchor-type="paragraph" draw:z-index="30" draw:name="Shape11" draw:style-name="gr18" draw:text-style-name="P119" svg:width="0.8335in" svg:height="0.2606in" svg:x="4.9437in" svg:y="-0.0193in"><text:p><text:span text:style-name="T102"><text:s text:c="3"/></text:span><text:span text:style-name="T102">W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0" draw:name="Shape11" draw:style-name="gr18" draw:text-style-name="P119" svg:width="0.8335in" svg:height="0.2606in" svg:x="3.0063in" svg:y="0.0063in"><text:p><text:span text:style-name="T102"><text:s text:c="3"/></text:span><text:span text:style-name="T102">W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7"/>
      <text:p text:style-name="P37"/>
      <text:p text:style-name="P45"/>
      <text:p text:style-name="P50"><text:span text:style-name="T43">Diagrama de jerarquia de la red MiWi( </text:span><text:span text:style-name="T94">802.15.4 </text:span><text:span text:style-name="T95">)</text:span></text:p>
      <text:p text:style-name="P59"><draw:g text:anchor-type="paragraph" draw:z-index="53" draw:style-name="gr39"><draw:custom-shape draw:name="Shape16" draw:style-name="gr40" draw:text-style-name="P111" svg:width="0.6862in" svg:height="0.374in" svg:x="2.2835in" svg:y="0.1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0" draw:text-style-name="P111" svg:width="0.6862in" svg:height="0.374in" svg:x="1.0335in" svg:y="0.82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0" draw:text-style-name="P111" svg:width="0.6862in" svg:height="0.374in" svg:x="2.2835in" svg:y="0.816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0" draw:text-style-name="P111" svg:width="0.6862in" svg:height="0.374in" svg:x="3.4728in" svg:y="0.81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1" draw:text-style-name="P111" svg:width="0.374in" svg:height="0.374in" svg:x="0.2697in" svg:y="1.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2" draw:text-style-name="P111" svg:width="0.3657in" svg:height="0.374in" svg:x="1.0098in" svg:y="1.513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1" draw:text-style-name="P111" svg:width="0.374in" svg:height="0.374in" svg:x="2.0661in" svg:y="1.5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2" draw:text-style-name="P111" svg:width="0.3657in" svg:height="0.374in" svg:x="2.8063in" svg:y="1.507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1" draw:text-style-name="P111" svg:width="0.374in" svg:height="0.374in" svg:x="3.6488in" svg:y="1.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6" draw:style-name="gr42" draw:text-style-name="P111" svg:width="0.3657in" svg:height="0.374in" svg:x="4.389in" svg:y="1.513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4" draw:style-name="gr43" draw:text-style-name="P130" svg:width="0.3362in" svg:height="0.3362in" svg:x="0.3492in" svg:y="2.164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0.1874in" svg:y="2.1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1.3752in" svg:y="2.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0.8382in" svg:y="2.1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2.6898in" svg:y="2.1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2.1528in" svg:y="2.16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3.8992in" svg:y="2.18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3.3626in" svg:y="2.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5.0209in" svg:y="2.1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4" draw:style-name="gr43" draw:text-style-name="P130" svg:width="0.3362in" svg:height="0.3362in" svg:x="4.4843in" svg:y="2.17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15" draw:style-name="gr44" draw:text-style-name="P126" svg:width="0.5268in" svg:height="0.237in" svg:x="2.3854in" svg:y="0.178in"><draw:text-box><text:p><text:span text:style-name="T102">PANCO</text:span></text:p></draw:text-box></draw:frame><draw:frame draw:name="Shape15" draw:style-name="gr44" draw:text-style-name="P126" svg:width="0.5268in" svg:height="0.237in" svg:x="1.1118in" svg:y="0.8925in"><draw:text-box><text:p><text:span text:style-name="T102">COOR 1</text:span></text:p></draw:text-box></draw:frame><draw:frame draw:name="Shape15" draw:style-name="gr44" draw:text-style-name="P126" svg:width="0.5268in" svg:height="0.237in" svg:x="2.3555in" svg:y="0.8752in"><draw:text-box><text:p><text:span text:style-name="T102">COOR i</text:span></text:p></draw:text-box></draw:frame><draw:frame draw:name="Shape15" draw:style-name="gr44" draw:text-style-name="P126" svg:width="0.5268in" svg:height="0.237in" svg:x="3.5591in" svg:y="0.8807in"><draw:text-box><text:p><text:span text:style-name="T102">COOR 8</text:span></text:p></draw:text-box></draw:frame><draw:frame draw:name="Shape15" draw:style-name="gr44" draw:text-style-name="P126" svg:width="0.3071in" svg:height="0.237in" svg:x="-0.1583in" svg:y="2.2181in"><draw:text-box><text:p><text:span text:style-name="T102">M 1</text:span></text:p></draw:text-box></draw:frame><draw:frame draw:name="Shape15" draw:style-name="gr44" draw:text-style-name="P126" svg:width="0.3071in" svg:height="0.237in" svg:x="4.4161in" svg:y="1.587in"><draw:text-box><text:p><text:span text:style-name="T102">PA 6</text:span></text:p></draw:text-box></draw:frame><draw:frame draw:name="Shape15" draw:style-name="gr44" draw:text-style-name="P126" svg:width="0.3071in" svg:height="0.237in" svg:x="3.6862in" svg:y="1.5815in"><draw:text-box><text:p><text:span text:style-name="T102">PA 5</text:span></text:p></draw:text-box></draw:frame><draw:frame draw:name="Shape15" draw:style-name="gr44" draw:text-style-name="P126" svg:width="0.3071in" svg:height="0.237in" svg:x="2.8362in" svg:y="1.576in"><draw:text-box><text:p><text:span text:style-name="T102">PA 4</text:span></text:p></draw:text-box></draw:frame><draw:frame draw:name="Shape15" draw:style-name="gr44" draw:text-style-name="P126" svg:width="0.3071in" svg:height="0.237in" svg:x="2.1008in" svg:y="1.587in"><draw:text-box><text:p><text:span text:style-name="T102">PA 3</text:span></text:p></draw:text-box></draw:frame><draw:frame draw:name="Shape15" draw:style-name="gr44" draw:text-style-name="P126" svg:width="0.3071in" svg:height="0.237in" svg:x="1.0417in" svg:y="1.587in"><draw:text-box><text:p><text:span text:style-name="T102">PA 2</text:span></text:p></draw:text-box></draw:frame><draw:frame draw:name="Shape15" draw:style-name="gr44" draw:text-style-name="P126" svg:width="0.3071in" svg:height="0.237in" svg:x="0.3016in" svg:y="1.5807in"><draw:text-box><text:p><text:span text:style-name="T102">PA 1</text:span></text:p></draw:text-box></draw:frame><draw:frame draw:name="Shape15" draw:style-name="gr44" draw:text-style-name="P126" svg:width="0.3071in" svg:height="0.237in" svg:x="0.3787in" svg:y="2.2232in"><draw:text-box><text:p><text:span text:style-name="T102">M 2</text:span></text:p></draw:text-box></draw:frame><draw:frame draw:name="Shape15" draw:style-name="gr44" draw:text-style-name="P126" svg:width="0.3071in" svg:height="0.237in" svg:x="0.8673in" svg:y="2.2299in"><draw:text-box><text:p><text:span text:style-name="T102">M 3</text:span></text:p></draw:text-box></draw:frame><draw:frame draw:name="Shape15" draw:style-name="gr44" draw:text-style-name="P126" svg:width="0.3071in" svg:height="0.237in" svg:x="1.428in" svg:y="2.235in"><draw:text-box><text:p><text:span text:style-name="T102">M 4</text:span></text:p></draw:text-box></draw:frame><draw:frame draw:name="Shape15" draw:style-name="gr44" draw:text-style-name="P126" svg:width="0.3071in" svg:height="0.237in" svg:x="2.2083in" svg:y="2.235in"><draw:text-box><text:p><text:span text:style-name="T102">M 5</text:span></text:p></draw:text-box></draw:frame><draw:frame draw:name="Shape15" draw:style-name="gr44" draw:text-style-name="P126" svg:width="0.3071in" svg:height="0.237in" svg:x="2.7189in" svg:y="2.235in"><draw:text-box><text:p><text:span text:style-name="T102">M 6</text:span></text:p></draw:text-box></draw:frame><draw:frame draw:name="Shape15" draw:style-name="gr44" draw:text-style-name="P126" svg:width="0.3071in" svg:height="0.237in" svg:x="3.4181in" svg:y="2.2524in"><draw:text-box><text:p><text:span text:style-name="T102">M 7</text:span></text:p></draw:text-box></draw:frame><draw:frame draw:name="Shape15" draw:style-name="gr44" draw:text-style-name="P126" svg:width="0.3071in" svg:height="0.237in" svg:x="3.9287in" svg:y="2.2461in"><draw:text-box><text:p><text:span text:style-name="T102">M 8</text:span></text:p></draw:text-box></draw:frame><draw:frame draw:name="Shape15" draw:style-name="gr44" draw:text-style-name="P126" svg:width="0.3071in" svg:height="0.237in" svg:x="4.5134in" svg:y="2.2327in"><draw:text-box><text:p><text:span text:style-name="T102">M 9</text:span></text:p></draw:text-box></draw:frame><draw:frame draw:name="Shape15" draw:style-name="gr45" draw:text-style-name="P126" svg:width="0.374in" svg:height="0.3803in" svg:x="5.0209in" svg:y="2.2445in"><draw:text-box><text:p><text:span text:style-name="T102">M 10</text:span></text:p></draw:text-box></draw:frame></draw:g></text:p>
      <text:p text:style-name="P57"><text:span text:style-name="T50">P</text:span><text:span text:style-name="T51">A</text:span><text:span text:style-name="T54">N</text:span><text:span text:style-name="T51"> Controlador.</text:span></text:p>
      <text:p text:style-name="P58"><draw:custom-shape text:anchor-type="paragraph" draw:z-index="54" draw:name="Shape14" draw:style-name="gr46" svg:width="0.0803in" svg:height="0.513in" draw:transform="rotate (-0.937067275395755) translate (2.13263888888889in 0.10902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name="Shape14" draw:style-name="gr46" svg:width="0.0803in" svg:height="0.513in" draw:transform="rotate (-0.937067275395755) translate (3.42569444444444in 0.101388888888889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51">1 </text:span><text:span text:style-name="T49">por red</text:span></text:p>
      <text:p text:style-name="P48"><draw:custom-shape text:anchor-type="paragraph" draw:z-index="56" draw:name="Shape15" draw:style-name="gr47" svg:width="0.1122in" svg:height="0.2894in" svg:x="2.5854in" svg:y="0.0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draw:custom-shape text:anchor-type="paragraph" draw:z-index="76" draw:name="Shape21" draw:style-name="gr50" svg:width="0.2406in" svg:height="0.0886in" svg:x="3.1063in" svg:y="0.167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Coordinadores.</text:p>
      <text:p text:style-name="P54"><draw:custom-shape text:anchor-type="paragraph" draw:z-index="75" draw:name="Shape21" draw:style-name="gr50" svg:width="0.2406in" svg:height="0.0886in" svg:x="1.8563in" svg:y="0.00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96">(Máximo </text:span><text:span text:style-name="T98">8</text:span><text:span text:style-name="T96"> </text:span><text:span text:style-name="T97">por red</text:span><text:span text:style-name="T96">)</text:span></text:p>
      <text:p text:style-name="P49"><draw:custom-shape text:anchor-type="paragraph" draw:z-index="57" draw:name="Shape14" draw:style-name="gr46" svg:width="0.0803in" svg:height="0.513in" draw:transform="rotate (-0.937067275395755) translate (1.18680555555556in 0.077083333333333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8" draw:name="Shape14" draw:style-name="gr48" svg:width="0.0803in" svg:height="0.513in" draw:transform="rotate (-0.937067275395755) translate (4.23472222222222in 0.0930555555555556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9" draw:name="Shape15" draw:style-name="gr47" svg:width="0.1122in" svg:height="0.2894in" svg:x="2.5693in" svg:y="0.13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0"/>
      <text:p text:style-name="P57"><draw:custom-shape text:anchor-type="paragraph" draw:z-index="71" draw:name="Shape21" draw:style-name="gr50" svg:width="0.2406in" svg:height="0.0886in" svg:x="0.6945in" svg:y="0.130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2" draw:name="Shape21" draw:style-name="gr50" svg:width="0.2406in" svg:height="0.0886in" svg:x="0.6945in" svg:y="0.1307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3" draw:name="Shape21" draw:style-name="gr50" svg:width="0.2406in" svg:height="0.0886in" svg:x="2.4972in" svg:y="0.090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4" draw:name="Shape21" draw:style-name="gr50" svg:width="0.2406in" svg:height="0.0886in" svg:x="4.0835in" svg:y="0.101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51">Puntos de Accesos </text:span><text:span text:style-name="T52">y </text:span><text:span text:style-name="T53">Monitores.</text:span></text:p>
      <text:p text:style-name="P56"><draw:line text:anchor-type="paragraph" draw:z-index="60" draw:name="Shape16" draw:style-name="gr49" draw:text-style-name="P113" svg:x1="0.0693in" svg:y1="0.2354in" svg:x2="0.2776in" svg:y2="0.0516in"><text:p/></draw:line><draw:line text:anchor-type="paragraph" draw:z-index="61" draw:name="Shape17" draw:style-name="gr49" draw:text-style-name="P113" svg:x1="4.6126in" svg:y1="0.0598in" svg:x2="4.6126in" svg:y2="0.228in"><text:p/></draw:line><draw:line text:anchor-type="paragraph" draw:z-index="62" draw:name="Shape16" draw:style-name="gr49" draw:text-style-name="P113" svg:x1="1.0228in" svg:y1="0.2429in" svg:x2="1.2311in" svg:y2="0.0591in"><text:p/></draw:line><draw:line text:anchor-type="paragraph" draw:z-index="63" draw:name="Shape17" draw:style-name="gr49" draw:text-style-name="P113" svg:x1="1.3437in" svg:y1="0.0673in" svg:x2="1.4717in" svg:y2="0.2354in"><text:p/></draw:line><draw:line text:anchor-type="paragraph" draw:z-index="64" draw:name="Shape16" draw:style-name="gr49" draw:text-style-name="P113" svg:x1="3.5228in" svg:y1="0.2276in" svg:x2="3.7311in" svg:y2="0.0437in"><text:p/></draw:line><draw:line text:anchor-type="paragraph" draw:z-index="65" draw:name="Shape17" draw:style-name="gr49" draw:text-style-name="P113" svg:x1="3.8917in" svg:y1="0.0598in" svg:x2="4.0197in" svg:y2="0.228in"><text:p/></draw:line><draw:line text:anchor-type="paragraph" draw:z-index="66" draw:name="Shape17" draw:style-name="gr49" draw:text-style-name="P113" svg:x1="2.3209in" svg:y1="0.0516in" svg:x2="2.3209in" svg:y2="0.2197in"><text:p/></draw:line><draw:line text:anchor-type="paragraph" draw:z-index="67" draw:name="Shape17" draw:style-name="gr49" draw:text-style-name="P113" svg:x1="2.8736in" svg:y1="0.0516in" svg:x2="2.8736in" svg:y2="0.2197in"><text:p/></draw:line><draw:line text:anchor-type="paragraph" draw:z-index="68" draw:name="Shape17" draw:style-name="gr49" draw:text-style-name="P113" svg:x1="4.8134in" svg:y1="0.0598in" svg:x2="5.0051in" svg:y2="0.2315in"><text:p/></draw:line><draw:line text:anchor-type="paragraph" draw:z-index="69" draw:name="Shape17" draw:style-name="gr49" draw:text-style-name="P113" svg:x1="4.6126in" svg:y1="0.0598in" svg:x2="4.6126in" svg:y2="0.228in"><text:p/></draw:line><draw:line text:anchor-type="paragraph" draw:z-index="70" draw:name="Shape17" draw:style-name="gr49" draw:text-style-name="P113" svg:x1="0.5098in" svg:y1="0.0598in" svg:x2="0.5098in" svg:y2="0.228in"><text:p/></draw:line><text:span text:style-name="T47">Máximo </text:span><text:span text:style-name="T48">127 por COOR</text:span><text:span text:style-name="T44"><text:tab/></text:span><text:span text:style-name="T43"><text:tab/><text:tab/><text:tab/><text:tab/><text:tab/><text:tab/><text:tab/></text:span></text:p>
      <text:p text:style-name="P47"/>
      <text:p text:style-name="P46"/>
      <text:p text:style-name="P51"><text:span text:style-name="T67">Descripción por </text:span>dispositivos</text:p>
      <text:p text:style-name="P43"/>
      <text:p text:style-name="P42">MONITOR</text:p>
      <text:p text:style-name="P38"><text:span text:style-name="T60">Descripción</text:span><text:span text:style-name="T67">:</text:span></text:p>
      <text:p text:style-name="P61"><text:tab/><text:span text:style-name="T59">dispositivo desplegado en campo, encargado de toma de datos de sensores adosados </text:span><text:span text:style-name="T60">y transmitir datos de manera inalámbrica por conexión P2P </text:span><text:span text:style-name="T62">(</text:span><text:span text:style-name="T9">802.15.4</text:span><text:span text:style-name="T8"> reducido</text:span><text:span text:style-name="T11">)</text:span><text:span text:style-name="T8"> </text:span><text:span text:style-name="T60">a un punto de acceso.</text:span></text:p>
      <text:p text:style-name="P62"/>
      <text:p text:style-name="P63">Principales características: </text:p>
      <text:list xml:id="list1582423110" text:style-name="L2">
        <text:list-item>
          <text:p text:style-name="P98"><text:span text:style-name="T40">Interface de </text:span><text:span text:style-name="T42">conformación</text:span><text:span text:style-name="T40"> de señal sensor.</text:span></text:p>
        </text:list-item>
        <text:list-item>
          <text:p text:style-name="P100"><text:span text:style-name="T39">Microcontrolador 8 bits de palabra de datos, bajo consumo, RTCC,</text:span><text:span text:style-name="T41">spi </text:span><text:span text:style-name="T39">.</text:span></text:p>
        </text:list-item>
        <text:list-item>
          <text:p text:style-name="P67">Transceptor de comunicaciones RF.</text:p>
        </text:list-item>
        <text:list-item>
          <text:p text:style-name="P67">Memoria no volátil.</text:p>
        </text:list-item>
        <text:list-item>
          <text:p text:style-name="P67">Batería.</text:p>
        </text:list-item>
        <text:list-item>
          <text:p text:style-name="P67">Regulador de tensión alta eficiencia.</text:p>
        </text:list-item>
        <text:list-item>
          <text:p text:style-name="P70">Consumo promedio del orden unidades de micro Amp.</text:p>
        </text:list-item>
        <text:list-item>
          <text:p text:style-name="P71">Carcasa con características de hermeticidad y adosaje a medidor especifico.</text:p>
        </text:list-item>
      </text:list>
      <text:p text:style-name="P64"/>
      <text:p text:style-name="P64">Diagrama en bloques:</text:p>
      <text:p text:style-name="P41"/>
      <text:p text:style-name="P41"><draw:g text:anchor-type="paragraph" draw:z-index="79" draw:style-name="gr62"><draw:custom-shape draw:name="Shape29" draw:style-name="gr63" draw:text-style-name="P135" svg:width="6.0189in" svg:height="3.215in" svg:x="-0.2528in" svg:y="-0.0028in"><text:p/><draw:enhanced-geometry svg:viewBox="0 0 21600 21600"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9" draw:style-name="gr64" draw:text-style-name="P136" svg:width="6.0106in" svg:height="3.198in" svg:x="-0.2839in" svg:y="-0.0339in"><text:p/><draw:enhanced-geometry svg:viewBox="0 0 21600 21600" draw:mirror-horizontal="false" draw:mirror-vertical="false"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4" draw:style-name="gr65" draw:text-style-name="P137" svg:width="2.8512in" svg:height="2.8268in" draw:transform="rotate (-1.5707963267949) translate (4.64097222222222in 0.0652777777777778in)"><text:p/><draw:enhanced-geometry svg:viewBox="0 0 21600 21600" draw:type="rectangle" draw:enhanced-path="M 0 0 L 21600 0 21600 21600 0 21600 0 0 Z N"/></draw:custom-shape><draw:custom-shape draw:name="Shape28" draw:style-name="gr66" draw:text-style-name="P138" svg:width="0.5378in" svg:height="0.9197in" svg:x="3.0406in" svg:y="0.2823in"><text:p/><draw:enhanced-geometry svg:viewBox="0 0 21600 21600" draw:type="rectangle" draw:enhanced-path="M 0 0 L 21600 0 21600 21600 0 21600 0 0 Z N"/></draw:custom-shape><draw:frame draw:name="Shape30" draw:style-name="gr67" draw:text-style-name="P139" svg:width="0.365in" svg:height="0.163in" svg:x="3.1252in" svg:y="0.3161in"><draw:text-box><text:p><text:span text:style-name="T111">Prgm:</text:span></text:p></draw:text-box></draw:frame><draw:g draw:style-name="gr68"><draw:frame draw:name="Shape30" draw:style-name="gr67" draw:text-style-name="P140" svg:width="0.228in" svg:height="0.163in" svg:x="3.1807in" svg:y="0.5433in"><draw:text-box><text:p><text:span text:style-name="T109">APP</text:span></text:p></draw:text-box></draw:frame><draw:custom-shape draw:name="Shape28" draw:style-name="gr69" draw:text-style-name="P138" svg:width="0.4496in" svg:height="0.2197in" svg:x="3.0961in" svg:y="0.5087in"><text:p/><draw:enhanced-geometry svg:viewBox="0 0 21600 21600" draw:mirror-horizontal="false" draw:mirror-vertical="false" draw:type="rectangle" draw:enhanced-path="M 0 0 L 21600 0 21600 21600 0 21600 0 0 Z N"/></draw:custom-shape></draw:g><draw:g draw:style-name="gr68"><draw:frame draw:name="Shape30" draw:style-name="gr70" draw:text-style-name="P140" svg:width="0.3122in" svg:height="0.1524in" svg:x="3.1516in" svg:y="0.9646in"><draw:text-box><text:p><text:span text:style-name="T109">MIWI</text:span></text:p></draw:text-box></draw:frame><draw:custom-shape draw:name="Shape28" draw:style-name="gr71" draw:text-style-name="P138" svg:width="0.4004in" svg:height="0.1894in" svg:x="3.1024in" svg:y="0.935in"><text:p/><draw:enhanced-geometry svg:viewBox="0 0 21600 21600" draw:mirror-horizontal="false" draw:mirror-vertical="false" draw:type="rectangle" draw:enhanced-path="M 0 0 L 21600 0 21600 21600 0 21600 0 0 Z N"/></draw:custom-shape></draw:g><draw:custom-shape draw:name="Shape31" draw:style-name="gr72" draw:text-style-name="P141" svg:width="0.0878in" svg:height="0.148in" svg:x="3.2551in" svg:y="0.76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68"><draw:custom-shape draw:name="Shape28" draw:style-name="gr73" draw:text-style-name="P138" svg:width="0.5378in" svg:height="0.4976in" svg:x="3.0406in" svg:y="1.2528in"><text:p/><draw:enhanced-geometry svg:viewBox="0 0 21600 21600" draw:type="rectangle" draw:enhanced-path="M 0 0 L 21600 0 21600 21600 0 21600 0 0 Z N"/></draw:custom-shape><draw:frame draw:name="Shape30" draw:style-name="gr67" draw:text-style-name="P139" svg:width="0.365in" svg:height="0.163in" svg:x="3.1252in" svg:y="1.287in"><draw:text-box><text:p><text:span text:style-name="T111">DT:</text:span></text:p></draw:text-box></draw:frame><draw:frame draw:name="Shape30" draw:style-name="gr67" draw:text-style-name="P140" svg:width="0.3122in" svg:height="0.163in" svg:x="3.1752in" svg:y="1.5181in"><draw:text-box><text:p><text:span text:style-name="T109">Med</text:span></text:p></draw:text-box></draw:frame><draw:custom-shape draw:name="Shape28" draw:style-name="gr74" draw:text-style-name="P138" svg:width="0.3969in" svg:height="0.2197in" svg:x="3.0906in" svg:y="1.4835in"><text:p/><draw:enhanced-geometry svg:viewBox="0 0 21600 21600" draw:mirror-horizontal="false" draw:mirror-vertical="false" draw:type="rectangle" draw:enhanced-path="M 0 0 L 21600 0 21600 21600 0 21600 0 0 Z N"/></draw:custom-shape></draw:g><draw:g draw:style-name="gr68"><draw:frame draw:name="Shape30" draw:style-name="gr75" draw:text-style-name="P139" svg:width="0.2433in" svg:height="0.2571in" svg:x="2.4335in" svg:y="0.1598in"><draw:text-box><text:p><text:span text:style-name="T111">INT</text:span></text:p></draw:text-box></draw:frame><draw:custom-shape draw:name="Shape28" draw:style-name="gr76" draw:text-style-name="P138" svg:width="0.3114in" svg:height="0.3197in" svg:x="2.3953in" svg:y="0.1091in"><text:p/><draw:enhanced-geometry svg:viewBox="0 0 21600 21600" draw:mirror-horizontal="false" draw:mirror-vertical="false" draw:type="rectangle" draw:enhanced-path="M 0 0 L 21600 0 21600 21600 0 21600 0 0 Z N"/></draw:custom-shape></draw:g><draw:custom-shape draw:name="Shape28" draw:style-name="gr77" draw:text-style-name="P138" svg:width="0.8461in" svg:height="1.585in" svg:x="2.8878in" svg:y="0.2264in"><text:p/><draw:enhanced-geometry svg:viewBox="0 0 21600 21600" draw:type="rectangle" draw:enhanced-path="M 0 0 L 21600 0 21600 21600 0 21600 0 0 Z N"/></draw:custom-shape><draw:g draw:style-name="gr68"><draw:frame draw:name="Shape30" draw:style-name="gr75" draw:text-style-name="P139" svg:width="0.2433in" svg:height="0.2571in" svg:x="2.4335in" svg:y="0.7118in"><draw:text-box><text:p><text:span text:style-name="T111">CNT</text:span></text:p></draw:text-box></draw:frame><draw:custom-shape draw:name="Shape28" draw:style-name="gr76" draw:text-style-name="P138" svg:width="0.3114in" svg:height="0.3197in" svg:x="2.3953in" svg:y="0.6614in"><text:p/><draw:enhanced-geometry svg:viewBox="0 0 21600 21600" draw:mirror-horizontal="false" draw:mirror-vertical="false" draw:type="rectangle" draw:enhanced-path="M 0 0 L 21600 0 21600 21600 0 21600 0 0 Z N"/></draw:custom-shape></draw:g><draw:g draw:style-name="gr68"><draw:frame draw:name="Shape30" draw:style-name="gr78" draw:text-style-name="P139" svg:width="0.3169in" svg:height="0.3016in" svg:x="1.3299in" svg:y="0.6441in"><draw:text-box><text:p><text:span text:style-name="T111">CFRM</text:span></text:p></draw:text-box></draw:frame><draw:custom-shape draw:name="Shape28" draw:style-name="gr79" draw:text-style-name="P138" svg:width="0.4059in" svg:height="0.374in" svg:x="1.2799in" svg:y="0.585in"><text:p/><draw:enhanced-geometry svg:viewBox="0 0 21600 21600" draw:mirror-horizontal="false" draw:mirror-vertical="false" draw:type="rectangle" draw:enhanced-path="M 0 0 L 21600 0 21600 21600 0 21600 0 0 Z N"/></draw:custom-shape></draw:g><draw:g draw:style-name="gr68"><draw:custom-shape draw:name="Shape32" draw:style-name="gr80" draw:text-style-name="P130" svg:width="0.2004in" svg:height="0.2004in" svg:x="1.8823in" svg:y="0.1535in"><text:p/><draw:enhanced-geometry svg:viewBox="0 0 21600 21600" draw:mirror-horizontal="false" draw:mirror-vertical="false" draw:type="rectangle" draw:enhanced-path="M 0 0 L 21600 0 21600 21600 0 21600 0 0 Z N"/></draw:custom-shape><draw:line draw:name="Shape33" draw:style-name="gr81" draw:text-style-name="P113" svg:x1="1.8823in" svg:y1="0.3535in" svg:x2="2.0823in" svg:y2="0.1535in"><text:p/></draw:line><draw:line draw:name="Shape33" draw:style-name="gr81" draw:text-style-name="P113" svg:x1="2.0823in" svg:y1="0.3535in" svg:x2="1.8823in" svg:y2="0.1535in"><text:p/></draw:line></draw:g><draw:g draw:style-name="gr68"><draw:custom-shape draw:name="Shape32" draw:style-name="gr80" draw:text-style-name="P130" svg:width="0.2004in" svg:height="0.2004in" svg:x="1.8925in" svg:y="0.6697in"><text:p/><draw:enhanced-geometry svg:viewBox="0 0 21600 21600" draw:mirror-horizontal="false" draw:mirror-vertical="false" draw:type="rectangle" draw:enhanced-path="M 0 0 L 21600 0 21600 21600 0 21600 0 0 Z N"/></draw:custom-shape><draw:line draw:name="Shape33" draw:style-name="gr81" draw:text-style-name="P113" svg:x1="1.8925in" svg:y1="0.8701in" svg:x2="2.0925in" svg:y2="0.6701in"><text:p/></draw:line><draw:line draw:name="Shape33" draw:style-name="gr81" draw:text-style-name="P113" svg:x1="2.0925in" svg:y1="0.8701in" svg:x2="1.8925in" svg:y2="0.6701in"><text:p/></draw:line></draw:g><draw:g draw:style-name="gr68"><draw:frame draw:name="Shape30" draw:style-name="gr75" draw:text-style-name="P139" svg:width="0.2433in" svg:height="0.2571in" svg:x="3.9445in" svg:y="1.5071in"><draw:text-box><text:p><text:span text:style-name="T111">SPI</text:span></text:p></draw:text-box></draw:frame><draw:custom-shape draw:name="Shape28" draw:style-name="gr76" draw:text-style-name="P138" svg:width="0.3114in" svg:height="0.3197in" svg:x="3.9063in" svg:y="1.5071in"><text:p/><draw:enhanced-geometry svg:viewBox="0 0 21600 21600" draw:mirror-horizontal="false" draw:mirror-vertical="false" draw:type="rectangle" draw:enhanced-path="M 0 0 L 21600 0 21600 21600 0 21600 0 0 Z N"/></draw:custom-shape></draw:g><draw:g draw:style-name="gr68"><draw:frame draw:name="Shape30" draw:style-name="gr75" draw:text-style-name="P139" svg:width="0.2433in" svg:height="0.2571in" svg:x="2.4232in" svg:y="1.2205in"><draw:text-box><text:p><text:span text:style-name="T111">ADC</text:span></text:p></draw:text-box></draw:frame><draw:custom-shape draw:name="Shape28" draw:style-name="gr76" draw:text-style-name="P138" svg:width="0.3114in" svg:height="0.3197in" svg:x="2.385in" svg:y="1.1697in"><text:p/><draw:enhanced-geometry svg:viewBox="0 0 21600 21600" draw:mirror-horizontal="false" draw:mirror-vertical="false" draw:type="rectangle" draw:enhanced-path="M 0 0 L 21600 0 21600 21600 0 21600 0 0 Z N"/></draw:custom-shape></draw:g><draw:g draw:style-name="gr68"><draw:custom-shape draw:name="Shape32" draw:style-name="gr80" draw:text-style-name="P130" svg:width="0.2004in" svg:height="0.2004in" svg:x="1.8925in" svg:y="1.887in"><text:p/><draw:enhanced-geometry svg:viewBox="0 0 21600 21600" draw:mirror-horizontal="false" draw:mirror-vertical="false" draw:type="rectangle" draw:enhanced-path="M 0 0 L 21600 0 21600 21600 0 21600 0 0 Z N"/></draw:custom-shape><draw:line draw:name="Shape33" draw:style-name="gr81" draw:text-style-name="P113" svg:x1="1.8925in" svg:y1="2.0874in" svg:x2="2.0925in" svg:y2="1.8874in"><text:p/></draw:line><draw:line draw:name="Shape33" draw:style-name="gr81" draw:text-style-name="P113" svg:x1="2.0925in" svg:y1="2.0874in" svg:x2="1.8925in" svg:y2="1.8874in"><text:p/></draw:line></draw:g><draw:g draw:style-name="gr68"><draw:custom-shape draw:name="Shape32" draw:style-name="gr80" draw:text-style-name="P130" svg:width="0.2004in" svg:height="0.2004in" svg:x="1.8925in" svg:y="1.2295in"><text:p/><draw:enhanced-geometry svg:viewBox="0 0 21600 21600" draw:mirror-horizontal="false" draw:mirror-vertical="false" draw:type="rectangle" draw:enhanced-path="M 0 0 L 21600 0 21600 21600 0 21600 0 0 Z N"/></draw:custom-shape><draw:line draw:name="Shape33" draw:style-name="gr81" draw:text-style-name="P113" svg:x1="1.8925in" svg:y1="1.4295in" svg:x2="2.0925in" svg:y2="1.2295in"><text:p/></draw:line><draw:line draw:name="Shape33" draw:style-name="gr81" draw:text-style-name="P113" svg:x1="2.0925in" svg:y1="1.4295in" svg:x2="1.8925in" svg:y2="1.2295in"><text:p/></draw:line></draw:g><draw:g draw:style-name="gr68"><draw:frame draw:name="Shape30" draw:style-name="gr75" draw:text-style-name="P139" svg:width="0.2433in" svg:height="0.2571in" svg:x="2.4177in" svg:y="1.8642in"><draw:text-box><text:p><text:span text:style-name="T111">VDD</text:span></text:p></draw:text-box></draw:frame><draw:custom-shape draw:name="Shape28" draw:style-name="gr76" draw:text-style-name="P138" svg:width="0.3114in" svg:height="0.3197in" svg:x="2.3795in" svg:y="1.8134in"><text:p/><draw:enhanced-geometry svg:viewBox="0 0 21600 21600" draw:mirror-horizontal="false" draw:mirror-vertical="false" draw:type="rectangle" draw:enhanced-path="M 0 0 L 21600 0 21600 21600 0 21600 0 0 Z N"/></draw:custom-shape></draw:g><draw:g draw:style-name="gr68"><draw:frame draw:name="Shape30" draw:style-name="gr82" draw:text-style-name="P139" svg:width="0.3185in" svg:height="0.3039in" svg:x="2.4295in" svg:y="2.4in"><draw:text-box><text:p><text:span text:style-name="T111">Vcore</text:span></text:p></draw:text-box></draw:frame><draw:custom-shape draw:name="Shape28" draw:style-name="gr83" draw:text-style-name="P138" svg:width="0.4071in" svg:height="0.3197in" svg:x="2.3795in" svg:y="2.3496in"><text:p/><draw:enhanced-geometry svg:viewBox="0 0 21600 21600" draw:mirror-horizontal="false" draw:mirror-vertical="false" draw:type="rectangle" draw:enhanced-path="M 0 0 L 21600 0 21600 21600 0 21600 0 0 Z N"/></draw:custom-shape></draw:g><draw:g draw:style-name="gr68"><draw:custom-shape draw:name="Shape32" draw:style-name="gr80" draw:text-style-name="P130" svg:width="0.2004in" svg:height="0.2004in" svg:x="1.8925in" svg:y="2.4134in"><text:p/><draw:enhanced-geometry svg:viewBox="0 0 21600 21600" draw:mirror-horizontal="false" draw:mirror-vertical="false" draw:type="rectangle" draw:enhanced-path="M 0 0 L 21600 0 21600 21600 0 21600 0 0 Z N"/></draw:custom-shape><draw:line draw:name="Shape33" draw:style-name="gr81" draw:text-style-name="P113" svg:x1="1.8925in" svg:y1="2.6134in" svg:x2="2.0925in" svg:y2="2.4134in"><text:p/></draw:line><draw:line draw:name="Shape33" draw:style-name="gr81" draw:text-style-name="P113" svg:x1="2.0925in" svg:y1="2.6134in" svg:x2="1.8925in" svg:y2="2.4134in"><text:p/></draw:line></draw:g><draw:g draw:style-name="gr68"><draw:frame draw:name="Shape30" draw:style-name="gr84" draw:text-style-name="P139" svg:width="0.4024in" svg:height="0.2059in" svg:x="0.4417in" svg:y="1.9071in"><draw:text-box><text:p><text:span text:style-name="T111">BOOST</text:span></text:p></draw:text-box></draw:frame><draw:custom-shape draw:name="Shape28" draw:style-name="gr85" draw:text-style-name="P138" svg:width="0.515in" svg:height="0.2343in" svg:x="0.3787in" svg:y="1.8705in"><text:p/><draw:enhanced-geometry svg:viewBox="0 0 21600 21600" draw:mirror-horizontal="false" draw:mirror-vertical="false" draw:type="rectangle" draw:enhanced-path="M 0 0 L 21600 0 21600 21600 0 21600 0 0 Z N"/></draw:custom-shape></draw:g><draw:line draw:name="Shape33" draw:style-name="gr81" draw:text-style-name="P113" svg:x1="1.0724in" svg:y1="2.4937in" svg:x2="1.0724in" svg:y2="1.9992in"><text:p/></draw:line><draw:line draw:name="Shape33" draw:style-name="gr81" draw:text-style-name="P113" svg:x1="0.1591in" svg:y1="1.9984in" svg:x2="0.3783in" svg:y2="1.9965in"><text:p/></draw:line><draw:g draw:style-name="gr68"><draw:line draw:name="Shape33" draw:style-name="gr81" draw:text-style-name="P124" svg:x1="-0.0035in" svg:y1="2.0413in" svg:x2="-0.0008in" svg:y2="2.1996in"><text:p/></draw:line><draw:line draw:name="Shape33" draw:style-name="gr81" draw:text-style-name="P113" svg:x1="-0.1154in" svg:y1="2.1996in" svg:x2="0.1114in" svg:y2="2.1996in"><text:p/></draw:line><draw:line draw:name="Shape33" draw:style-name="gr81" draw:text-style-name="P113" svg:x1="-0.0539in" svg:y1="2.2413in" svg:x2="0.0496in" svg:y2="2.2413in"><text:p/></draw:line><draw:line draw:name="Shape33" draw:style-name="gr81" draw:text-style-name="P113" svg:x1="-0.1154in" svg:y1="2.2748in" svg:x2="0.1114in" svg:y2="2.2748in"><text:p/></draw:line><draw:line draw:name="Shape33" draw:style-name="gr81" draw:text-style-name="P113" svg:x1="-0.0512in" svg:y1="2.3217in" svg:x2="0.0524in" svg:y2="2.3217in"><text:p/></draw:line><draw:line draw:name="Shape33" draw:style-name="gr81" draw:text-style-name="P124" svg:x1="-0.0008in" svg:y1="2.3217in" svg:x2="0.002in" svg:y2="2.4799in"><text:p/></draw:line><draw:custom-shape draw:name="Shape34" draw:style-name="gr86" draw:text-style-name="P111" svg:width="0.1677in" svg:height="0.0913in" svg:x="-0.0854in" svg:y="2.4843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68"><draw:frame draw:name="Shape30" draw:style-name="gr87" draw:text-style-name="P139" svg:width="0.3598in" svg:height="0.3122in" svg:x="1.2161in" svg:y="2.3823in"><draw:text-box><text:p><text:span text:style-name="T111">Vdrop</text:span></text:p></draw:text-box></draw:frame><draw:custom-shape draw:name="Shape28" draw:style-name="gr88" draw:text-style-name="P138" svg:width="0.4598in" svg:height="0.2815in" svg:x="1.1598in" svg:y="2.337in"><text:p/><draw:enhanced-geometry svg:viewBox="0 0 21600 21600" draw:mirror-horizontal="false" draw:mirror-vertical="false" draw:type="rectangle" draw:enhanced-path="M 0 0 L 21600 0 21600 21600 0 21600 0 0 Z N"/></draw:custom-shape></draw:g><draw:line draw:name="Shape33" draw:style-name="gr81" draw:text-style-name="P113" svg:x1="1.0724in" svg:y1="1.9988in" svg:x2="1.8925in" svg:y2="1.9917in"><text:p/></draw:line><draw:g draw:style-name="gr68"><draw:line draw:name="Shape34" draw:style-name="gr89" draw:text-style-name="P142" svg:x1="-0.0539in" svg:y1="1.9106in" svg:x2="0.2122in" svg:y2="1.9106in"><text:p/></draw:line><draw:custom-shape draw:name="Shape35" draw:style-name="gr90" draw:text-style-name="P142" svg:width="0.0697in" svg:height="0.0697in" svg:x="-0.0331in" svg:y="1.9717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name="Shape35" draw:style-name="gr90" draw:text-style-name="P142" svg:width="0.0697in" svg:height="0.0697in" svg:x="0.1114in" svg:y="1.9717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name="Shape34" draw:style-name="gr89" draw:text-style-name="P142" svg:x1="0.0724in" svg:y1="1.9102in" svg:x2="0.0724in" svg:y2="1.7382in"><text:p/></draw:line></draw:g><draw:line draw:name="Shape33" draw:style-name="gr81" draw:text-style-name="P113" svg:x1="0.9917in" svg:y1="0.7701in" svg:x2="1.2799in" svg:y2="0.7701in"><text:p/></draw:line><draw:line draw:name="Shape33" draw:style-name="gr81" draw:text-style-name="P113" svg:x1="1.6823in" svg:y1="0.7701in" svg:x2="1.8925in" svg:y2="0.7701in"><text:p/></draw:line><draw:line draw:name="Shape33" draw:style-name="gr81" draw:text-style-name="P113" svg:x1="0.2882in" svg:y1="1.3413in" svg:x2="1.8925in" svg:y2="1.328in"><text:p/></draw:line><draw:line draw:name="Shape33" draw:style-name="gr81" draw:text-style-name="P113" svg:x1="0.2882in" svg:y1="1.9961in" svg:x2="0.2882in" svg:y2="1.3413in"><text:p/></draw:line><draw:line draw:name="Shape33" draw:style-name="gr91" draw:text-style-name="P113" svg:x1="2.0925in" svg:y1="0.7709in" svg:x2="2.4059in" svg:y2="0.7728in"><text:p/></draw:line><draw:line draw:name="Shape33" draw:style-name="gr91" draw:text-style-name="P113" svg:x1="2.0925in" svg:y1="0.7709in" svg:x2="2.4059in" svg:y2="0.7728in"><text:p/></draw:line><draw:line draw:name="Shape33" draw:style-name="gr91" draw:text-style-name="P113" svg:x1="2.0823in" svg:y1="0.2559in" svg:x2="2.3957in" svg:y2="0.2579in"><text:p/></draw:line><draw:line draw:name="Shape33" draw:style-name="gr91" draw:text-style-name="P113" svg:x1="2.0823in" svg:y1="0.2559in" svg:x2="2.3957in" svg:y2="0.2579in"><text:p/></draw:line><draw:line draw:name="Shape33" draw:style-name="gr91" draw:text-style-name="P113" svg:x1="2.0925in" svg:y1="1.3264in" svg:x2="2.4059in" svg:y2="1.3283in"><text:p/></draw:line><draw:line draw:name="Shape33" draw:style-name="gr91" draw:text-style-name="P113" svg:x1="2.0925in" svg:y1="1.3264in" svg:x2="2.4059in" svg:y2="1.3283in"><text:p/></draw:line><draw:line draw:name="Shape33" draw:style-name="gr91" draw:text-style-name="P113" svg:x1="2.0925in" svg:y1="1.9823in" svg:x2="2.4059in" svg:y2="1.9843in"><text:p/></draw:line><draw:line draw:name="Shape33" draw:style-name="gr91" draw:text-style-name="P113" svg:x1="2.0925in" svg:y1="1.9823in" svg:x2="2.4059in" svg:y2="1.9843in"><text:p/></draw:line><draw:line draw:name="Shape33" draw:style-name="gr91" draw:text-style-name="P113" svg:x1="2.0925in" svg:y1="2.4937in" svg:x2="2.4059in" svg:y2="2.4957in"><text:p/></draw:line><draw:line draw:name="Shape33" draw:style-name="gr91" draw:text-style-name="P113" svg:x1="2.0925in" svg:y1="2.4937in" svg:x2="2.4059in" svg:y2="2.4957in"><text:p/></draw:line><draw:g draw:style-name="gr68"><draw:custom-shape draw:name="Shape32" draw:style-name="gr80" draw:text-style-name="P130" svg:width="0.2004in" svg:height="0.2004in" svg:x="4.3559in" svg:y="1.5516in"><text:p/><draw:enhanced-geometry svg:viewBox="0 0 21600 21600" draw:mirror-horizontal="false" draw:mirror-vertical="false" draw:type="rectangle" draw:enhanced-path="M 0 0 L 21600 0 21600 21600 0 21600 0 0 Z N"/></draw:custom-shape><draw:line draw:name="Shape33" draw:style-name="gr81" draw:text-style-name="P113" svg:x1="4.3559in" svg:y1="1.7516in" svg:x2="4.5559in" svg:y2="1.5516in"><text:p/></draw:line><draw:line draw:name="Shape33" draw:style-name="gr81" draw:text-style-name="P113" svg:x1="4.5559in" svg:y1="1.7516in" svg:x2="4.3559in" svg:y2="1.5516in"><text:p/></draw:line></draw:g><draw:line draw:name="Shape33" draw:style-name="gr91" draw:text-style-name="P113" svg:x1="4.2177in" svg:y1="1.6701in" svg:x2="4.3358in" svg:y2="1.6701in"><text:p/></draw:line><draw:line draw:name="Shape33" draw:style-name="gr81" draw:text-style-name="P113" svg:x1="4.5559in" svg:y1="1.6614in" svg:x2="4.726in" svg:y2="1.6614in"><text:p/></draw:line><draw:g draw:style-name="gr68"><draw:frame draw:name="Shape30" draw:style-name="gr92" draw:text-style-name="P139" svg:width="0.6969in" svg:height="0.4406in" svg:x="4.8354in" svg:y="1.487in"><draw:text-box><text:p><text:span text:style-name="T111">Transceptor</text:span></text:p><text:p text:style-name="P113"><text:span text:style-name="T111">RF</text:span></text:p></draw:text-box></draw:frame><draw:custom-shape draw:name="Shape28" draw:style-name="gr93" draw:text-style-name="P138" svg:width="0.8921in" svg:height="0.4295in" svg:x="4.726in" svg:y="1.4197in"><text:p/><draw:enhanced-geometry svg:viewBox="0 0 21600 21600" draw:mirror-horizontal="false" draw:mirror-vertical="false" draw:type="rectangle" draw:enhanced-path="M 0 0 L 21600 0 21600 21600 0 21600 0 0 Z N"/></draw:custom-shape></draw:g><draw:line draw:name="Shape33" draw:style-name="gr81" draw:text-style-name="P113" svg:x1="1.0724in" svg:y1="3.0827in" svg:x2="5.1732in" svg:y2="3.0535in"><text:p/></draw:line><draw:line draw:name="Shape33" draw:style-name="gr81" draw:text-style-name="P113" svg:x1="1.0724in" svg:y1="3.0835in" svg:x2="1.0724in" svg:y2="2.4937in"><text:p/></draw:line><draw:line draw:name="Shape33" draw:style-name="gr81" draw:text-style-name="P113" svg:x1="5.1732in" svg:y1="3.0539in" svg:x2="5.1732in" svg:y2="1.8492in"><text:p/></draw:line><draw:line draw:name="Shape33" draw:style-name="gr81" draw:text-style-name="P113" svg:x1="1.6197in" svg:y1="2.5091in" svg:x2="1.8807in" svg:y2="2.5091in"><text:p/></draw:line><draw:line draw:name="Shape33" draw:style-name="gr81" draw:text-style-name="P113" svg:x1="1.6197in" svg:y1="2.5091in" svg:x2="1.8807in" svg:y2="2.5091in"><text:p/></draw:line><draw:line draw:name="Shape33" draw:style-name="gr81" draw:text-style-name="P113" svg:x1="1.0724in" svg:y1="2.5091in" svg:x2="1.1543in" svg:y2="2.5091in"><text:p/></draw:line><draw:line draw:name="Shape33" draw:style-name="gr81" draw:text-style-name="P113" svg:x1="0.8933in" svg:y1="1.9992in" svg:x2="1.1543in" svg:y2="1.9992in"><text:p/></draw:line><draw:g draw:style-name="gr68"><draw:frame draw:name="Shape30" draw:style-name="gr84" draw:text-style-name="P139" svg:width="0.4024in" svg:height="0.2059in" svg:x="0.1071in" svg:y="0.6764in"><draw:text-box><text:p><text:span text:style-name="T111">Sensor</text:span></text:p></draw:text-box></draw:frame><draw:custom-shape draw:name="Shape28" draw:style-name="gr85" draw:text-style-name="P138" svg:width="0.515in" svg:height="0.2343in" svg:x="0.0441in" svg:y="0.6406in"><text:p/><draw:enhanced-geometry svg:viewBox="0 0 21600 21600" draw:mirror-horizontal="false" draw:mirror-vertical="false" draw:type="rectangle" draw:enhanced-path="M 0 0 L 21600 0 21600 21600 0 21600 0 0 Z N"/></draw:custom-shape></draw:g><draw:g draw:style-name="gr68"><draw:custom-shape draw:name="Shape32" draw:style-name="gr80" draw:text-style-name="P130" svg:width="0.2004in" svg:height="0.2004in" svg:x="0.7843in" svg:y="0.6697in"><text:p/><draw:enhanced-geometry svg:viewBox="0 0 21600 21600" draw:mirror-horizontal="false" draw:mirror-vertical="false" draw:type="rectangle" draw:enhanced-path="M 0 0 L 21600 0 21600 21600 0 21600 0 0 Z N"/></draw:custom-shape><draw:line draw:name="Shape33" draw:style-name="gr81" draw:text-style-name="P113" svg:x1="0.7843in" svg:y1="0.8701in" svg:x2="0.9843in" svg:y2="0.6701in"><text:p/></draw:line><draw:line draw:name="Shape33" draw:style-name="gr81" draw:text-style-name="P113" svg:x1="0.9843in" svg:y1="0.8701in" svg:x2="0.7843in" svg:y2="0.6701in"><text:p/></draw:line></draw:g><draw:custom-shape draw:name="Shape32" draw:style-name="gr94" draw:text-style-name="P143" svg:width="0.1567in" svg:height="0.1878in" svg:x="-0.0701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0.2004in" svg:y="0.0496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94" draw:text-style-name="P143" svg:width="0.1567in" svg:height="0.1878in" svg:x="5.4224in" svg:y="2.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5.2917in" svg:y="2.741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95" draw:text-style-name="P144" svg:width="0.3752in" svg:height="0.3752in" svg:x="-0.2004in" svg:y="0.0496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94" draw:text-style-name="P143" svg:width="0.1567in" svg:height="0.1878in" svg:x="-0.0701in" svg:y="2.8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0.2004in" svg:y="2.7252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95" draw:text-style-name="P144" svg:width="0.3752in" svg:height="0.3752in" svg:x="-0.2004in" svg:y="2.7252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94" draw:text-style-name="P143" svg:width="0.1567in" svg:height="0.1878in" svg:x="5.3988in" svg:y="0.1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5.2681in" svg:y="0.0441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95" draw:text-style-name="P144" svg:width="0.3752in" svg:height="0.3752in" svg:x="5.2681in" svg:y="0.0441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Shape36" draw:style-name="gr81" draw:text-style-name="P113" svg:x1="1.8146in" svg:y1="2.9161in" svg:x2="2.0819in" svg:y2="2.7209in"><text:p/></draw:line><draw:line draw:name="Shape36" draw:style-name="gr81" draw:text-style-name="P113" svg:x1="4.6409in" svg:y1="2.9161in" svg:x2="4.3736in" svg:y2="2.7209in"><text:p/></draw:line><draw:line draw:name="Shape33" draw:style-name="gr81" draw:text-style-name="P113" svg:x1="2.0823in" svg:y1="2.7209in" svg:x2="4.374in" svg:y2="2.7209in"><text:p/></draw:line><draw:circle draw:name="Shape37" draw:style-name="gr81" draw:text-style-name="P113" svg:width="0.3913in" svg:height="0.3913in" svg:x="2.9984in" svg:y="2.5925in" draw:kind="arc" draw:start-angle="20.01" draw:end-angle="157.72"><text:p/></draw:circle><draw:line draw:name="Shape33" draw:style-name="gr81" draw:text-style-name="P113" svg:x1="0.5587in" svg:y1="0.761in" svg:x2="0.7697in" svg:y2="0.761in"><text:p/></draw:line></draw:g><draw:custom-shape text:anchor-type="paragraph" draw:z-index="0" draw:name="Shape38" draw:style-name="gr1" draw:text-style-name="P111" svg:width="1.4276in" svg:height="3.2295in" svg:x="5.8409in" svg:y="-0.055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8" draw:name="Shape30" draw:style-name="gr61" draw:text-style-name="P134" svg:width="0.365in" svg:height="0.228in" svg:x="6.378in" svg:y="0.1in"><draw:text-box><text:p><text:span text:style-name="T110">APP</text:span></text:p></draw:text-box></draw:frame></text:p>
      <text:p text:style-name="P41"/>
      <text:p text:style-name="P41"><draw:g text:anchor-type="paragraph" draw:z-index="77" draw:style-name="gr22"><draw:custom-shape draw:name="Shape26" draw:style-name="gr51" draw:text-style-name="P132" svg:width="0.6362in" svg:height="0.3224in" svg:x="6.0618in" svg:y="0.5925in"><text:p><text:span text:style-name="T109">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52" draw:text-style-name="P133" svg:width="0.6524in" svg:height="0.1488in" svg:x="6.0756in" svg:y="0.2453in"><text:p text:style-name="P113"><text:span text:style-name="T109">IRQ RTC 10s</text:span></text:p><draw:enhanced-geometry svg:viewBox="0 0 21600 21600" draw:glue-points="10800 0 0 10800 10800 21600 21600 10800" draw:type="flowchart-process" draw:enhanced-path="M 0 0 L 21600 0 21600 21600 0 21600 0 0 Z N"/></draw:custom-shape><draw:custom-shape draw:name="Shape26" draw:style-name="gr53" draw:text-style-name="P132" svg:width="0.635in" svg:height="0.3205in" svg:x="6.063in" svg:y="1.9681in"><text:p><text:span text:style-name="T109">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54" draw:text-style-name="P133" svg:width="0.637in" svg:height="0.3217in" svg:x="6.0583in" svg:y="0.935in"><text:p text:style-name="P113"><text:span text:style-name="T109">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53" draw:text-style-name="P133" svg:width="0.635in" svg:height="0.3205in" svg:x="6.063in" svg:y="1.4535in"><text:p text:style-name="P113"><text:span text:style-name="T109">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55" draw:text-style-name="P133" svg:width="0.6524in" svg:height="0.1504in" svg:x="6.0756in" svg:y="1.2807in"><text:p text:style-name="P113"><text:span text:style-name="T109">Rut_Med</text:span></text:p><draw:enhanced-geometry svg:viewBox="0 0 21600 21600" draw:glue-points="10800 0 0 10800 10800 21600 21600 10800" draw:type="flowchart-process" draw:enhanced-path="M 0 0 L 21600 0 21600 21600 0 21600 0 0 Z N"/></draw:custom-shape><draw:custom-shape draw:name="Shape27" draw:style-name="gr56" draw:text-style-name="P133" svg:width="0.6512in" svg:height="0.1488in" svg:x="6.0736in" svg:y="1.7941in"><text:p text:style-name="P113"><text:span text:style-name="T109">Rut_Tx</text:span></text:p><draw:enhanced-geometry svg:viewBox="0 0 21600 21600" draw:glue-points="10800 0 0 10800 10800 21600 21600 10800" draw:type="flowchart-process" draw:enhanced-path="M 0 0 L 21600 0 21600 21600 0 21600 0 0 Z N"/></draw:custom-shape><draw:custom-shape draw:name="Shape27" draw:style-name="gr57" draw:text-style-name="P133" svg:width="0.5012in" svg:height="0.1504in" svg:x="6.7457in" svg:y="0.6815in"><text:p text:style-name="P113"><text:span text:style-name="T109">Rut_Fix</text:span></text:p><draw:enhanced-geometry svg:viewBox="0 0 21600 21600" draw:glue-points="10800 0 0 10800 10800 21600 21600 10800" draw:type="flowchart-process" draw:enhanced-path="M 0 0 L 21600 0 21600 21600 0 21600 0 0 Z N"/></draw:custom-shape><draw:custom-shape draw:name="Shape27" draw:style-name="gr58" draw:text-style-name="P133" svg:width="0.6512in" svg:height="0.1496in" svg:x="6.0783in" svg:y="0.4209in"><text:p text:style-name="P113"><text:span text:style-name="T109">En_Ports</text:span></text:p><draw:enhanced-geometry svg:viewBox="0 0 21600 21600" draw:glue-points="10800 0 0 10800 10800 21600 21600 10800" draw:type="flowchart-process" draw:enhanced-path="M 0 0 L 21600 0 21600 21600 0 21600 0 0 Z N"/></draw:custom-shape><draw:custom-shape draw:name="Shape27" draw:style-name="gr58" draw:text-style-name="P133" svg:width="0.6512in" svg:height="0.1496in" svg:x="6.0783in" svg:y="0.078in"><text:p text:style-name="P113"><text:span text:style-name="T109">IDLE</text:span></text:p><draw:enhanced-geometry svg:viewBox="0 0 21600 21600" draw:glue-points="10800 0 0 10800 10800 21600 21600 10800" draw:type="flowchart-process" draw:enhanced-path="M 0 0 L 21600 0 21600 21600 0 21600 0 0 Z N"/></draw:custom-shape><draw:custom-shape draw:name="Shape27" draw:style-name="gr59" draw:text-style-name="P133" svg:width="0.6516in" svg:height="0.1496in" svg:x="6.063in" svg:y="2.3087in"><text:p text:style-name="P113"><text:span text:style-name="T109">Dis_Ports</text:span></text:p><draw:enhanced-geometry svg:viewBox="0 0 21600 21600" draw:glue-points="10800 0 0 10800 10800 21600 21600 10800" draw:type="flowchart-process" draw:enhanced-path="M 0 0 L 21600 0 21600 21600 0 21600 0 0 Z N"/></draw:custom-shape><draw:line draw:name="Shape28" draw:style-name="gr60" draw:text-style-name="P113" svg:x1="7.0598in" svg:y1="0.8319in" svg:x2="7.0598in" svg:y2="0.9362in"><text:p/></draw:line><draw:line draw:name="Shape28" draw:style-name="gr60" draw:text-style-name="P113" svg:x1="7.0598in" svg:y1="0.9354in" svg:x2="6.378in" svg:y2="0.9354in"><text:p/></draw:line><draw:line draw:name="Shape28" draw:style-name="gr60" draw:text-style-name="P113" svg:x1="7.0724in" svg:y1="1.0913in" svg:x2="6.6945in" svg:y2="1.0913in"><text:p/></draw:line><draw:line draw:name="Shape28" draw:style-name="gr60" draw:text-style-name="P113" svg:x1="7.0598in" svg:y1="0.8319in" svg:x2="7.0598in" svg:y2="0.9362in"><text:p/></draw:line><draw:line draw:name="Shape28" draw:style-name="gr60" draw:text-style-name="P113" svg:x1="7.0724in" svg:y1="1.0913in" svg:x2="7.0724in" svg:y2="1.4531in"><text:p/></draw:line><draw:line draw:name="Shape28" draw:style-name="gr60" draw:text-style-name="P113" svg:x1="7.0724in" svg:y1="1.4531in" svg:x2="6.365in" svg:y2="1.4531in"><text:p/></draw:line><draw:line draw:name="Shape28" draw:style-name="gr60" draw:text-style-name="P113" svg:x1="7.0776in" svg:y1="1.6173in" svg:x2="6.6996in" svg:y2="1.6173in"><text:p/></draw:line><draw:line draw:name="Shape28" draw:style-name="gr60" draw:text-style-name="P113" svg:x1="7.0776in" svg:y1="1.6173in" svg:x2="7.0744in" svg:y2="2.2843in"><text:p/></draw:line><draw:line draw:name="Shape28" draw:style-name="gr60" draw:text-style-name="P113" svg:x1="7.0744in" svg:y1="2.2882in" svg:x2="6.3669in" svg:y2="2.2882in"><text:p/></draw:line><draw:line draw:name="Shape28" draw:style-name="gr60" draw:text-style-name="P113" svg:x1="5.9028in" svg:y1="0.1445in" svg:x2="5.9028in" svg:y2="2.387in"><text:p/></draw:line><draw:line draw:name="Shape28" draw:style-name="gr60" draw:text-style-name="P113" svg:x1="6.0634in" svg:y1="0.1445in" svg:x2="5.9028in" svg:y2="0.1445in"><text:p/></draw:line><draw:line draw:name="Shape28" draw:style-name="gr60" draw:text-style-name="P113" svg:x1="6.0634in" svg:y1="0.1445in" svg:x2="5.9028in" svg:y2="0.1445in"><text:p/></draw:line><draw:line draw:name="Shape28" draw:style-name="gr60" draw:text-style-name="P113" svg:x1="6.0634in" svg:y1="2.3878in" svg:x2="5.9028in" svg:y2="2.3878in"><text:p/></draw:line><draw:line draw:name="Shape28" draw:style-name="gr60" draw:text-style-name="P113" svg:x1="6.0634in" svg:y1="2.3878in" svg:x2="5.9028in" svg:y2="2.3878in"><text:p/></draw:line><draw:line draw:name="Shape28" draw:style-name="gr60" draw:text-style-name="P113" svg:x1="6.8953in" svg:y1="1.8701in" svg:x2="6.7236in" svg:y2="1.8701in"><text:p/></draw:line><draw:line draw:name="Shape28" draw:style-name="gr60" draw:text-style-name="P113" svg:x1="6.8953in" svg:y1="2.1264in" svg:x2="6.6996in" svg:y2="2.1264in"><text:p/></draw:line><draw:line draw:name="Shape28" draw:style-name="gr60" draw:text-style-name="P113" svg:x1="6.8953in" svg:y1="2.1264in" svg:x2="6.6996in" svg:y2="2.1264in"><text:p/></draw:line><draw:line draw:name="Shape28" draw:style-name="gr60" draw:text-style-name="P113" svg:x1="6.8953in" svg:y1="1.8701in" svg:x2="6.8953in" svg:y2="2.1307in"><text:p/></draw:line></draw:g></text:p>
      <text:p text:style-name="P41"/>
      <text:p text:style-name="P41"/>
      <text:p text:style-name="P41"><text:tab/><text:tab/><text:tab/><text:tab/><text:tab/><text:tab/><text:tab/></text:p>
      <text:p text:style-name="P86"><text:span text:style-name="T100"/></text:p>
      <text:p text:style-name="P101"><text:span text:style-name="T100">PUNTO</text:span><text:span text:style-name="T99"> de </text:span><text:span text:style-name="T101">ACCESO</text:span></text:p>
      <text:p text:style-name="P39"><text:span text:style-name="T60">Descripción</text:span><text:span text:style-name="T67">:</text:span></text:p>
      <text:p text:style-name="P107"><text:tab/><text:span text:style-name="T61">dispositivo desplegado en altura, encargado de recolectar datos provenientes de monitores de sensores con conexión P2P en estrella. El </text:span><text:span text:style-name="T93">Punto de Acceso</text:span><text:span text:style-name="T61"> de los monitores </text:span><text:span text:style-name="T62">también </text:span><text:span text:style-name="T61">pertenece a una red malla en base a protocolo </text:span><text:span text:style-name="T14">MiWi-</text:span><text:span text:style-name="T15">mesh</text:span><text:span text:style-name="T8">(</text:span><text:span text:style-name="T9">802.15.4</text:span><text:span text:style-name="T8"> reducido) </text:span><text:span text:style-name="T10">que se encarga de transmitir los paquetes </text:span><text:span text:style-name="T11">originados por este mediante una conexión indirecta a un </text:span><text:span text:style-name="T15">PANCO</text:span><text:span text:style-name="T11">(personal area network coordinator) un dispositivo que crea y controla la red malla.</text:span></text:p>
      <text:p text:style-name="P108"><text:span text:style-name="T70"/></text:p>
      <text:p text:style-name="P108"><text:span text:style-name="T70">Principales </text:span><text:span text:style-name="T71">características</text:span><text:span text:style-name="T70">:</text:span><text:span text:style-name="T30"> </text:span></text:p>
      <text:list xml:id="list4110506983" text:style-name="L3">
        <text:list-item>
          <text:p text:style-name="P79"><text:span text:style-name="T58">Microcontrolador 8</text:span><text:span text:style-name="T66">/16</text:span><text:span text:style-name="T58"> bits de palabra de datos, bajo consumo, RTCC, </text:span><text:span text:style-name="T64">spi </text:span><text:span text:style-name="T58">.</text:span></text:p>
        </text:list-item>
        <text:list-item>
          <text:p text:style-name="P73">Memoria no volátil.</text:p>
        </text:list-item>
        <text:list-item>
          <text:p text:style-name="P73">Memoria volátil.</text:p>
        </text:list-item>
        <text:list-item>
          <text:p text:style-name="P77">Regulador de tensión alta eficiencia.</text:p>
        </text:list-item>
        <text:list-item>
          <text:p text:style-name="P77">Transceptor comunicaciones RF.</text:p>
        </text:list-item>
      </text:list>
      <text:p text:style-name="P76"/>
      <text:p text:style-name="P104">Diagrama en bloques:</text:p>
      <text:p text:style-name="P104"><draw:g text:anchor-type="paragraph" draw:z-index="80" draw:style-name="gr62"><draw:custom-shape draw:name="Shape29" draw:style-name="gr63" draw:text-style-name="P135" svg:width="6.0189in" svg:height="3.215in" svg:x="0.9803in" svg:y="56.6803in"><text:p/><draw:enhanced-geometry svg:viewBox="0 0 21600 21600"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9" draw:style-name="gr64" draw:text-style-name="P136" svg:width="6.0106in" svg:height="3.198in" svg:x="0.9492in" svg:y="56.6492in"><text:p/><draw:enhanced-geometry svg:viewBox="0 0 21600 21600" draw:mirror-horizontal="false" draw:mirror-vertical="false" draw:path-stretchpoint-x="10800" draw:path-stretchpoint-y="10800" draw:text-areas="?f3 ?f4 ?f5 ?f6" draw:type="round-rectangle" draw:modifiers="1195.8315240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4" draw:style-name="gr65" draw:text-style-name="P137" svg:width="2.8512in" svg:height="2.8268in" draw:transform="rotate (-1.5707963267949) translate (5.87391185476815in 56.748375984252in)"><text:p/><draw:enhanced-geometry svg:viewBox="0 0 21600 21600" draw:type="rectangle" draw:enhanced-path="M 0 0 L 21600 0 21600 21600 0 21600 0 0 Z N"/></draw:custom-shape><draw:custom-shape draw:name="Shape28" draw:style-name="gr66" draw:text-style-name="P138" svg:width="0.5378in" svg:height="0.9197in" svg:x="4.2736in" svg:y="56.965in"><text:p/><draw:enhanced-geometry svg:viewBox="0 0 21600 21600" draw:type="rectangle" draw:enhanced-path="M 0 0 L 21600 0 21600 21600 0 21600 0 0 Z N"/></draw:custom-shape><draw:frame draw:name="Shape30" draw:style-name="gr67" draw:text-style-name="P139" svg:width="0.365in" svg:height="0.163in" svg:x="4.3583in" svg:y="56.9992in"><draw:text-box><text:p><text:span text:style-name="T111">Prgm:</text:span></text:p></draw:text-box></draw:frame><draw:g draw:style-name="gr68"><draw:frame draw:name="Shape30" draw:style-name="gr67" draw:text-style-name="P140" svg:width="0.228in" svg:height="0.163in" svg:x="4.4138in" svg:y="57.2264in"><draw:text-box><text:p><text:span text:style-name="T109">APP</text:span></text:p></draw:text-box></draw:frame><draw:custom-shape draw:name="Shape28" draw:style-name="gr69" draw:text-style-name="P138" svg:width="0.4496in" svg:height="0.2197in" svg:x="4.3291in" svg:y="57.1913in"><text:p/><draw:enhanced-geometry svg:viewBox="0 0 21600 21600" draw:mirror-horizontal="false" draw:mirror-vertical="false" draw:type="rectangle" draw:enhanced-path="M 0 0 L 21600 0 21600 21600 0 21600 0 0 Z N"/></draw:custom-shape></draw:g><draw:g draw:style-name="gr68"><draw:frame draw:name="Shape30" draw:style-name="gr70" draw:text-style-name="P140" svg:width="0.3122in" svg:height="0.1524in" svg:x="4.3846in" svg:y="57.6476in"><draw:text-box><text:p><text:span text:style-name="T109">MIWI</text:span></text:p></draw:text-box></draw:frame><draw:custom-shape draw:name="Shape28" draw:style-name="gr71" draw:text-style-name="P138" svg:width="0.4004in" svg:height="0.1894in" svg:x="4.3354in" svg:y="57.6177in"><text:p/><draw:enhanced-geometry svg:viewBox="0 0 21600 21600" draw:mirror-horizontal="false" draw:mirror-vertical="false" draw:type="rectangle" draw:enhanced-path="M 0 0 L 21600 0 21600 21600 0 21600 0 0 Z N"/></draw:custom-shape></draw:g><draw:custom-shape draw:name="Shape31" draw:style-name="gr72" draw:text-style-name="P141" svg:width="0.0878in" svg:height="0.148in" svg:x="4.4882in" svg:y="57.44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68"><draw:custom-shape draw:name="Shape28" draw:style-name="gr73" draw:text-style-name="P138" svg:width="0.5378in" svg:height="0.4976in" svg:x="4.2736in" svg:y="57.9358in"><text:p/><draw:enhanced-geometry svg:viewBox="0 0 21600 21600" draw:type="rectangle" draw:enhanced-path="M 0 0 L 21600 0 21600 21600 0 21600 0 0 Z N"/></draw:custom-shape><draw:frame draw:name="Shape30" draw:style-name="gr67" draw:text-style-name="P139" svg:width="0.365in" svg:height="0.163in" svg:x="4.3583in" svg:y="57.9701in"><draw:text-box><text:p><text:span text:style-name="T111">DT:</text:span></text:p></draw:text-box></draw:frame><draw:frame draw:name="Shape30" draw:style-name="gr67" draw:text-style-name="P140" svg:width="0.3122in" svg:height="0.163in" svg:x="4.4083in" svg:y="58.2012in"><draw:text-box><text:p><text:span text:style-name="T109">BASE</text:span></text:p></draw:text-box></draw:frame><draw:custom-shape draw:name="Shape28" draw:style-name="gr74" draw:text-style-name="P138" svg:width="0.3969in" svg:height="0.2197in" svg:x="4.3236in" svg:y="58.1665in"><text:p/><draw:enhanced-geometry svg:viewBox="0 0 21600 21600" draw:mirror-horizontal="false" draw:mirror-vertical="false" draw:type="rectangle" draw:enhanced-path="M 0 0 L 21600 0 21600 21600 0 21600 0 0 Z N"/></draw:custom-shape></draw:g><draw:g draw:style-name="gr68"><draw:frame draw:name="Shape30" draw:style-name="gr75" draw:text-style-name="P139" svg:width="0.2433in" svg:height="0.2571in" svg:x="3.6665in" svg:y="56.8429in"><draw:text-box><text:p><text:span text:style-name="T111">INT</text:span></text:p></draw:text-box></draw:frame><draw:custom-shape draw:name="Shape28" draw:style-name="gr76" draw:text-style-name="P138" svg:width="0.3114in" svg:height="0.3197in" svg:x="3.6283in" svg:y="56.7921in"><text:p/><draw:enhanced-geometry svg:viewBox="0 0 21600 21600" draw:mirror-horizontal="false" draw:mirror-vertical="false" draw:type="rectangle" draw:enhanced-path="M 0 0 L 21600 0 21600 21600 0 21600 0 0 Z N"/></draw:custom-shape></draw:g><draw:custom-shape draw:name="Shape28" draw:style-name="gr77" draw:text-style-name="P138" svg:width="0.8461in" svg:height="1.585in" svg:x="4.1209in" svg:y="56.9094in"><text:p/><draw:enhanced-geometry svg:viewBox="0 0 21600 21600" draw:type="rectangle" draw:enhanced-path="M 0 0 L 21600 0 21600 21600 0 21600 0 0 Z N"/></draw:custom-shape><draw:g draw:style-name="gr68"><draw:frame draw:name="Shape30" draw:style-name="gr75" draw:text-style-name="P139" svg:width="0.2433in" svg:height="0.2571in" svg:x="3.6665in" svg:y="57.3949in"><draw:text-box><text:p><text:span text:style-name="T111">CNT</text:span></text:p></draw:text-box></draw:frame><draw:custom-shape draw:name="Shape28" draw:style-name="gr76" draw:text-style-name="P138" svg:width="0.3114in" svg:height="0.3197in" svg:x="3.6283in" svg:y="57.3441in"><text:p/><draw:enhanced-geometry svg:viewBox="0 0 21600 21600" draw:mirror-horizontal="false" draw:mirror-vertical="false" draw:type="rectangle" draw:enhanced-path="M 0 0 L 21600 0 21600 21600 0 21600 0 0 Z N"/></draw:custom-shape></draw:g><draw:g draw:style-name="gr68"><draw:custom-shape draw:name="Shape32" draw:style-name="gr80" draw:text-style-name="P130" svg:width="0.2004in" svg:height="0.2004in" svg:x="3.1154in" svg:y="56.8366in"><text:p/><draw:enhanced-geometry svg:viewBox="0 0 21600 21600" draw:mirror-horizontal="false" draw:mirror-vertical="false" draw:type="rectangle" draw:enhanced-path="M 0 0 L 21600 0 21600 21600 0 21600 0 0 Z N"/></draw:custom-shape><draw:line draw:name="Shape33" draw:style-name="gr81" draw:text-style-name="P113" svg:x1="3.1154in" svg:y1="57.0366in" svg:x2="3.3154in" svg:y2="56.8366in"><text:p/></draw:line><draw:line draw:name="Shape33" draw:style-name="gr81" draw:text-style-name="P113" svg:x1="3.3154in" svg:y1="57.0366in" svg:x2="3.1154in" svg:y2="56.8366in"><text:p/></draw:line></draw:g><draw:g draw:style-name="gr68"><draw:custom-shape draw:name="Shape32" draw:style-name="gr80" draw:text-style-name="P130" svg:width="0.2004in" svg:height="0.2004in" svg:x="3.1256in" svg:y="57.3528in"><text:p/><draw:enhanced-geometry svg:viewBox="0 0 21600 21600" draw:mirror-horizontal="false" draw:mirror-vertical="false" draw:type="rectangle" draw:enhanced-path="M 0 0 L 21600 0 21600 21600 0 21600 0 0 Z N"/></draw:custom-shape><draw:line draw:name="Shape33" draw:style-name="gr81" draw:text-style-name="P113" svg:x1="3.126in" svg:y1="57.5531in" svg:x2="3.326in" svg:y2="57.3531in"><text:p/></draw:line><draw:line draw:name="Shape33" draw:style-name="gr81" draw:text-style-name="P113" svg:x1="3.326in" svg:y1="57.5531in" svg:x2="3.126in" svg:y2="57.3531in"><text:p/></draw:line></draw:g><draw:g draw:style-name="gr68"><draw:frame draw:name="Shape30" draw:style-name="gr75" draw:text-style-name="P139" svg:width="0.2433in" svg:height="0.2571in" svg:x="5.1776in" svg:y="58.1902in"><draw:text-box><text:p><text:span text:style-name="T111">SPI</text:span></text:p></draw:text-box></draw:frame><draw:custom-shape draw:name="Shape28" draw:style-name="gr76" draw:text-style-name="P138" svg:width="0.3114in" svg:height="0.3197in" svg:x="5.1394in" svg:y="58.1902in"><text:p/><draw:enhanced-geometry svg:viewBox="0 0 21600 21600" draw:mirror-horizontal="false" draw:mirror-vertical="false" draw:type="rectangle" draw:enhanced-path="M 0 0 L 21600 0 21600 21600 0 21600 0 0 Z N"/></draw:custom-shape></draw:g><draw:g draw:style-name="gr68"><draw:frame draw:name="Shape30" draw:style-name="gr75" draw:text-style-name="P139" svg:width="0.2433in" svg:height="0.2571in" svg:x="3.6563in" svg:y="57.9031in"><draw:text-box><text:p><text:span text:style-name="T111">ADC</text:span></text:p></draw:text-box></draw:frame><draw:custom-shape draw:name="Shape28" draw:style-name="gr76" draw:text-style-name="P138" svg:width="0.3114in" svg:height="0.3197in" svg:x="3.6181in" svg:y="57.8528in"><text:p/><draw:enhanced-geometry svg:viewBox="0 0 21600 21600" draw:mirror-horizontal="false" draw:mirror-vertical="false" draw:type="rectangle" draw:enhanced-path="M 0 0 L 21600 0 21600 21600 0 21600 0 0 Z N"/></draw:custom-shape></draw:g><draw:g draw:style-name="gr68"><draw:custom-shape draw:name="Shape32" draw:style-name="gr80" draw:text-style-name="P130" svg:width="0.2004in" svg:height="0.2004in" svg:x="3.1256in" svg:y="58.5701in"><text:p/><draw:enhanced-geometry svg:viewBox="0 0 21600 21600" draw:mirror-horizontal="false" draw:mirror-vertical="false" draw:type="rectangle" draw:enhanced-path="M 0 0 L 21600 0 21600 21600 0 21600 0 0 Z N"/></draw:custom-shape><draw:line draw:name="Shape33" draw:style-name="gr81" draw:text-style-name="P113" svg:x1="3.126in" svg:y1="58.7701in" svg:x2="3.326in" svg:y2="58.5701in"><text:p/></draw:line><draw:line draw:name="Shape33" draw:style-name="gr81" draw:text-style-name="P113" svg:x1="3.326in" svg:y1="58.7701in" svg:x2="3.126in" svg:y2="58.5701in"><text:p/></draw:line></draw:g><draw:g draw:style-name="gr68"><draw:custom-shape draw:name="Shape32" draw:style-name="gr80" draw:text-style-name="P130" svg:width="0.2004in" svg:height="0.2004in" svg:x="3.1256in" svg:y="57.9122in"><text:p/><draw:enhanced-geometry svg:viewBox="0 0 21600 21600" draw:mirror-horizontal="false" draw:mirror-vertical="false" draw:type="rectangle" draw:enhanced-path="M 0 0 L 21600 0 21600 21600 0 21600 0 0 Z N"/></draw:custom-shape><draw:line draw:name="Shape33" draw:style-name="gr81" draw:text-style-name="P113" svg:x1="3.126in" svg:y1="58.1122in" svg:x2="3.326in" svg:y2="57.9122in"><text:p/></draw:line><draw:line draw:name="Shape33" draw:style-name="gr81" draw:text-style-name="P113" svg:x1="3.326in" svg:y1="58.1122in" svg:x2="3.126in" svg:y2="57.9122in"><text:p/></draw:line></draw:g><draw:g draw:style-name="gr68"><draw:frame draw:name="Shape30" draw:style-name="gr75" draw:text-style-name="P139" svg:width="0.2433in" svg:height="0.2571in" svg:x="3.6508in" svg:y="58.5469in"><draw:text-box><text:p><text:span text:style-name="T111">VDD</text:span></text:p></draw:text-box></draw:frame><draw:custom-shape draw:name="Shape28" draw:style-name="gr76" draw:text-style-name="P138" svg:width="0.3114in" svg:height="0.3197in" svg:x="3.6126in" svg:y="58.4965in"><text:p/><draw:enhanced-geometry svg:viewBox="0 0 21600 21600" draw:mirror-horizontal="false" draw:mirror-vertical="false" draw:type="rectangle" draw:enhanced-path="M 0 0 L 21600 0 21600 21600 0 21600 0 0 Z N"/></draw:custom-shape></draw:g><draw:g draw:style-name="gr68"><draw:frame draw:name="Shape30" draw:style-name="gr82" draw:text-style-name="P139" svg:width="0.3185in" svg:height="0.3039in" svg:x="3.6626in" svg:y="59.0831in"><draw:text-box><text:p><text:span text:style-name="T111">Vcore</text:span></text:p></draw:text-box></draw:frame><draw:custom-shape draw:name="Shape28" draw:style-name="gr83" draw:text-style-name="P138" svg:width="0.4071in" svg:height="0.3197in" svg:x="3.6126in" svg:y="59.0323in"><text:p/><draw:enhanced-geometry svg:viewBox="0 0 21600 21600" draw:mirror-horizontal="false" draw:mirror-vertical="false" draw:type="rectangle" draw:enhanced-path="M 0 0 L 21600 0 21600 21600 0 21600 0 0 Z N"/></draw:custom-shape></draw:g><draw:g draw:style-name="gr68"><draw:custom-shape draw:name="Shape32" draw:style-name="gr80" draw:text-style-name="P130" svg:width="0.2004in" svg:height="0.2004in" svg:x="3.1256in" svg:y="59.0965in"><text:p/><draw:enhanced-geometry svg:viewBox="0 0 21600 21600" draw:mirror-horizontal="false" draw:mirror-vertical="false" draw:type="rectangle" draw:enhanced-path="M 0 0 L 21600 0 21600 21600 0 21600 0 0 Z N"/></draw:custom-shape><draw:line draw:name="Shape33" draw:style-name="gr81" draw:text-style-name="P113" svg:x1="3.126in" svg:y1="59.2965in" svg:x2="3.326in" svg:y2="59.0965in"><text:p/></draw:line><draw:line draw:name="Shape33" draw:style-name="gr81" draw:text-style-name="P113" svg:x1="3.326in" svg:y1="59.2965in" svg:x2="3.126in" svg:y2="59.0965in"><text:p/></draw:line></draw:g><draw:g draw:style-name="gr68"><draw:frame draw:name="Shape30" draw:style-name="gr84" draw:text-style-name="P139" svg:width="0.4024in" svg:height="0.2059in" svg:x="1.6748in" svg:y="58.5902in"><draw:text-box><text:p><text:span text:style-name="T111">BOOST</text:span></text:p></draw:text-box></draw:frame><draw:custom-shape draw:name="Shape28" draw:style-name="gr85" draw:text-style-name="P138" svg:width="0.515in" svg:height="0.2343in" svg:x="1.6118in" svg:y="58.5531in"><text:p/><draw:enhanced-geometry svg:viewBox="0 0 21600 21600" draw:mirror-horizontal="false" draw:mirror-vertical="false" draw:type="rectangle" draw:enhanced-path="M 0 0 L 21600 0 21600 21600 0 21600 0 0 Z N"/></draw:custom-shape></draw:g><draw:line draw:name="Shape33" draw:style-name="gr81" draw:text-style-name="P113" svg:x1="2.3055in" svg:y1="59.1764in" svg:x2="2.3055in" svg:y2="58.6819in"><text:p/></draw:line><draw:line draw:name="Shape33" draw:style-name="gr81" draw:text-style-name="P113" svg:x1="1.3921in" svg:y1="58.6815in" svg:x2="1.6114in" svg:y2="58.6795in"><text:p/></draw:line><draw:g draw:style-name="gr68"><draw:line draw:name="Shape33" draw:style-name="gr81" draw:text-style-name="P124" svg:x1="1.2295in" svg:y1="58.724in" svg:x2="1.2323in" svg:y2="58.8823in"><text:p/></draw:line><draw:line draw:name="Shape33" draw:style-name="gr81" draw:text-style-name="P113" svg:x1="1.1177in" svg:y1="58.8823in" svg:x2="1.3445in" svg:y2="58.8823in"><text:p/></draw:line><draw:line draw:name="Shape33" draw:style-name="gr81" draw:text-style-name="P113" svg:x1="1.1791in" svg:y1="58.924in" svg:x2="1.2827in" svg:y2="58.924in"><text:p/></draw:line><draw:line draw:name="Shape33" draw:style-name="gr81" draw:text-style-name="P113" svg:x1="1.1177in" svg:y1="58.9579in" svg:x2="1.3445in" svg:y2="58.9579in"><text:p/></draw:line><draw:line draw:name="Shape33" draw:style-name="gr81" draw:text-style-name="P113" svg:x1="1.1819in" svg:y1="59.0047in" svg:x2="1.2854in" svg:y2="59.0047in"><text:p/></draw:line><draw:line draw:name="Shape33" draw:style-name="gr81" draw:text-style-name="P124" svg:x1="1.2323in" svg:y1="59.0047in" svg:x2="1.235in" svg:y2="59.163in"><text:p/></draw:line><draw:custom-shape draw:name="Shape34" draw:style-name="gr86" draw:text-style-name="P111" svg:width="0.1677in" svg:height="0.0913in" svg:x="1.1476in" svg:y="59.1673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68"><draw:frame draw:name="Shape30" draw:style-name="gr87" draw:text-style-name="P139" svg:width="0.3598in" svg:height="0.3122in" svg:x="2.4492in" svg:y="59.065in"><draw:text-box><text:p><text:span text:style-name="T111">Vdrop</text:span></text:p></draw:text-box></draw:frame><draw:custom-shape draw:name="Shape28" draw:style-name="gr88" draw:text-style-name="P138" svg:width="0.4598in" svg:height="0.2815in" svg:x="2.3929in" svg:y="59.0201in"><text:p/><draw:enhanced-geometry svg:viewBox="0 0 21600 21600" draw:mirror-horizontal="false" draw:mirror-vertical="false" draw:type="rectangle" draw:enhanced-path="M 0 0 L 21600 0 21600 21600 0 21600 0 0 Z N"/></draw:custom-shape></draw:g><draw:line draw:name="Shape33" draw:style-name="gr81" draw:text-style-name="P113" svg:x1="2.3055in" svg:y1="58.6819in" svg:x2="3.1256in" svg:y2="58.6748in"><text:p/></draw:line><draw:g draw:style-name="gr68"><draw:line draw:name="Shape34" draw:style-name="gr89" draw:text-style-name="P142" svg:x1="0.5291in" svg:y1="6.474in" svg:x2="0.7953in" svg:y2="6.474in"><text:p/></draw:line><draw:custom-shape draw:name="Shape35" draw:style-name="gr90" draw:text-style-name="P142" svg:width="0.0697in" svg:height="0.0697in" svg:x="1.2in" svg:y="58.6547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name="Shape35" draw:style-name="gr90" draw:text-style-name="P142" svg:width="0.0697in" svg:height="0.0697in" svg:x="1.3445in" svg:y="58.6547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g><draw:line draw:name="Shape33" draw:style-name="gr81" draw:text-style-name="P113" svg:x1="1.5213in" svg:y1="58.0244in" svg:x2="3.1256in" svg:y2="58.011in"><text:p/></draw:line><draw:line draw:name="Shape33" draw:style-name="gr81" draw:text-style-name="P113" svg:x1="0.2992in" svg:y1="0.6409in" svg:x2="0.2992in" svg:y2="-0.0138in"><text:p/></draw:line><draw:line draw:name="Shape33" draw:style-name="gr91" draw:text-style-name="P113" svg:x1="3.326in" svg:y1="57.4539in" svg:x2="3.6394in" svg:y2="57.4559in"><text:p/></draw:line><draw:line draw:name="Shape33" draw:style-name="gr91" draw:text-style-name="P113" svg:x1="3.326in" svg:y1="57.4539in" svg:x2="3.6394in" svg:y2="57.4559in"><text:p/></draw:line><draw:line draw:name="Shape33" draw:style-name="gr91" draw:text-style-name="P113" svg:x1="3.3154in" svg:y1="56.9386in" svg:x2="3.6287in" svg:y2="56.9406in"><text:p/></draw:line><draw:line draw:name="Shape33" draw:style-name="gr91" draw:text-style-name="P113" svg:x1="3.3154in" svg:y1="56.9386in" svg:x2="3.6287in" svg:y2="56.9406in"><text:p/></draw:line><draw:line draw:name="Shape33" draw:style-name="gr91" draw:text-style-name="P113" svg:x1="3.326in" svg:y1="58.0091in" svg:x2="3.6394in" svg:y2="58.011in"><text:p/></draw:line><draw:line draw:name="Shape33" draw:style-name="gr91" draw:text-style-name="P113" svg:x1="3.326in" svg:y1="58.0091in" svg:x2="3.6394in" svg:y2="58.011in"><text:p/></draw:line><draw:line draw:name="Shape33" draw:style-name="gr91" draw:text-style-name="P113" svg:x1="3.326in" svg:y1="58.665in" svg:x2="3.6394in" svg:y2="58.6669in"><text:p/></draw:line><draw:line draw:name="Shape33" draw:style-name="gr91" draw:text-style-name="P113" svg:x1="3.326in" svg:y1="58.665in" svg:x2="3.6394in" svg:y2="58.6669in"><text:p/></draw:line><draw:line draw:name="Shape33" draw:style-name="gr91" draw:text-style-name="P113" svg:x1="3.326in" svg:y1="59.1768in" svg:x2="3.6394in" svg:y2="59.1787in"><text:p/></draw:line><draw:line draw:name="Shape33" draw:style-name="gr91" draw:text-style-name="P113" svg:x1="3.326in" svg:y1="59.1768in" svg:x2="3.6394in" svg:y2="59.1787in"><text:p/></draw:line><draw:g draw:style-name="gr68"><draw:custom-shape draw:name="Shape32" draw:style-name="gr80" draw:text-style-name="P130" svg:width="0.2004in" svg:height="0.2004in" svg:x="5.589in" svg:y="58.2346in"><text:p/><draw:enhanced-geometry svg:viewBox="0 0 21600 21600" draw:mirror-horizontal="false" draw:mirror-vertical="false" draw:type="rectangle" draw:enhanced-path="M 0 0 L 21600 0 21600 21600 0 21600 0 0 Z N"/></draw:custom-shape><draw:line draw:name="Shape33" draw:style-name="gr81" draw:text-style-name="P113" svg:x1="5.589in" svg:y1="58.4346in" svg:x2="5.789in" svg:y2="58.2346in"><text:p/></draw:line><draw:line draw:name="Shape33" draw:style-name="gr81" draw:text-style-name="P113" svg:x1="5.789in" svg:y1="58.4346in" svg:x2="5.589in" svg:y2="58.2346in"><text:p/></draw:line></draw:g><draw:line draw:name="Shape33" draw:style-name="gr91" draw:text-style-name="P113" svg:x1="5.4508in" svg:y1="58.3531in" svg:x2="5.5689in" svg:y2="58.3531in"><text:p/></draw:line><draw:line draw:name="Shape33" draw:style-name="gr81" draw:text-style-name="P113" svg:x1="5.789in" svg:y1="58.3441in" svg:x2="5.9591in" svg:y2="58.3441in"><text:p/></draw:line><draw:g draw:style-name="gr68"><draw:frame draw:name="Shape30" draw:style-name="gr92" draw:text-style-name="P139" svg:width="0.6969in" svg:height="0.4406in" svg:x="6.0685in" svg:y="58.1701in"><draw:text-box><text:p><text:span text:style-name="T111">Transceptor</text:span></text:p><text:p text:style-name="P113"><text:span text:style-name="T111">RF</text:span></text:p></draw:text-box></draw:frame><draw:custom-shape draw:name="Shape28" draw:style-name="gr93" draw:text-style-name="P138" svg:width="0.8921in" svg:height="0.4295in" svg:x="5.9591in" svg:y="58.1028in"><text:p/><draw:enhanced-geometry svg:viewBox="0 0 21600 21600" draw:mirror-horizontal="false" draw:mirror-vertical="false" draw:type="rectangle" draw:enhanced-path="M 0 0 L 21600 0 21600 21600 0 21600 0 0 Z N"/></draw:custom-shape></draw:g><draw:line draw:name="Shape33" draw:style-name="gr81" draw:text-style-name="P113" svg:x1="2.3055in" svg:y1="59.7657in" svg:x2="6.4063in" svg:y2="59.7366in"><text:p/></draw:line><draw:line draw:name="Shape33" draw:style-name="gr81" draw:text-style-name="P113" svg:x1="2.3055in" svg:y1="59.7665in" svg:x2="2.3055in" svg:y2="59.1768in"><text:p/></draw:line><draw:line draw:name="Shape33" draw:style-name="gr81" draw:text-style-name="P113" svg:x1="6.4063in" svg:y1="59.7366in" svg:x2="6.4063in" svg:y2="58.5319in"><text:p/></draw:line><draw:line draw:name="Shape33" draw:style-name="gr81" draw:text-style-name="P113" svg:x1="2.8528in" svg:y1="59.1917in" svg:x2="3.1138in" svg:y2="59.1917in"><text:p/></draw:line><draw:line draw:name="Shape33" draw:style-name="gr81" draw:text-style-name="P113" svg:x1="2.8528in" svg:y1="59.1917in" svg:x2="3.1138in" svg:y2="59.1917in"><text:p/></draw:line><draw:line draw:name="Shape33" draw:style-name="gr81" draw:text-style-name="P113" svg:x1="2.3055in" svg:y1="59.1917in" svg:x2="2.3874in" svg:y2="59.1917in"><text:p/></draw:line><draw:line draw:name="Shape33" draw:style-name="gr81" draw:text-style-name="P113" svg:x1="2.1264in" svg:y1="58.6819in" svg:x2="2.3874in" svg:y2="58.6819in"><text:p/></draw:line><draw:custom-shape draw:name="Shape32" draw:style-name="gr94" draw:text-style-name="P143" svg:width="0.1567in" svg:height="0.1878in" svg:x="1.163in" svg:y="56.8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1.0327in" svg:y="56.732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94" draw:text-style-name="P143" svg:width="0.1567in" svg:height="0.1878in" svg:x="6.6555in" svg:y="59.5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6.5248in" svg:y="59.424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95" draw:text-style-name="P144" svg:width="0.3752in" svg:height="0.3752in" svg:x="1.0327in" svg:y="56.732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94" draw:text-style-name="P143" svg:width="0.1567in" svg:height="0.1878in" svg:x="1.163in" svg:y="59.518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1.0327in" svg:y="59.408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95" draw:text-style-name="P144" svg:width="0.3752in" svg:height="0.3752in" svg:x="1.0327in" svg:y="59.408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2" draw:style-name="gr94" draw:text-style-name="P143" svg:width="0.1567in" svg:height="0.1878in" svg:x="6.6319in" svg:y="56.8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5" draw:style-name="gr95" draw:text-style-name="P144" svg:width="0.3752in" svg:height="0.3752in" svg:x="6.5012in" svg:y="56.7268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Shape35" draw:style-name="gr95" draw:text-style-name="P144" svg:width="0.3752in" svg:height="0.3752in" svg:x="6.5012in" svg:y="56.7268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Shape36" draw:style-name="gr81" draw:text-style-name="P113" svg:x1="3.0476in" svg:y1="59.5992in" svg:x2="3.315in" svg:y2="59.4039in"><text:p/></draw:line><draw:line draw:name="Shape36" draw:style-name="gr81" draw:text-style-name="P113" svg:x1="5.874in" svg:y1="59.5992in" svg:x2="5.6067in" svg:y2="59.4039in"><text:p/></draw:line><draw:line draw:name="Shape33" draw:style-name="gr81" draw:text-style-name="P113" svg:x1="3.3154in" svg:y1="59.4039in" svg:x2="5.6071in" svg:y2="59.4039in"><text:p/></draw:line><draw:circle draw:name="Shape37" draw:style-name="gr81" draw:text-style-name="P113" svg:width="0.3913in" svg:height="0.3913in" svg:x="4.2319in" svg:y="59.2756in" draw:kind="arc" draw:start-angle="20.01" draw:end-angle="157.72"><text:p/></draw:circle></draw:g></text:p>
      <text:p text:style-name="P104"/>
      <text:p text:style-name="P104"/>
      <text:p text:style-name="P104"><draw:custom-shape text:anchor-type="paragraph" draw:z-index="81" draw:name="Shape38" draw:style-name="gr96" draw:text-style-name="P111" svg:width="1.4276in" svg:height="3.229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4"><draw:g text:anchor-type="paragraph" draw:z-index="82" draw:style-name="gr22"><draw:custom-shape draw:name="Shape26" draw:style-name="gr97" draw:text-style-name="P132" svg:width="0.6362in" svg:height="0.3224in" svg:x="3.0228in" svg:y="1.0083in"><text:p><text:span text:style-name="T109">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98" draw:text-style-name="P133" svg:width="0.6524in" svg:height="0.1488in" svg:x="3.0366in" svg:y="0.661in"><text:p text:style-name="P113"><text:span text:style-name="T109">IRQ RTC 10s</text:span></text:p><draw:enhanced-geometry svg:viewBox="0 0 21600 21600" draw:glue-points="10800 0 0 10800 10800 21600 21600 10800" draw:type="flowchart-process" draw:enhanced-path="M 0 0 L 21600 0 21600 21600 0 21600 0 0 Z N"/></draw:custom-shape><draw:custom-shape draw:name="Shape26" draw:style-name="gr99" draw:text-style-name="P132" svg:width="0.635in" svg:height="0.3205in" svg:x="3.024in" svg:y="2.3839in"><text:p><text:span text:style-name="T109">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100" draw:text-style-name="P133" svg:width="0.637in" svg:height="0.3217in" svg:x="3.0193in" svg:y="1.3508in"><text:p text:style-name="P113"><text:span text:style-name="T109">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 draw:style-name="gr99" draw:text-style-name="P133" svg:width="0.635in" svg:height="0.3205in" svg:x="3.024in" svg:y="1.8693in"><text:p text:style-name="P113"><text:span text:style-name="T109">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 draw:style-name="gr101" draw:text-style-name="P133" svg:width="0.6524in" svg:height="0.1504in" svg:x="3.0366in" svg:y="1.6965in"><text:p text:style-name="P113"><text:span text:style-name="T109">Rut_Med</text:span></text:p><draw:enhanced-geometry svg:viewBox="0 0 21600 21600" draw:glue-points="10800 0 0 10800 10800 21600 21600 10800" draw:type="flowchart-process" draw:enhanced-path="M 0 0 L 21600 0 21600 21600 0 21600 0 0 Z N"/></draw:custom-shape><draw:custom-shape draw:name="Shape27" draw:style-name="gr102" draw:text-style-name="P133" svg:width="0.6512in" svg:height="0.1488in" svg:x="3.0346in" svg:y="2.2098in"><text:p text:style-name="P113"><text:span text:style-name="T109">Rut_Tx</text:span></text:p><draw:enhanced-geometry svg:viewBox="0 0 21600 21600" draw:glue-points="10800 0 0 10800 10800 21600 21600 10800" draw:type="flowchart-process" draw:enhanced-path="M 0 0 L 21600 0 21600 21600 0 21600 0 0 Z N"/></draw:custom-shape><draw:custom-shape draw:name="Shape27" draw:style-name="gr103" draw:text-style-name="P133" svg:width="0.5012in" svg:height="0.1504in" svg:x="3.7067in" svg:y="1.0972in"><text:p text:style-name="P113"><text:span text:style-name="T109">Rut_Fix</text:span></text:p><draw:enhanced-geometry svg:viewBox="0 0 21600 21600" draw:glue-points="10800 0 0 10800 10800 21600 21600 10800" draw:type="flowchart-process" draw:enhanced-path="M 0 0 L 21600 0 21600 21600 0 21600 0 0 Z N"/></draw:custom-shape><draw:custom-shape draw:name="Shape27" draw:style-name="gr104" draw:text-style-name="P133" svg:width="0.6512in" svg:height="0.1496in" svg:x="3.0394in" svg:y="0.8366in"><text:p text:style-name="P113"><text:span text:style-name="T109">En_Ports</text:span></text:p><draw:enhanced-geometry svg:viewBox="0 0 21600 21600" draw:glue-points="10800 0 0 10800 10800 21600 21600 10800" draw:type="flowchart-process" draw:enhanced-path="M 0 0 L 21600 0 21600 21600 0 21600 0 0 Z N"/></draw:custom-shape><draw:custom-shape draw:name="Shape27" draw:style-name="gr104" draw:text-style-name="P133" svg:width="0.6512in" svg:height="0.1496in" svg:x="3.0394in" svg:y="0.4937in"><text:p text:style-name="P113"><text:span text:style-name="T109">IDLE</text:span></text:p><draw:enhanced-geometry svg:viewBox="0 0 21600 21600" draw:glue-points="10800 0 0 10800 10800 21600 21600 10800" draw:type="flowchart-process" draw:enhanced-path="M 0 0 L 21600 0 21600 21600 0 21600 0 0 Z N"/></draw:custom-shape><draw:custom-shape draw:name="Shape27" draw:style-name="gr105" draw:text-style-name="P133" svg:width="0.6516in" svg:height="0.1496in" svg:x="3.024in" svg:y="2.7244in"><text:p text:style-name="P113"><text:span text:style-name="T109">Dis_Ports</text:span></text:p><draw:enhanced-geometry svg:viewBox="0 0 21600 21600" draw:glue-points="10800 0 0 10800 10800 21600 21600 10800" draw:type="flowchart-process" draw:enhanced-path="M 0 0 L 21600 0 21600 21600 0 21600 0 0 Z N"/></draw:custom-shape><draw:line draw:name="Shape28" draw:style-name="gr60" draw:text-style-name="P113" svg:x1="4.0209in" svg:y1="1.2476in" svg:x2="4.0209in" svg:y2="1.352in"><text:p/></draw:line><draw:line draw:name="Shape28" draw:style-name="gr60" draw:text-style-name="P113" svg:x1="4.0209in" svg:y1="1.3512in" svg:x2="3.339in" svg:y2="1.3512in"><text:p/></draw:line><draw:line draw:name="Shape28" draw:style-name="gr60" draw:text-style-name="P113" svg:x1="4.0335in" svg:y1="1.5075in" svg:x2="3.6555in" svg:y2="1.5075in"><text:p/></draw:line><draw:line draw:name="Shape28" draw:style-name="gr60" draw:text-style-name="P113" svg:x1="4.0209in" svg:y1="1.2476in" svg:x2="4.0209in" svg:y2="1.352in"><text:p/></draw:line><draw:line draw:name="Shape28" draw:style-name="gr60" draw:text-style-name="P113" svg:x1="4.0331in" svg:y1="1.5075in" svg:x2="4.0331in" svg:y2="1.8693in"><text:p/></draw:line><draw:line draw:name="Shape28" draw:style-name="gr60" draw:text-style-name="P113" svg:x1="4.0335in" svg:y1="1.8693in" svg:x2="3.326in" svg:y2="1.8693in"><text:p/></draw:line><draw:line draw:name="Shape28" draw:style-name="gr60" draw:text-style-name="P113" svg:x1="4.0386in" svg:y1="2.0331in" svg:x2="3.6606in" svg:y2="2.0331in"><text:p/></draw:line><draw:line draw:name="Shape28" draw:style-name="gr60" draw:text-style-name="P113" svg:x1="4.0386in" svg:y1="2.0331in" svg:x2="4.0354in" svg:y2="2.7in"><text:p/></draw:line><draw:line draw:name="Shape28" draw:style-name="gr60" draw:text-style-name="P113" svg:x1="4.035in" svg:y1="2.7039in" svg:x2="3.3276in" svg:y2="2.7039in"><text:p/></draw:line><draw:line draw:name="Shape28" draw:style-name="gr60" draw:text-style-name="P113" svg:x1="2.8638in" svg:y1="0.5606in" svg:x2="2.8638in" svg:y2="2.8031in"><text:p/></draw:line><draw:line draw:name="Shape28" draw:style-name="gr60" draw:text-style-name="P113" svg:x1="3.0244in" svg:y1="0.5606in" svg:x2="2.8638in" svg:y2="0.5606in"><text:p/></draw:line><draw:line draw:name="Shape28" draw:style-name="gr60" draw:text-style-name="P113" svg:x1="3.0244in" svg:y1="0.5606in" svg:x2="2.8638in" svg:y2="0.5606in"><text:p/></draw:line><draw:line draw:name="Shape28" draw:style-name="gr60" draw:text-style-name="P113" svg:x1="3.0244in" svg:y1="2.8035in" svg:x2="2.8638in" svg:y2="2.8035in"><text:p/></draw:line><draw:line draw:name="Shape28" draw:style-name="gr60" draw:text-style-name="P113" svg:x1="3.0244in" svg:y1="2.8035in" svg:x2="2.8638in" svg:y2="2.8035in"><text:p/></draw:line><draw:line draw:name="Shape28" draw:style-name="gr60" draw:text-style-name="P113" svg:x1="3.8563in" svg:y1="2.2858in" svg:x2="3.6846in" svg:y2="2.2858in"><text:p/></draw:line><draw:line draw:name="Shape28" draw:style-name="gr60" draw:text-style-name="P113" svg:x1="3.8563in" svg:y1="2.5421in" svg:x2="3.6606in" svg:y2="2.5421in"><text:p/></draw:line><draw:line draw:name="Shape28" draw:style-name="gr60" draw:text-style-name="P113" svg:x1="3.8563in" svg:y1="2.5421in" svg:x2="3.6606in" svg:y2="2.5421in"><text:p/></draw:line><draw:line draw:name="Shape28" draw:style-name="gr60" draw:text-style-name="P113" svg:x1="3.8563in" svg:y1="2.2858in" svg:x2="3.8563in" svg:y2="2.5465in"><text:p/></draw:line></draw:g><draw:frame text:anchor-type="paragraph" draw:z-index="83" draw:name="Shape30" draw:style-name="gr61" draw:text-style-name="P134" svg:width="0.365in" svg:height="0.228in" svg:x="3.3173in" svg:y="-0.0126in"><draw:text-box><text:p><text:span text:style-name="T110">APP</text:span></text:p></draw:text-box></draw:frame></text:p>
      <text:p text:style-name="P103">P<text:span text:style-name="T68">ANCO</text:span></text:p>
      <text:p text:style-name="P87"/>
      <text:p text:style-name="P68">Descripción:</text:p>
      <text:p text:style-name="P90"><text:span text:style-name="T60"><text:tab/></text:span><text:span text:style-name="T74">dispositivo desplegado en altura </text:span><text:span text:style-name="T82">llamado</text:span><text:span text:style-name="T87"> Personel Area Network </text:span><text:span text:style-name="T92">C</text:span><text:span text:style-name="T87">oordinator</text:span><text:span text:style-name="T74">, encargado de recolectar </text:span><text:span text:style-name="T75">o concentrar</text:span><text:span text:style-name="T74"> datos provenientes de </text:span><text:span text:style-name="T76">los </text:span><text:span text:style-name="T87">Puntos de Accesos</text:span><text:span text:style-name="T74"> con conexión </text:span><text:span text:style-name="T76">en malla</text:span><text:span text:style-name="T74">. El </text:span><text:span text:style-name="T76">PANCO</text:span><text:span text:style-name="T74"> </text:span><text:span text:style-name="T76">es el encargado de crear y administrar la red malla</text:span><text:span text:style-name="T74"> </text:span><text:span text:style-name="T76">en </text:span><text:span text:style-name="T74">base a protocolo </text:span><text:span text:style-name="T88">MiWi-</text:span><text:span text:style-name="T89">mesh</text:span><text:span text:style-name="T84">(</text:span><text:span text:style-name="T85">802.15.4</text:span><text:span text:style-name="T84"> reducido).</text:span></text:p>
      <text:p text:style-name="P94"><text:span text:style-name="T57">Siguiendo con la cadena de avance de los datos el </text:span>PANCO<text:span text:style-name="T57"> forma parte de una red </text:span>MODBUS<text:span text:style-name="T57">, en la cual su funcionalidad es como </text:span>ESCLAVO<text:span text:style-name="T57">, y reporta requerimientos ante un MAESTRO denominado </text:span>GATEWAY<text:span text:style-name="T57"> el cual cuenta con acceso a una red LAN.</text:span></text:p>
      <text:p text:style-name="P68"/>
      <text:p text:style-name="P99"><text:span text:style-name="T45">Principales </text:span><text:span text:style-name="T46">características</text:span><text:span text:style-name="T45">:</text:span><text:span text:style-name="T40"><text:tab/></text:span></text:p>
      <text:list xml:id="list2717605628" text:style-name="L4">
        <text:list-item>
          <text:p text:style-name="P80"><text:span text:style-name="T58">Microcontrolador 8 bits de palabra de datos, bajo consumo, RTCC, </text:span><text:span text:style-name="T64">usart, spi</text:span><text:span text:style-name="T58">.</text:span></text:p>
        </text:list-item>
        <text:list-item>
          <text:p text:style-name="P74">Memoria no volátil.</text:p>
        </text:list-item>
        <text:list-item>
          <text:p text:style-name="P74">Memoria volátil.</text:p>
        </text:list-item>
        <text:list-item>
          <text:p text:style-name="P82"><text:span text:style-name="T58">Regulador de tensión </text:span><text:span text:style-name="T63">low drop</text:span><text:span text:style-name="T58">.</text:span></text:p>
        </text:list-item>
        <text:list-item>
          <text:p text:style-name="P78">Transceptor comunicaciones RF.</text:p>
        </text:list-item>
        <text:list-item>
          <text:p text:style-name="P84"><text:span text:style-name="T60">Interface </text:span><text:span text:style-name="T58">aislada MODBUS-485 </text:span><text:span text:style-name="T65">y</text:span><text:span text:style-name="T58"> con protección descargas</text:span><text:span text:style-name="T61"> </text:span><text:span text:style-name="T58">atmosférica.</text:span></text:p>
        </text:list-item>
      </text:list>
      <text:p text:style-name="P72"/>
      <text:p text:style-name="P105">Diagrama en bloques:</text:p>
      <text:p text:style-name="P88"/>
      <text:p text:style-name="P93">GATEWAY</text:p>
      <text:p text:style-name="P87"/>
      <text:p text:style-name="P69">Descripción:</text:p>
      <text:p text:style-name="P91"><text:span text:style-name="T60"><text:tab/></text:span><text:span text:style-name="T74">dispositivo </text:span><text:span text:style-name="T79">alojado en cuarto de control</text:span><text:span text:style-name="T74">, encargado de </text:span><text:span text:style-name="T79">consultar el estado del </text:span><text:span text:style-name="T90">PANCO</text:span><text:span text:style-name="T74"> , </text:span><text:span text:style-name="T79">solicitando y escribiendo datos mediante protocolo </text:span><text:span text:style-name="T90">MODBUS-RTU</text:span><text:span text:style-name="T79">.</text:span><text:span text:style-name="T75"> </text:span><text:span text:style-name="T79">Este dispositivo </text:span><text:span text:style-name="T80">tiene la principal función de auspiciar como puente a otro tipo de red basado en protocolo </text:span><text:span text:style-name="T12">802.3 </text:span><text:span text:style-name="T13">Ethernet.</text:span></text:p>
      <text:p text:style-name="P91"><text:span text:style-name="T80">La funcionalidades secundarias s</text:span><text:span text:style-name="T82">ó</text:span><text:span text:style-name="T80">n las de </text:span><text:span text:style-name="T79">almacenar los datos proveniente </text:span><text:span text:style-name="T80">y hacia</text:span><text:span text:style-name="T79"> la red de sensores ,e</text:span><text:span text:style-name="T80">l almacenamiento y transmisión de paquetes de red </text:span><text:span text:style-name="T91">LAN</text:span><text:span text:style-name="T80">.</text:span></text:p>
      <text:p text:style-name="P92"><text:span text:style-name="T84">E</text:span><text:span text:style-name="T73">n su interior cuenta con una aplicación cliente que </text:span><text:span text:style-name="T86">enviá</text:span><text:span text:style-name="T73"> consultas a un servidor remoto mediante </text:span><text:span text:style-name="T72">TCP-IP</text:span><text:span text:style-name="T73"> y una estructura de </text:span><text:span text:style-name="T86">payload de objetos</text:span><text:span text:style-name="T73"> </text:span><text:span text:style-name="T87">JSON</text:span><text:span text:style-name="T86">.</text:span></text:p>
      <text:p text:style-name="P95"/>
      <text:p text:style-name="P89"><text:span text:style-name="T77">Principales </text:span><text:span text:style-name="T78">características</text:span><text:span text:style-name="T77">:</text:span></text:p>
      <text:list xml:id="list200311314149190" text:continue-numbering="true" text:style-name="L4">
        <text:list-item>
          <text:p text:style-name="P81"><text:span text:style-name="T77">Microcontrolador 8/</text:span><text:span text:style-name="T82">16/</text:span><text:span text:style-name="T83">32</text:span><text:span text:style-name="T77"> bits de palabra de datos, bajo consumo, RTCC, </text:span><text:span text:style-name="T79">usart, spi</text:span><text:span text:style-name="T77">.</text:span></text:p>
        </text:list-item>
        <text:list-item>
          <text:p text:style-name="P75">Memoria no volátil.</text:p>
        </text:list-item>
        <text:list-item>
          <text:p text:style-name="P75">Memoria volátil.</text:p>
        </text:list-item>
        <text:list-item>
          <text:p text:style-name="P83"><text:span text:style-name="T58">Regulador de tensión </text:span><text:span text:style-name="T63">low drop</text:span><text:span text:style-name="T58">.</text:span></text:p>
        </text:list-item>
        <text:list-item>
          <text:p text:style-name="P83"><text:span text:style-name="T58">Transceptor comunicaciones </text:span><text:span text:style-name="T65">ETHERNET</text:span><text:span text:style-name="T58">.</text:span></text:p>
        </text:list-item>
        <text:list-item>
          <text:p text:style-name="P85"><text:span text:style-name="T81">Interface </text:span><text:span text:style-name="T77">aislada MODBUS-485 </text:span><text:span text:style-name="T82">y</text:span><text:span text:style-name="T77"> con protección descargas</text:span><text:span text:style-name="T74"> </text:span><text:span text:style-name="T77">atmosférica.</text:span></text:p>
        </text:list-item>
      </text:list>
      <text:p text:style-name="P106"/>
      <text:p text:style-name="P106">Diagrama en bloques:</text:p>
      <text:p text:style-name="P96"/>
      <text:p text:style-name="P96"><text:soft-page-break/></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Mangal1" svg:font-family="Mangal"/>
    <style:font-face style:name="Arial" svg:font-family="Arial" style:font-family-generic="swiss"/>
    <style:font-face style:name="Calibri1" svg:font-family="Calibri" style:font-family-generic="swiss"/>
    <style:font-face style:name="Open Sans" svg:font-family="'Open Sans'" style:font-family-generic="swiss"/>
    <style:font-face style:name="arial" svg:font-family="arial" style:font-family-generic="swiss"/>
    <style:font-face style:name="Calibri2" svg:font-family="Calibri" style:font-pitch="variable"/>
    <style:font-face style:name="Calibri" svg:font-family="Calibri" style:font-family-generic="roman" style:font-pitch="variable"/>
    <style:font-face style:name="Arial2" svg:font-family="Arial" style:font-family-generic="swiss" style:font-pitch="variable"/>
    <style:font-face style:name="Calibri4" svg:font-family="Calibri" style:font-family-generic="swiss" style:font-pitch="variable"/>
    <style:font-face style:name="MS Shell Dlg 2" svg:font-family="'MS Shell Dlg 2'" style:font-family-generic="swiss" style:font-pitch="variable"/>
    <style:font-face style:name="Open Sans1" svg:font-family="'Ope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0" draw:display-name="Gradient 10" draw:style="axial" draw:start-color="#94bd5e" draw:end-color="#fff200" draw:start-intensity="100%" draw:end-intensity="100%" draw:angle="610" draw:border="0%"/>
    <draw:gradient draw:name="Gradient_20_11" draw:display-name="Gradient 11" draw:style="radial" draw:cx="50%" draw:cy="50%" draw:start-color="#94bd5e" draw:end-color="#fff200" draw:start-intensity="100%" draw:end-intensity="100%" draw:border="0%"/>
    <draw:gradient draw:name="Gradient_20_12" draw:display-name="Gradient 12" draw:style="square" draw:cx="50%" draw:cy="50%" draw:start-color="#94bd5e" draw:end-color="#fff200" draw:start-intensity="100%" draw:end-intensity="100%" draw:angle="610" draw:border="0%"/>
    <draw:gradient draw:name="Gradient_20_13" draw:display-name="Gradient 13" draw:style="rectangular" draw:cx="50%" draw:cy="50%" draw:start-color="#94bd5e" draw:end-color="#fff200" draw:start-intensity="100%" draw:end-intensity="100%" draw:angle="610" draw:border="0%"/>
    <draw:gradient draw:name="Gradient_20_14" draw:display-name="Gradient 14" draw:style="linear" draw:start-color="#94bd5e" draw:end-color="#fff200" draw:start-intensity="100%" draw:end-intensity="100%" draw:angle="610" draw:border="0%"/>
    <draw:gradient draw:name="Gradient_20_4" draw:display-name="Gradient 4" draw:style="ellipsoid" draw:cx="50%" draw:cy="50%" draw:start-color="#94bd5e" draw:end-color="#5c8526" draw:start-intensity="100%" draw:end-intensity="100%" draw:angle="610" draw:border="0%"/>
    <draw:gradient draw:name="Gradient_20_8" draw:display-name="Gradient 8" draw:style="linear" draw:start-color="#fff200" draw:end-color="#c4a000" draw:start-intensity="100%" draw:end-intensity="100%" draw:angle="300" draw:border="0%"/>
    <draw:gradient draw:name="Gradient_20_9" draw:display-name="Gradient 9" draw:style="ellipsoid" draw:cx="50%" draw:cy="50%" draw:start-color="#94bd5e" draw:end-color="#fff200" draw:start-intensity="100%" draw:end-intensity="100%" draw:angle="610" draw:border="0%"/>
    <draw:gradient draw:name="Silver" draw:style="linear" draw:start-color="#4c4c4c" draw:end-color="#b3b3b3" draw:start-intensity="100%" draw:end-intensity="100%" draw:angle="300" draw:border="0%"/>
    <draw:gradient draw:name="Tango_20_Green" draw:display-name="Tango Green" draw:style="linear" draw:start-color="#8ae234" draw:end-color="#4e9a06" draw:start-intensity="100%" draw:end-intensity="100%" draw:angle="300" draw:border="0%"/>
    <draw:gradient draw:name="kék-sárga" draw:style="axial" draw:start-color="#0066cc" draw:end-color="#ffd320" draw:start-intensity="100%" draw:end-intensity="100%" draw:angle="0" draw:border="0%"/>
    <draw:hatch draw:name="Black_20_0_20_Degrees" draw:display-name="Black 0 Degrees" draw:style="single" draw:color="#000000" draw:distance="0.0402in" draw:rotation="0"/>
    <draw:fill-image draw:name="Bitmap_20_1" draw:display-name="Bitmap 1" xlink:href="Pictures/10000000000000A9000000B0ECDDC31C10966682.jpg" xlink:type="simple" xlink:show="embed" xlink:actuate="onLoad"/>
    <draw:fill-image draw:name="Sky" xlink:href="Pictures/100000000000005E0000005EC469BB85505D501B.png" xlink:type="simple" xlink:show="embed" xlink:actuate="onLoad"/>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0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Open Sans" fo:font-size="10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in" fo:margin-bottom="0.3937in"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style:writing-mode="lr-tb"/>
      <style:text-properties fo:color="#00000a" fo:font-size="12pt" style:font-size-asian="12pt"/>
    </style:style>
    <style:style style:name="Drawing" style:family="paragraph" style:parent-style-name="Caption" style:class="extra"/>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0:42:35.527650650</meta:creation-date>
    <meta:editing-duration>PT2H38M46S</meta:editing-duration>
    <meta:editing-cycles>27</meta:editing-cycles>
    <meta:generator>LibreOffice/5.4.1.2$Linux_X86_64 LibreOffice_project/ea7cb86e6eeb2bf3a5af73a8f7777ac570321527</meta:generator>
    <dc:description>Modern business letter with sans-serif font </dc:description>
    <dc:title>Modern business letter sans-serif</dc:title>
    <dc:date>2019-04-06T20:03:09.041792980</dc:date>
    <meta:document-statistic meta:table-count="1" meta:image-count="0" meta:object-count="0" meta:page-count="8" meta:paragraph-count="121" meta:word-count="1039" meta:character-count="7220" meta:non-whitespace-character-count="6264"/>
    <meta:template xlink:type="simple" xlink:actuate="onRequest" xlink:title="Modern business letter sans-serif" xlink:href="../../../../../opt/libreoffice5.4/share/template/common/officorr/Modern_business_letter_sans_serif.ott" meta:date="2019-04-02T10:42:35.310572712"/>
  </office:meta>
</office:document-meta>
</file>